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173in"/>
    </style:style>
    <style:style style:name="co2" style:family="table-column">
      <style:table-column-properties fo:break-before="auto" style:column-width="5.6437in"/>
    </style:style>
    <style:style style:name="co3" style:family="table-column">
      <style:table-column-properties fo:break-before="auto" style:column-width="3.0701in"/>
    </style:style>
    <style:style style:name="co4" style:family="table-column">
      <style:table-column-properties fo:break-before="auto" style:column-width="3.5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2.1244in"/>
    </style:style>
    <style:style style:name="co8" style:family="table-column">
      <style:table-column-properties fo:break-before="auto" style:column-width="4.0547in"/>
    </style:style>
    <style:style style:name="co9" style:family="table-column">
      <style:table-column-properties fo:break-before="auto" style:column-width="3.2362in"/>
    </style:style>
    <style:style style:name="co10" style:family="table-column">
      <style:table-column-properties fo:break-before="auto" style:column-width="2.2709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0.5161in"/>
    </style:style>
    <style:style style:name="co13" style:family="table-column">
      <style:table-column-properties fo:break-before="auto" style:column-width="0.789in"/>
    </style:style>
    <style:style style:name="co14" style:family="table-column">
      <style:table-column-properties fo:break-before="auto" style:column-width="1.3445in"/>
    </style:style>
    <style:style style:name="co15" style:family="table-column">
      <style:table-column-properties fo:break-before="auto" style:column-width="0.9256in"/>
    </style:style>
    <style:style style:name="co16" style:family="table-column">
      <style:table-column-properties fo:break-before="auto" style:column-width="2.1047in"/>
    </style:style>
    <style:style style:name="co17" style:family="table-column">
      <style:table-column-properties fo:break-before="auto" style:column-width="2.9043in"/>
    </style:style>
    <style:style style:name="co18" style:family="table-column">
      <style:table-column-properties fo:break-before="auto" style:column-width="2.5728in"/>
    </style:style>
    <style:style style:name="co19" style:family="table-column">
      <style:table-column-properties fo:break-before="auto" style:column-width="1.3744in"/>
    </style:style>
    <style:style style:name="co20" style:family="table-column">
      <style:table-column-properties fo:break-before="auto" style:column-width="1.8126in"/>
    </style:style>
    <style:style style:name="co21" style:family="table-column">
      <style:table-column-properties fo:break-before="auto" style:column-width="3.1575in"/>
    </style:style>
    <style:style style:name="co22" style:family="table-column">
      <style:table-column-properties fo:break-before="auto" style:column-width="0.8382in"/>
    </style:style>
    <style:style style:name="co23" style:family="table-column">
      <style:table-column-properties fo:break-before="auto" style:column-width="3.3138in"/>
    </style:style>
    <style:style style:name="co24" style:family="table-column">
      <style:table-column-properties fo:break-before="auto" style:column-width="7.4661in"/>
    </style:style>
    <style:style style:name="co25" style:family="table-column">
      <style:table-column-properties fo:break-before="auto" style:column-width="1.2083in"/>
    </style:style>
    <style:style style:name="co26" style:family="table-column">
      <style:table-column-properties fo:break-before="auto" style:column-width="2.4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 style:data-style-name="N99"/>
    <style:style style:name="ce7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T1" style:family="text">
      <style:text-properties fo:color="#cc7832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4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6897bb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5" table:default-cell-style-name="Default"/>
        <table:table-row table:style-name="ro1">
          <table:table-cell/>
          <table:table-cell office:value-type="string" calcext:value-type="string">
            <text:p>Image blueP1i = new Image(new FileInputStream(bP1.path));</text:p>
          </table:table-cell>
          <table:table-cell/>
          <table:table-cell office:value-type="string" calcext:value-type="string">
            <text:p>ImageView blueP1 = new ImageView(blueP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i = new Image(new FileInputStream(bP2.path));</text:p>
          </table:table-cell>
          <table:table-cell/>
          <table:table-cell office:value-type="string" calcext:value-type="string">
            <text:p>ImageView blueP2 = new ImageView(blueP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i = new Image(new FileInputStream(bP3.path));</text:p>
          </table:table-cell>
          <table:table-cell/>
          <table:table-cell office:value-type="string" calcext:value-type="string">
            <text:p>ImageView blueP3 = new ImageView(blueP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ei = new Image(new FileInputStream(bPE1.path));</text:p>
          </table:table-cell>
          <table:table-cell/>
          <table:table-cell office:value-type="string" calcext:value-type="string">
            <text:p>ImageView blueP1e = new ImageView(blueP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ei = new Image(new FileInputStream(bPE2.path));</text:p>
          </table:table-cell>
          <table:table-cell/>
          <table:table-cell office:value-type="string" calcext:value-type="string">
            <text:p>ImageView blueP2e = new ImageView(blueP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ei = new Image(new FileInputStream(bPE3.path));</text:p>
          </table:table-cell>
          <table:table-cell/>
          <table:table-cell office:value-type="string" calcext:value-type="string">
            <text:p>ImageView blueP3e = new ImageView(blueP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gi = new Image(new FileInputStream(bPS1.path));</text:p>
          </table:table-cell>
          <table:table-cell/>
          <table:table-cell office:value-type="string" calcext:value-type="string">
            <text:p>ImageView blueP1g = new ImageView(blueP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gi = new Image(new FileInputStream(bPS2.path));</text:p>
          </table:table-cell>
          <table:table-cell/>
          <table:table-cell office:value-type="string" calcext:value-type="string">
            <text:p>ImageView blueP2g = new ImageView(blueP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gi = new Image(new FileInputStream(bPS3.path));</text:p>
          </table:table-cell>
          <table:table-cell/>
          <table:table-cell office:value-type="string" calcext:value-type="string">
            <text:p>ImageView blueP3g = new ImageView(blueP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i = new Image(new FileInputStream(gP1.path));</text:p>
          </table:table-cell>
          <table:table-cell/>
          <table:table-cell office:value-type="string" calcext:value-type="string">
            <text:p>ImageView greenP1 = new ImageView(greenP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i = new Image(new FileInputStream(gP2.path));</text:p>
          </table:table-cell>
          <table:table-cell/>
          <table:table-cell office:value-type="string" calcext:value-type="string">
            <text:p>ImageView greenP2 = new ImageView(greenP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i = new Image(new FileInputStream(gP3.path));</text:p>
          </table:table-cell>
          <table:table-cell/>
          <table:table-cell office:value-type="string" calcext:value-type="string">
            <text:p>ImageView greenP3 = new ImageView(greenP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ei = new Image(new FileInputStream(gPE1.path));</text:p>
          </table:table-cell>
          <table:table-cell/>
          <table:table-cell office:value-type="string" calcext:value-type="string">
            <text:p>ImageView greenP1e = new ImageView(greenP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ei = new Image(new FileInputStream(gPE2.path));</text:p>
          </table:table-cell>
          <table:table-cell/>
          <table:table-cell office:value-type="string" calcext:value-type="string">
            <text:p>ImageView greenP2e = new ImageView(greenP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ei = new Image(new FileInputStream(gPE3.path));</text:p>
          </table:table-cell>
          <table:table-cell/>
          <table:table-cell office:value-type="string" calcext:value-type="string">
            <text:p>ImageView greenP3e = new ImageView(greenP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gi = new Image(new FileInputStream(gPS1.path));</text:p>
          </table:table-cell>
          <table:table-cell/>
          <table:table-cell office:value-type="string" calcext:value-type="string">
            <text:p>ImageView greenP1g = new ImageView(greenP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gi = new Image(new FileInputStream(gPS2.path));</text:p>
          </table:table-cell>
          <table:table-cell/>
          <table:table-cell office:value-type="string" calcext:value-type="string">
            <text:p>ImageView greenP2g = new ImageView(greenP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gi = new Image(new FileInputStream(gPS3.path));</text:p>
          </table:table-cell>
          <table:table-cell/>
          <table:table-cell office:value-type="string" calcext:value-type="string">
            <text:p>ImageView greenP3g = new ImageView(greenP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i = new Image(new FileInputStream(oP1.path));</text:p>
          </table:table-cell>
          <table:table-cell/>
          <table:table-cell office:value-type="string" calcext:value-type="string">
            <text:p>ImageView orangeP1 = new ImageView(orangeP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i = new Image(new FileInputStream(oP2.path));</text:p>
          </table:table-cell>
          <table:table-cell/>
          <table:table-cell office:value-type="string" calcext:value-type="string">
            <text:p>ImageView orangeP2 = new ImageView(orangeP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i = new Image(new FileInputStream(oP3.path));</text:p>
          </table:table-cell>
          <table:table-cell/>
          <table:table-cell office:value-type="string" calcext:value-type="string">
            <text:p>ImageView orangeP3 = new ImageView(orangeP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ei = new Image(new FileInputStream(oPE1.path));</text:p>
          </table:table-cell>
          <table:table-cell/>
          <table:table-cell office:value-type="string" calcext:value-type="string">
            <text:p>ImageView orangeP1e = new ImageView(orangeP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ei = new Image(new FileInputStream(oPE2.path));</text:p>
          </table:table-cell>
          <table:table-cell/>
          <table:table-cell office:value-type="string" calcext:value-type="string">
            <text:p>ImageView orangeP2e = new ImageView(orangeP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ei = new Image(new FileInputStream(oPE3.path));</text:p>
          </table:table-cell>
          <table:table-cell/>
          <table:table-cell office:value-type="string" calcext:value-type="string">
            <text:p>ImageView orangeP3e = new ImageView(orangeP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gi = new Image(new FileInputStream(oPS1.path));</text:p>
          </table:table-cell>
          <table:table-cell/>
          <table:table-cell office:value-type="string" calcext:value-type="string">
            <text:p>ImageView orangeP1g = new ImageView(orangeP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gi = new Image(new FileInputStream(oPS2.path));</text:p>
          </table:table-cell>
          <table:table-cell/>
          <table:table-cell office:value-type="string" calcext:value-type="string">
            <text:p>ImageView orangeP2g = new ImageView(orangeP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gi = new Image(new FileInputStream(oPS3.path));</text:p>
          </table:table-cell>
          <table:table-cell/>
          <table:table-cell office:value-type="string" calcext:value-type="string">
            <text:p>ImageView orangeP3g = new ImageView(orangeP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i = new Image(new FileInputStream(rP1.path));</text:p>
          </table:table-cell>
          <table:table-cell/>
          <table:table-cell office:value-type="string" calcext:value-type="string">
            <text:p>ImageView redP1 = new ImageView(redP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i = new Image(new FileInputStream(rP2.path));</text:p>
          </table:table-cell>
          <table:table-cell/>
          <table:table-cell office:value-type="string" calcext:value-type="string">
            <text:p>ImageView redP2 = new ImageView(redP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i = new Image(new FileInputStream(rP3.path));</text:p>
          </table:table-cell>
          <table:table-cell/>
          <table:table-cell office:value-type="string" calcext:value-type="string">
            <text:p>ImageView redP3 = new ImageView(redP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ei = new Image(new FileInputStream(rPE1.path));</text:p>
          </table:table-cell>
          <table:table-cell/>
          <table:table-cell office:value-type="string" calcext:value-type="string">
            <text:p>ImageView redP1e = new ImageView(redP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ei = new Image(new FileInputStream(rPE2.path));</text:p>
          </table:table-cell>
          <table:table-cell/>
          <table:table-cell office:value-type="string" calcext:value-type="string">
            <text:p>ImageView redP2e = new ImageView(redP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ei = new Image(new FileInputStream(rPE3.path));</text:p>
          </table:table-cell>
          <table:table-cell/>
          <table:table-cell office:value-type="string" calcext:value-type="string">
            <text:p>ImageView redP3e = new ImageView(redP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gi = new Image(new FileInputStream(rPS1.path));</text:p>
          </table:table-cell>
          <table:table-cell/>
          <table:table-cell office:value-type="string" calcext:value-type="string">
            <text:p>ImageView redP1g = new ImageView(redP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gi = new Image(new FileInputStream(rPS2.path));</text:p>
          </table:table-cell>
          <table:table-cell/>
          <table:table-cell office:value-type="string" calcext:value-type="string">
            <text:p>ImageView redP2g = new ImageView(redP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gi = new Image(new FileInputStream(rPS3.path));</text:p>
          </table:table-cell>
          <table:table-cell/>
          <table:table-cell office:value-type="string" calcext:value-type="string">
            <text:p>ImageView redP3g = new ImageView(redP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i = new Image(new FileInputStream(bR1.path));</text:p>
          </table:table-cell>
          <table:table-cell/>
          <table:table-cell office:value-type="string" calcext:value-type="string">
            <text:p>ImageView blueR1 = new ImageView(blueR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i = new Image(new FileInputStream(bR2.path));</text:p>
          </table:table-cell>
          <table:table-cell/>
          <table:table-cell office:value-type="string" calcext:value-type="string">
            <text:p>ImageView blueR2 = new ImageView(blueR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i = new Image(new FileInputStream(bR3.path));</text:p>
          </table:table-cell>
          <table:table-cell/>
          <table:table-cell office:value-type="string" calcext:value-type="string">
            <text:p>ImageView blueR3 = new ImageView(blueR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ei = new Image(new FileInputStream(bRE1.path));</text:p>
          </table:table-cell>
          <table:table-cell/>
          <table:table-cell office:value-type="string" calcext:value-type="string">
            <text:p>ImageView blueR1e = new ImageView(blueR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ei = new Image(new FileInputStream(bRE2.path));</text:p>
          </table:table-cell>
          <table:table-cell/>
          <table:table-cell office:value-type="string" calcext:value-type="string">
            <text:p>ImageView blueR2e = new ImageView(blueR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ei = new Image(new FileInputStream(bRE3.path));</text:p>
          </table:table-cell>
          <table:table-cell/>
          <table:table-cell office:value-type="string" calcext:value-type="string">
            <text:p>ImageView blueR3e = new ImageView(blueR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gi = new Image(new FileInputStream(bRS1.path));</text:p>
          </table:table-cell>
          <table:table-cell/>
          <table:table-cell office:value-type="string" calcext:value-type="string">
            <text:p>ImageView blueR1g = new ImageView(blueR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gi = new Image(new FileInputStream(bRS2.path));</text:p>
          </table:table-cell>
          <table:table-cell/>
          <table:table-cell office:value-type="string" calcext:value-type="string">
            <text:p>ImageView blueR2g = new ImageView(blueR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gi = new Image(new FileInputStream(bRS3.path));</text:p>
          </table:table-cell>
          <table:table-cell/>
          <table:table-cell office:value-type="string" calcext:value-type="string">
            <text:p>ImageView blueR3g = new ImageView(blueR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i = new Image(new FileInputStream(gR1.path));</text:p>
          </table:table-cell>
          <table:table-cell/>
          <table:table-cell office:value-type="string" calcext:value-type="string">
            <text:p>ImageView greenR1 = new ImageView(greenR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i = new Image(new FileInputStream(gR2.path));</text:p>
          </table:table-cell>
          <table:table-cell/>
          <table:table-cell office:value-type="string" calcext:value-type="string">
            <text:p>ImageView greenR2 = new ImageView(greenR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i = new Image(new FileInputStream(gR3.path));</text:p>
          </table:table-cell>
          <table:table-cell/>
          <table:table-cell office:value-type="string" calcext:value-type="string">
            <text:p>ImageView greenR3 = new ImageView(greenR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ei = new Image(new FileInputStream(gRE1.path));</text:p>
          </table:table-cell>
          <table:table-cell/>
          <table:table-cell office:value-type="string" calcext:value-type="string">
            <text:p>ImageView greenR1e = new ImageView(greenR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ei = new Image(new FileInputStream(gRE2.path));</text:p>
          </table:table-cell>
          <table:table-cell/>
          <table:table-cell office:value-type="string" calcext:value-type="string">
            <text:p>ImageView greenR2e = new ImageView(greenR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ei = new Image(new FileInputStream(gRE3.path));</text:p>
          </table:table-cell>
          <table:table-cell/>
          <table:table-cell office:value-type="string" calcext:value-type="string">
            <text:p>ImageView greenR3e = new ImageView(greenR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gi = new Image(new FileInputStream(gRS1.path));</text:p>
          </table:table-cell>
          <table:table-cell/>
          <table:table-cell office:value-type="string" calcext:value-type="string">
            <text:p>ImageView greenR1g = new ImageView(greenR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gi = new Image(new FileInputStream(gRS2.path));</text:p>
          </table:table-cell>
          <table:table-cell/>
          <table:table-cell office:value-type="string" calcext:value-type="string">
            <text:p>ImageView greenR2g = new ImageView(greenR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gi = new Image(new FileInputStream(gRS3.path));</text:p>
          </table:table-cell>
          <table:table-cell/>
          <table:table-cell office:value-type="string" calcext:value-type="string">
            <text:p>ImageView greenR3g = new ImageView(greenR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i = new Image(new FileInputStream(oR1.path));</text:p>
          </table:table-cell>
          <table:table-cell/>
          <table:table-cell office:value-type="string" calcext:value-type="string">
            <text:p>ImageView orangeR1 = new ImageView(orangeR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i = new Image(new FileInputStream(oR2.path));</text:p>
          </table:table-cell>
          <table:table-cell/>
          <table:table-cell office:value-type="string" calcext:value-type="string">
            <text:p>ImageView orangeR2 = new ImageView(orangeR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i = new Image(new FileInputStream(oR3.path));</text:p>
          </table:table-cell>
          <table:table-cell/>
          <table:table-cell office:value-type="string" calcext:value-type="string">
            <text:p>ImageView orangeR3 = new ImageView(orangeR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ei = new Image(new FileInputStream(oRE1.path));</text:p>
          </table:table-cell>
          <table:table-cell/>
          <table:table-cell office:value-type="string" calcext:value-type="string">
            <text:p>ImageView orangeR1e = new ImageView(orangeR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ei = new Image(new FileInputStream(oRE2.path));</text:p>
          </table:table-cell>
          <table:table-cell/>
          <table:table-cell office:value-type="string" calcext:value-type="string">
            <text:p>ImageView orangeR2e = new ImageView(orangeR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ei = new Image(new FileInputStream(oRE3.path));</text:p>
          </table:table-cell>
          <table:table-cell/>
          <table:table-cell office:value-type="string" calcext:value-type="string">
            <text:p>ImageView orangeR3e = new ImageView(orangeR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gi = new Image(new FileInputStream(oRS1.path));</text:p>
          </table:table-cell>
          <table:table-cell/>
          <table:table-cell office:value-type="string" calcext:value-type="string">
            <text:p>ImageView orangeR1g = new ImageView(orangeR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gi = new Image(new FileInputStream(oRS2.path));</text:p>
          </table:table-cell>
          <table:table-cell/>
          <table:table-cell office:value-type="string" calcext:value-type="string">
            <text:p>ImageView orangeR2g = new ImageView(orangeR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gi = new Image(new FileInputStream(oRS3.path));</text:p>
          </table:table-cell>
          <table:table-cell/>
          <table:table-cell office:value-type="string" calcext:value-type="string">
            <text:p>ImageView orangeR3g = new ImageView(orangeR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i = new Image(new FileInputStream(rR1.path));</text:p>
          </table:table-cell>
          <table:table-cell/>
          <table:table-cell office:value-type="string" calcext:value-type="string">
            <text:p>ImageView redR1 = new ImageView(redR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i = new Image(new FileInputStream(rR2.path));</text:p>
          </table:table-cell>
          <table:table-cell/>
          <table:table-cell office:value-type="string" calcext:value-type="string">
            <text:p>ImageView redR2 = new ImageView(redR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i = new Image(new FileInputStream(rR3.path));</text:p>
          </table:table-cell>
          <table:table-cell/>
          <table:table-cell office:value-type="string" calcext:value-type="string">
            <text:p>ImageView redR3 = new ImageView(redR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ei = new Image(new FileInputStream(rRE1.path));</text:p>
          </table:table-cell>
          <table:table-cell/>
          <table:table-cell office:value-type="string" calcext:value-type="string">
            <text:p>ImageView redR1e = new ImageView(redR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ei = new Image(new FileInputStream(rRE2.path));</text:p>
          </table:table-cell>
          <table:table-cell/>
          <table:table-cell office:value-type="string" calcext:value-type="string">
            <text:p>ImageView redR2e = new ImageView(redR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ei = new Image(new FileInputStream(rRE3.path));</text:p>
          </table:table-cell>
          <table:table-cell/>
          <table:table-cell office:value-type="string" calcext:value-type="string">
            <text:p>ImageView redR3e = new ImageView(redR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gi = new Image(new FileInputStream(rRS1.path));</text:p>
          </table:table-cell>
          <table:table-cell/>
          <table:table-cell office:value-type="string" calcext:value-type="string">
            <text:p>ImageView redR1g = new ImageView(redR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gi = new Image(new FileInputStream(rRS2.path));</text:p>
          </table:table-cell>
          <table:table-cell/>
          <table:table-cell office:value-type="string" calcext:value-type="string">
            <text:p>ImageView redR2g = new ImageView(redR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gi = new Image(new FileInputStream(rRS3.path));</text:p>
          </table:table-cell>
          <table:table-cell/>
          <table:table-cell office:value-type="string" calcext:value-type="string">
            <text:p>ImageView redR3g = new ImageView(redR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i = new Image(new FileInputStream(bS1.path));</text:p>
          </table:table-cell>
          <table:table-cell/>
          <table:table-cell office:value-type="string" calcext:value-type="string">
            <text:p>ImageView blueS1 = new ImageView(blueS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i = new Image(new FileInputStream(bS2.path));</text:p>
          </table:table-cell>
          <table:table-cell/>
          <table:table-cell office:value-type="string" calcext:value-type="string">
            <text:p>ImageView blueS2 = new ImageView(blueS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i = new Image(new FileInputStream(bS3.path));</text:p>
          </table:table-cell>
          <table:table-cell/>
          <table:table-cell office:value-type="string" calcext:value-type="string">
            <text:p>ImageView blueS3 = new ImageView(blueS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ei = new Image(new FileInputStream(bSE1.path));</text:p>
          </table:table-cell>
          <table:table-cell/>
          <table:table-cell office:value-type="string" calcext:value-type="string">
            <text:p>ImageView blueS1e = new ImageView(blueS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ei = new Image(new FileInputStream(bSE2.path));</text:p>
          </table:table-cell>
          <table:table-cell/>
          <table:table-cell office:value-type="string" calcext:value-type="string">
            <text:p>ImageView blueS2e = new ImageView(blueS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ei = new Image(new FileInputStream(bSE3.path));</text:p>
          </table:table-cell>
          <table:table-cell/>
          <table:table-cell office:value-type="string" calcext:value-type="string">
            <text:p>ImageView blueS3e = new ImageView(blueS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gi = new Image(new FileInputStream(bSS1.path));</text:p>
          </table:table-cell>
          <table:table-cell/>
          <table:table-cell office:value-type="string" calcext:value-type="string">
            <text:p>ImageView blueS1g = new ImageView(blueS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gi = new Image(new FileInputStream(bSS2.path));</text:p>
          </table:table-cell>
          <table:table-cell/>
          <table:table-cell office:value-type="string" calcext:value-type="string">
            <text:p>ImageView blueS2g = new ImageView(blueS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gi = new Image(new FileInputStream(bSS3.path));</text:p>
          </table:table-cell>
          <table:table-cell/>
          <table:table-cell office:value-type="string" calcext:value-type="string">
            <text:p>ImageView blueS3g = new ImageView(blueS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i = new Image(new FileInputStream(gS1.path));</text:p>
          </table:table-cell>
          <table:table-cell/>
          <table:table-cell office:value-type="string" calcext:value-type="string">
            <text:p>ImageView greenS1 = new ImageView(greenS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i = new Image(new FileInputStream(gS2.path));</text:p>
          </table:table-cell>
          <table:table-cell/>
          <table:table-cell office:value-type="string" calcext:value-type="string">
            <text:p>ImageView greenS2 = new ImageView(greenS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i = new Image(new FileInputStream(gS3.path));</text:p>
          </table:table-cell>
          <table:table-cell/>
          <table:table-cell office:value-type="string" calcext:value-type="string">
            <text:p>ImageView greenS3 = new ImageView(greenS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ei = new Image(new FileInputStream(gSE1.path));</text:p>
          </table:table-cell>
          <table:table-cell/>
          <table:table-cell office:value-type="string" calcext:value-type="string">
            <text:p>ImageView greenS1e = new ImageView(greenS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ei = new Image(new FileInputStream(gSE2.path));</text:p>
          </table:table-cell>
          <table:table-cell/>
          <table:table-cell office:value-type="string" calcext:value-type="string">
            <text:p>ImageView greenS2e = new ImageView(greenS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ei = new Image(new FileInputStream(gSE3.path));</text:p>
          </table:table-cell>
          <table:table-cell/>
          <table:table-cell office:value-type="string" calcext:value-type="string">
            <text:p>ImageView greenS3e = new ImageView(greenS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gi = new Image(new FileInputStream(gSS1.path));</text:p>
          </table:table-cell>
          <table:table-cell/>
          <table:table-cell office:value-type="string" calcext:value-type="string">
            <text:p>ImageView greenS1g = new ImageView(greenS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gi = new Image(new FileInputStream(gSS2.path));</text:p>
          </table:table-cell>
          <table:table-cell/>
          <table:table-cell office:value-type="string" calcext:value-type="string">
            <text:p>ImageView greenS2g = new ImageView(greenS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gi = new Image(new FileInputStream(gSS3.path));</text:p>
          </table:table-cell>
          <table:table-cell/>
          <table:table-cell office:value-type="string" calcext:value-type="string">
            <text:p>ImageView greenS3g = new ImageView(greenS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i = new Image(new FileInputStream(oS1.path));</text:p>
          </table:table-cell>
          <table:table-cell/>
          <table:table-cell office:value-type="string" calcext:value-type="string">
            <text:p>ImageView orangeS1 = new ImageView(orangeS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i = new Image(new FileInputStream(oS2.path));</text:p>
          </table:table-cell>
          <table:table-cell/>
          <table:table-cell office:value-type="string" calcext:value-type="string">
            <text:p>ImageView orangeS2 = new ImageView(orangeS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i = new Image(new FileInputStream(oS3.path));</text:p>
          </table:table-cell>
          <table:table-cell/>
          <table:table-cell office:value-type="string" calcext:value-type="string">
            <text:p>ImageView orangeS3 = new ImageView(orangeS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ei = new Image(new FileInputStream(oSE1.path));</text:p>
          </table:table-cell>
          <table:table-cell/>
          <table:table-cell office:value-type="string" calcext:value-type="string">
            <text:p>ImageView orangeS1e = new ImageView(orangeS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ei = new Image(new FileInputStream(oSE2.path));</text:p>
          </table:table-cell>
          <table:table-cell/>
          <table:table-cell office:value-type="string" calcext:value-type="string">
            <text:p>ImageView orangeS2e = new ImageView(orangeS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ei = new Image(new FileInputStream(oSE3.path));</text:p>
          </table:table-cell>
          <table:table-cell/>
          <table:table-cell office:value-type="string" calcext:value-type="string">
            <text:p>ImageView orangeS3e = new ImageView(orangeS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gi = new Image(new FileInputStream(oSS1.path));</text:p>
          </table:table-cell>
          <table:table-cell/>
          <table:table-cell office:value-type="string" calcext:value-type="string">
            <text:p>ImageView orangeS1g = new ImageView(orangeS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gi = new Image(new FileInputStream(oSS2.path));</text:p>
          </table:table-cell>
          <table:table-cell/>
          <table:table-cell office:value-type="string" calcext:value-type="string">
            <text:p>ImageView orangeS2g = new ImageView(orangeS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gi = new Image(new FileInputStream(oSS3.path));</text:p>
          </table:table-cell>
          <table:table-cell/>
          <table:table-cell office:value-type="string" calcext:value-type="string">
            <text:p>ImageView orangeS3g = new ImageView(orangeS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i = new Image(new FileInputStream(rS1.path));</text:p>
          </table:table-cell>
          <table:table-cell/>
          <table:table-cell office:value-type="string" calcext:value-type="string">
            <text:p>ImageView redS1 = new ImageView(redS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i = new Image(new FileInputStream(rS2.path));</text:p>
          </table:table-cell>
          <table:table-cell/>
          <table:table-cell office:value-type="string" calcext:value-type="string">
            <text:p>ImageView redS2 = new ImageView(redS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i = new Image(new FileInputStream(rS3.path));</text:p>
          </table:table-cell>
          <table:table-cell/>
          <table:table-cell office:value-type="string" calcext:value-type="string">
            <text:p>ImageView redS3 = new ImageView(redS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ei = new Image(new FileInputStream(rSE1.path));</text:p>
          </table:table-cell>
          <table:table-cell/>
          <table:table-cell office:value-type="string" calcext:value-type="string">
            <text:p>ImageView redS1e = new ImageView(redS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ei = new Image(new FileInputStream(rSE2.path));</text:p>
          </table:table-cell>
          <table:table-cell/>
          <table:table-cell office:value-type="string" calcext:value-type="string">
            <text:p>ImageView redS2e = new ImageView(redS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ei = new Image(new FileInputStream(rSE3.path));</text:p>
          </table:table-cell>
          <table:table-cell/>
          <table:table-cell office:value-type="string" calcext:value-type="string">
            <text:p>ImageView redS3e = new ImageView(redS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gi = new Image(new FileInputStream(rSS1.path));</text:p>
          </table:table-cell>
          <table:table-cell/>
          <table:table-cell office:value-type="string" calcext:value-type="string">
            <text:p>ImageView redS1g = new ImageView(redS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gi = new Image(new FileInputStream(rSS2.path));</text:p>
          </table:table-cell>
          <table:table-cell/>
          <table:table-cell office:value-type="string" calcext:value-type="string">
            <text:p>ImageView redS2g = new ImageView(redS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gi = new Image(new FileInputStream(rSS3.path));</text:p>
          </table:table-cell>
          <table:table-cell/>
          <table:table-cell office:value-type="string" calcext:value-type="string">
            <text:p>ImageView redS3g = new ImageView(redS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i = new Image(new FileInputStream(bT1.path));</text:p>
          </table:table-cell>
          <table:table-cell/>
          <table:table-cell office:value-type="string" calcext:value-type="string">
            <text:p>ImageView blueT1 = new ImageView(blueT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i = new Image(new FileInputStream(bT2.path));</text:p>
          </table:table-cell>
          <table:table-cell/>
          <table:table-cell office:value-type="string" calcext:value-type="string">
            <text:p>ImageView blueT2 = new ImageView(blueT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i = new Image(new FileInputStream(bT3.path));</text:p>
          </table:table-cell>
          <table:table-cell/>
          <table:table-cell office:value-type="string" calcext:value-type="string">
            <text:p>ImageView blueT3 = new ImageView(blueT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ei = new Image(new FileInputStream(bTE1.path));</text:p>
          </table:table-cell>
          <table:table-cell/>
          <table:table-cell office:value-type="string" calcext:value-type="string">
            <text:p>ImageView blueT1e = new ImageView(blueT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ei = new Image(new FileInputStream(bTE2.path));</text:p>
          </table:table-cell>
          <table:table-cell/>
          <table:table-cell office:value-type="string" calcext:value-type="string">
            <text:p>ImageView blueT2e = new ImageView(blueT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ei = new Image(new FileInputStream(bTE3.path));</text:p>
          </table:table-cell>
          <table:table-cell/>
          <table:table-cell office:value-type="string" calcext:value-type="string">
            <text:p>ImageView blueT3e = new ImageView(blueT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gi = new Image(new FileInputStream(bTS1.path));</text:p>
          </table:table-cell>
          <table:table-cell/>
          <table:table-cell office:value-type="string" calcext:value-type="string">
            <text:p>ImageView blueT1g = new ImageView(blueT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gi = new Image(new FileInputStream(bTS2.path));</text:p>
          </table:table-cell>
          <table:table-cell/>
          <table:table-cell office:value-type="string" calcext:value-type="string">
            <text:p>ImageView blueT2g = new ImageView(blueT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gi = new Image(new FileInputStream(bTS3.path));</text:p>
          </table:table-cell>
          <table:table-cell/>
          <table:table-cell office:value-type="string" calcext:value-type="string">
            <text:p>ImageView blueT3g = new ImageView(blueT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i = new Image(new FileInputStream(gT1.path));</text:p>
          </table:table-cell>
          <table:table-cell/>
          <table:table-cell office:value-type="string" calcext:value-type="string">
            <text:p>ImageView greenT1 = new ImageView(greenT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i = new Image(new FileInputStream(gT2.path));</text:p>
          </table:table-cell>
          <table:table-cell/>
          <table:table-cell office:value-type="string" calcext:value-type="string">
            <text:p>ImageView greenT2 = new ImageView(greenT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i = new Image(new FileInputStream(gT3.path));</text:p>
          </table:table-cell>
          <table:table-cell/>
          <table:table-cell office:value-type="string" calcext:value-type="string">
            <text:p>ImageView greenT3 = new ImageView(greenT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ei = new Image(new FileInputStream(gTE1.path));</text:p>
          </table:table-cell>
          <table:table-cell/>
          <table:table-cell office:value-type="string" calcext:value-type="string">
            <text:p>ImageView greenT1e = new ImageView(greenT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ei = new Image(new FileInputStream(gTE2.path));</text:p>
          </table:table-cell>
          <table:table-cell/>
          <table:table-cell office:value-type="string" calcext:value-type="string">
            <text:p>ImageView greenT2e = new ImageView(greenT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ei = new Image(new FileInputStream(gTE3.path));</text:p>
          </table:table-cell>
          <table:table-cell/>
          <table:table-cell office:value-type="string" calcext:value-type="string">
            <text:p>ImageView greenT3e = new ImageView(greenT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gi = new Image(new FileInputStream(gTS1.path));</text:p>
          </table:table-cell>
          <table:table-cell/>
          <table:table-cell office:value-type="string" calcext:value-type="string">
            <text:p>ImageView greenT1g = new ImageView(greenT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gi = new Image(new FileInputStream(gTS2.path));</text:p>
          </table:table-cell>
          <table:table-cell/>
          <table:table-cell office:value-type="string" calcext:value-type="string">
            <text:p>ImageView greenT2g = new ImageView(greenT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gi = new Image(new FileInputStream(gTS3.path));</text:p>
          </table:table-cell>
          <table:table-cell/>
          <table:table-cell office:value-type="string" calcext:value-type="string">
            <text:p>ImageView greenT3g = new ImageView(greenT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i = new Image(new FileInputStream(oT1.path));</text:p>
          </table:table-cell>
          <table:table-cell/>
          <table:table-cell office:value-type="string" calcext:value-type="string">
            <text:p>ImageView orangeT1 = new ImageView(orangeT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i = new Image(new FileInputStream(oT2.path));</text:p>
          </table:table-cell>
          <table:table-cell/>
          <table:table-cell office:value-type="string" calcext:value-type="string">
            <text:p>ImageView orangeT2 = new ImageView(orangeT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i = new Image(new FileInputStream(oT3.path));</text:p>
          </table:table-cell>
          <table:table-cell/>
          <table:table-cell office:value-type="string" calcext:value-type="string">
            <text:p>ImageView orangeT3 = new ImageView(orangeT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ei = new Image(new FileInputStream(oTE1.path));</text:p>
          </table:table-cell>
          <table:table-cell/>
          <table:table-cell office:value-type="string" calcext:value-type="string">
            <text:p>ImageView orangeT1e = new ImageView(orangeT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ei = new Image(new FileInputStream(oTE2.path));</text:p>
          </table:table-cell>
          <table:table-cell/>
          <table:table-cell office:value-type="string" calcext:value-type="string">
            <text:p>ImageView orangeT2e = new ImageView(orangeT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ei = new Image(new FileInputStream(oTE3.path));</text:p>
          </table:table-cell>
          <table:table-cell/>
          <table:table-cell office:value-type="string" calcext:value-type="string">
            <text:p>ImageView orangeT3e = new ImageView(orangeT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gi = new Image(new FileInputStream(oTS1.path));</text:p>
          </table:table-cell>
          <table:table-cell/>
          <table:table-cell office:value-type="string" calcext:value-type="string">
            <text:p>ImageView orangeT1g = new ImageView(orangeT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gi = new Image(new FileInputStream(oTS2.path));</text:p>
          </table:table-cell>
          <table:table-cell/>
          <table:table-cell office:value-type="string" calcext:value-type="string">
            <text:p>ImageView orangeT2g = new ImageView(orangeT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gi = new Image(new FileInputStream(oTS3.path));</text:p>
          </table:table-cell>
          <table:table-cell/>
          <table:table-cell office:value-type="string" calcext:value-type="string">
            <text:p>ImageView orangeT3g = new ImageView(orangeT3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i = new Image(new FileInputStream(rT1.path));</text:p>
          </table:table-cell>
          <table:table-cell/>
          <table:table-cell office:value-type="string" calcext:value-type="string">
            <text:p>ImageView redT1 = new ImageView(redT1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i = new Image(new FileInputStream(rT2.path));</text:p>
          </table:table-cell>
          <table:table-cell/>
          <table:table-cell office:value-type="string" calcext:value-type="string">
            <text:p>ImageView redT2 = new ImageView(redT2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i = new Image(new FileInputStream(rT3.path));</text:p>
          </table:table-cell>
          <table:table-cell/>
          <table:table-cell office:value-type="string" calcext:value-type="string">
            <text:p>ImageView redT3 = new ImageView(redT3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ei = new Image(new FileInputStream(rTE1.path));</text:p>
          </table:table-cell>
          <table:table-cell/>
          <table:table-cell office:value-type="string" calcext:value-type="string">
            <text:p>ImageView redT1e = new ImageView(redT1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ei = new Image(new FileInputStream(rTE2.path));</text:p>
          </table:table-cell>
          <table:table-cell/>
          <table:table-cell office:value-type="string" calcext:value-type="string">
            <text:p>ImageView redT2e = new ImageView(redT2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ei = new Image(new FileInputStream(rTE3.path));</text:p>
          </table:table-cell>
          <table:table-cell/>
          <table:table-cell office:value-type="string" calcext:value-type="string">
            <text:p>ImageView redT3e = new ImageView(redT3e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gi = new Image(new FileInputStream(rTS1.path));</text:p>
          </table:table-cell>
          <table:table-cell/>
          <table:table-cell office:value-type="string" calcext:value-type="string">
            <text:p>ImageView redT1g = new ImageView(redT1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gi = new Image(new FileInputStream(rTS2.path));</text:p>
          </table:table-cell>
          <table:table-cell/>
          <table:table-cell office:value-type="string" calcext:value-type="string">
            <text:p>ImageView redT2g = new ImageView(redT2gi);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gi = new Image(new FileInputStream(rTS3.path));</text:p>
          </table:table-cell>
          <table:table-cell/>
          <table:table-cell office:value-type="string" calcext:value-type="string">
            <text:p>ImageView redT3g = new ImageView(redT3gi);</text:p>
          </table:table-cell>
          <table:table-cell table:number-columns-repeated="45"/>
        </table:table-row>
        <table:table-row table:style-name="ro1" table:number-rows-repeated="5">
          <table:table-cell table:number-columns-repeated="49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1.png");</text:p>
          </table:table-cell>
          <table:table-cell table:number-columns-repeated="9"/>
          <table:table-cell office:value-type="string" calcext:value-type="string">
            <text:p>bP1.imgAdd(</text:p>
          </table:table-cell>
          <table:table-cell office:value-type="string" calcext:value-type="string">
            <text:p>blu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2.png");</text:p>
          </table:table-cell>
          <table:table-cell table:number-columns-repeated="9"/>
          <table:table-cell office:value-type="string" calcext:value-type="string">
            <text:p>bP2.imgAdd(</text:p>
          </table:table-cell>
          <table:table-cell office:value-type="string" calcext:value-type="string">
            <text:p>blu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3.png");</text:p>
          </table:table-cell>
          <table:table-cell table:number-columns-repeated="9"/>
          <table:table-cell office:value-type="string" calcext:value-type="string">
            <text:p>bP3.imgAdd(</text:p>
          </table:table-cell>
          <table:table-cell office:value-type="string" calcext:value-type="string">
            <text:p>blu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1.png");</text:p>
          </table:table-cell>
          <table:table-cell table:number-columns-repeated="9"/>
          <table:table-cell office:value-type="string" calcext:value-type="string">
            <text:p>bPE1.imgAdd(</text:p>
          </table:table-cell>
          <table:table-cell office:value-type="string" calcext:value-type="string">
            <text:p>blu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2.png");</text:p>
          </table:table-cell>
          <table:table-cell table:number-columns-repeated="9"/>
          <table:table-cell office:value-type="string" calcext:value-type="string">
            <text:p>bPE2.imgAdd(</text:p>
          </table:table-cell>
          <table:table-cell office:value-type="string" calcext:value-type="string">
            <text:p>blu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3.png");</text:p>
          </table:table-cell>
          <table:table-cell table:number-columns-repeated="9"/>
          <table:table-cell office:value-type="string" calcext:value-type="string">
            <text:p>bPE3.imgAdd(</text:p>
          </table:table-cell>
          <table:table-cell office:value-type="string" calcext:value-type="string">
            <text:p>blu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1.png");</text:p>
          </table:table-cell>
          <table:table-cell table:number-columns-repeated="9"/>
          <table:table-cell office:value-type="string" calcext:value-type="string">
            <text:p>bPS1.imgAdd(</text:p>
          </table:table-cell>
          <table:table-cell office:value-type="string" calcext:value-type="string">
            <text:p>blu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2.png");</text:p>
          </table:table-cell>
          <table:table-cell table:number-columns-repeated="9"/>
          <table:table-cell office:value-type="string" calcext:value-type="string">
            <text:p>bPS2.imgAdd(</text:p>
          </table:table-cell>
          <table:table-cell office:value-type="string" calcext:value-type="string">
            <text:p>blu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3.png");</text:p>
          </table:table-cell>
          <table:table-cell table:number-columns-repeated="9"/>
          <table:table-cell office:value-type="string" calcext:value-type="string">
            <text:p>bPS3.imgAdd(</text:p>
          </table:table-cell>
          <table:table-cell office:value-type="string" calcext:value-type="string">
            <text:p>blu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1.png");</text:p>
          </table:table-cell>
          <table:table-cell table:number-columns-repeated="9"/>
          <table:table-cell office:value-type="string" calcext:value-type="string">
            <text:p>gP1.imgAdd(</text:p>
          </table:table-cell>
          <table:table-cell office:value-type="string" calcext:value-type="string">
            <text:p>green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2.png");</text:p>
          </table:table-cell>
          <table:table-cell table:number-columns-repeated="9"/>
          <table:table-cell office:value-type="string" calcext:value-type="string">
            <text:p>gP2.imgAdd(</text:p>
          </table:table-cell>
          <table:table-cell office:value-type="string" calcext:value-type="string">
            <text:p>green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3.png");</text:p>
          </table:table-cell>
          <table:table-cell table:number-columns-repeated="9"/>
          <table:table-cell office:value-type="string" calcext:value-type="string">
            <text:p>gP3.imgAdd(</text:p>
          </table:table-cell>
          <table:table-cell office:value-type="string" calcext:value-type="string">
            <text:p>green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1.png");</text:p>
          </table:table-cell>
          <table:table-cell table:number-columns-repeated="9"/>
          <table:table-cell office:value-type="string" calcext:value-type="string">
            <text:p>gPE1.imgAdd(</text:p>
          </table:table-cell>
          <table:table-cell office:value-type="string" calcext:value-type="string">
            <text:p>green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2.png");</text:p>
          </table:table-cell>
          <table:table-cell table:number-columns-repeated="9"/>
          <table:table-cell office:value-type="string" calcext:value-type="string">
            <text:p>gPE2.imgAdd(</text:p>
          </table:table-cell>
          <table:table-cell office:value-type="string" calcext:value-type="string">
            <text:p>green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3.png");</text:p>
          </table:table-cell>
          <table:table-cell table:number-columns-repeated="9"/>
          <table:table-cell office:value-type="string" calcext:value-type="string">
            <text:p>gPE3.imgAdd(</text:p>
          </table:table-cell>
          <table:table-cell office:value-type="string" calcext:value-type="string">
            <text:p>green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1.png");</text:p>
          </table:table-cell>
          <table:table-cell table:number-columns-repeated="9"/>
          <table:table-cell office:value-type="string" calcext:value-type="string">
            <text:p>gPS1.imgAdd(</text:p>
          </table:table-cell>
          <table:table-cell office:value-type="string" calcext:value-type="string">
            <text:p>green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2.png");</text:p>
          </table:table-cell>
          <table:table-cell table:number-columns-repeated="9"/>
          <table:table-cell office:value-type="string" calcext:value-type="string">
            <text:p>gPS2.imgAdd(</text:p>
          </table:table-cell>
          <table:table-cell office:value-type="string" calcext:value-type="string">
            <text:p>green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3.png");</text:p>
          </table:table-cell>
          <table:table-cell table:number-columns-repeated="9"/>
          <table:table-cell office:value-type="string" calcext:value-type="string">
            <text:p>gPS3.imgAdd(</text:p>
          </table:table-cell>
          <table:table-cell office:value-type="string" calcext:value-type="string">
            <text:p>green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1.png");</text:p>
          </table:table-cell>
          <table:table-cell table:number-columns-repeated="9"/>
          <table:table-cell office:value-type="string" calcext:value-type="string">
            <text:p>oP1.imgAdd(</text:p>
          </table:table-cell>
          <table:table-cell office:value-type="string" calcext:value-type="string">
            <text:p>orang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2.png");</text:p>
          </table:table-cell>
          <table:table-cell table:number-columns-repeated="9"/>
          <table:table-cell office:value-type="string" calcext:value-type="string">
            <text:p>oP2.imgAdd(</text:p>
          </table:table-cell>
          <table:table-cell office:value-type="string" calcext:value-type="string">
            <text:p>orang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3.png");</text:p>
          </table:table-cell>
          <table:table-cell table:number-columns-repeated="9"/>
          <table:table-cell office:value-type="string" calcext:value-type="string">
            <text:p>oP3.imgAdd(</text:p>
          </table:table-cell>
          <table:table-cell office:value-type="string" calcext:value-type="string">
            <text:p>orang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1.png");</text:p>
          </table:table-cell>
          <table:table-cell table:number-columns-repeated="9"/>
          <table:table-cell office:value-type="string" calcext:value-type="string">
            <text:p>oPE1.imgAdd(</text:p>
          </table:table-cell>
          <table:table-cell office:value-type="string" calcext:value-type="string">
            <text:p>orang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2.png");</text:p>
          </table:table-cell>
          <table:table-cell table:number-columns-repeated="9"/>
          <table:table-cell office:value-type="string" calcext:value-type="string">
            <text:p>oPE2.imgAdd(</text:p>
          </table:table-cell>
          <table:table-cell office:value-type="string" calcext:value-type="string">
            <text:p>orang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3.png");</text:p>
          </table:table-cell>
          <table:table-cell table:number-columns-repeated="9"/>
          <table:table-cell office:value-type="string" calcext:value-type="string">
            <text:p>oPE3.imgAdd(</text:p>
          </table:table-cell>
          <table:table-cell office:value-type="string" calcext:value-type="string">
            <text:p>orang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1.png");</text:p>
          </table:table-cell>
          <table:table-cell table:number-columns-repeated="9"/>
          <table:table-cell office:value-type="string" calcext:value-type="string">
            <text:p>oPS1.imgAdd(</text:p>
          </table:table-cell>
          <table:table-cell office:value-type="string" calcext:value-type="string">
            <text:p>orang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2.png");</text:p>
          </table:table-cell>
          <table:table-cell table:number-columns-repeated="9"/>
          <table:table-cell office:value-type="string" calcext:value-type="string">
            <text:p>oPS2.imgAdd(</text:p>
          </table:table-cell>
          <table:table-cell office:value-type="string" calcext:value-type="string">
            <text:p>orang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3.png");</text:p>
          </table:table-cell>
          <table:table-cell table:number-columns-repeated="9"/>
          <table:table-cell office:value-type="string" calcext:value-type="string">
            <text:p>oPS3.imgAdd(</text:p>
          </table:table-cell>
          <table:table-cell office:value-type="string" calcext:value-type="string">
            <text:p>orang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1.png");</text:p>
          </table:table-cell>
          <table:table-cell table:number-columns-repeated="9"/>
          <table:table-cell office:value-type="string" calcext:value-type="string">
            <text:p>rP1.imgAdd(</text:p>
          </table:table-cell>
          <table:table-cell office:value-type="string" calcext:value-type="string">
            <text:p>red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2.png");</text:p>
          </table:table-cell>
          <table:table-cell table:number-columns-repeated="9"/>
          <table:table-cell office:value-type="string" calcext:value-type="string">
            <text:p>rP2.imgAdd(</text:p>
          </table:table-cell>
          <table:table-cell office:value-type="string" calcext:value-type="string">
            <text:p>red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3.png");</text:p>
          </table:table-cell>
          <table:table-cell table:number-columns-repeated="9"/>
          <table:table-cell office:value-type="string" calcext:value-type="string">
            <text:p>rP3.imgAdd(</text:p>
          </table:table-cell>
          <table:table-cell office:value-type="string" calcext:value-type="string">
            <text:p>red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1.png");</text:p>
          </table:table-cell>
          <table:table-cell table:number-columns-repeated="9"/>
          <table:table-cell office:value-type="string" calcext:value-type="string">
            <text:p>rPE1.imgAdd(</text:p>
          </table:table-cell>
          <table:table-cell office:value-type="string" calcext:value-type="string">
            <text:p>red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2.png");</text:p>
          </table:table-cell>
          <table:table-cell table:number-columns-repeated="9"/>
          <table:table-cell office:value-type="string" calcext:value-type="string">
            <text:p>rPE2.imgAdd(</text:p>
          </table:table-cell>
          <table:table-cell office:value-type="string" calcext:value-type="string">
            <text:p>red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3.png");</text:p>
          </table:table-cell>
          <table:table-cell table:number-columns-repeated="9"/>
          <table:table-cell office:value-type="string" calcext:value-type="string">
            <text:p>rPE3.imgAdd(</text:p>
          </table:table-cell>
          <table:table-cell office:value-type="string" calcext:value-type="string">
            <text:p>red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1.png");</text:p>
          </table:table-cell>
          <table:table-cell table:number-columns-repeated="9"/>
          <table:table-cell office:value-type="string" calcext:value-type="string">
            <text:p>rPS1.imgAdd(</text:p>
          </table:table-cell>
          <table:table-cell office:value-type="string" calcext:value-type="string">
            <text:p>red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2.png");</text:p>
          </table:table-cell>
          <table:table-cell table:number-columns-repeated="9"/>
          <table:table-cell office:value-type="string" calcext:value-type="string">
            <text:p>rPS2.imgAdd(</text:p>
          </table:table-cell>
          <table:table-cell office:value-type="string" calcext:value-type="string">
            <text:p>red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3.png");</text:p>
          </table:table-cell>
          <table:table-cell table:number-columns-repeated="9"/>
          <table:table-cell office:value-type="string" calcext:value-type="string">
            <text:p>rPS3.imgAdd(</text:p>
          </table:table-cell>
          <table:table-cell office:value-type="string" calcext:value-type="string">
            <text:p>red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1.png");</text:p>
          </table:table-cell>
          <table:table-cell table:number-columns-repeated="9"/>
          <table:table-cell office:value-type="string" calcext:value-type="string">
            <text:p>bR1.imgAdd(</text:p>
          </table:table-cell>
          <table:table-cell office:value-type="string" calcext:value-type="string">
            <text:p>blu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2.png");</text:p>
          </table:table-cell>
          <table:table-cell table:number-columns-repeated="9"/>
          <table:table-cell office:value-type="string" calcext:value-type="string">
            <text:p>bR2.imgAdd(</text:p>
          </table:table-cell>
          <table:table-cell office:value-type="string" calcext:value-type="string">
            <text:p>blu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3.png");</text:p>
          </table:table-cell>
          <table:table-cell table:number-columns-repeated="9"/>
          <table:table-cell office:value-type="string" calcext:value-type="string">
            <text:p>bR3.imgAdd(</text:p>
          </table:table-cell>
          <table:table-cell office:value-type="string" calcext:value-type="string">
            <text:p>blu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1.png");</text:p>
          </table:table-cell>
          <table:table-cell table:number-columns-repeated="9"/>
          <table:table-cell office:value-type="string" calcext:value-type="string">
            <text:p>bRE1.imgAdd(</text:p>
          </table:table-cell>
          <table:table-cell office:value-type="string" calcext:value-type="string">
            <text:p>blu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2.png");</text:p>
          </table:table-cell>
          <table:table-cell table:number-columns-repeated="9"/>
          <table:table-cell office:value-type="string" calcext:value-type="string">
            <text:p>bRE2.imgAdd(</text:p>
          </table:table-cell>
          <table:table-cell office:value-type="string" calcext:value-type="string">
            <text:p>blu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3.png");</text:p>
          </table:table-cell>
          <table:table-cell table:number-columns-repeated="9"/>
          <table:table-cell office:value-type="string" calcext:value-type="string">
            <text:p>bRE3.imgAdd(</text:p>
          </table:table-cell>
          <table:table-cell office:value-type="string" calcext:value-type="string">
            <text:p>blu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1.png");</text:p>
          </table:table-cell>
          <table:table-cell table:number-columns-repeated="9"/>
          <table:table-cell office:value-type="string" calcext:value-type="string">
            <text:p>bRS1.imgAdd(</text:p>
          </table:table-cell>
          <table:table-cell office:value-type="string" calcext:value-type="string">
            <text:p>blu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2.png");</text:p>
          </table:table-cell>
          <table:table-cell table:number-columns-repeated="9"/>
          <table:table-cell office:value-type="string" calcext:value-type="string">
            <text:p>bRS2.imgAdd(</text:p>
          </table:table-cell>
          <table:table-cell office:value-type="string" calcext:value-type="string">
            <text:p>blu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3.png");</text:p>
          </table:table-cell>
          <table:table-cell table:number-columns-repeated="9"/>
          <table:table-cell office:value-type="string" calcext:value-type="string">
            <text:p>bRS3.imgAdd(</text:p>
          </table:table-cell>
          <table:table-cell office:value-type="string" calcext:value-type="string">
            <text:p>blu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1.png");</text:p>
          </table:table-cell>
          <table:table-cell table:number-columns-repeated="9"/>
          <table:table-cell office:value-type="string" calcext:value-type="string">
            <text:p>gR1.imgAdd(</text:p>
          </table:table-cell>
          <table:table-cell office:value-type="string" calcext:value-type="string">
            <text:p>green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2.png");</text:p>
          </table:table-cell>
          <table:table-cell table:number-columns-repeated="9"/>
          <table:table-cell office:value-type="string" calcext:value-type="string">
            <text:p>gR2.imgAdd(</text:p>
          </table:table-cell>
          <table:table-cell office:value-type="string" calcext:value-type="string">
            <text:p>green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3.png");</text:p>
          </table:table-cell>
          <table:table-cell table:number-columns-repeated="9"/>
          <table:table-cell office:value-type="string" calcext:value-type="string">
            <text:p>gR3.imgAdd(</text:p>
          </table:table-cell>
          <table:table-cell office:value-type="string" calcext:value-type="string">
            <text:p>green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1.png");</text:p>
          </table:table-cell>
          <table:table-cell table:number-columns-repeated="9"/>
          <table:table-cell office:value-type="string" calcext:value-type="string">
            <text:p>gRE1.imgAdd(</text:p>
          </table:table-cell>
          <table:table-cell office:value-type="string" calcext:value-type="string">
            <text:p>green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2.png");</text:p>
          </table:table-cell>
          <table:table-cell table:number-columns-repeated="9"/>
          <table:table-cell office:value-type="string" calcext:value-type="string">
            <text:p>gRE2.imgAdd(</text:p>
          </table:table-cell>
          <table:table-cell office:value-type="string" calcext:value-type="string">
            <text:p>green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3.png");</text:p>
          </table:table-cell>
          <table:table-cell table:number-columns-repeated="9"/>
          <table:table-cell office:value-type="string" calcext:value-type="string">
            <text:p>gRE3.imgAdd(</text:p>
          </table:table-cell>
          <table:table-cell office:value-type="string" calcext:value-type="string">
            <text:p>green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1.png");</text:p>
          </table:table-cell>
          <table:table-cell table:number-columns-repeated="9"/>
          <table:table-cell office:value-type="string" calcext:value-type="string">
            <text:p>gRS1.imgAdd(</text:p>
          </table:table-cell>
          <table:table-cell office:value-type="string" calcext:value-type="string">
            <text:p>green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2.png");</text:p>
          </table:table-cell>
          <table:table-cell table:number-columns-repeated="9"/>
          <table:table-cell office:value-type="string" calcext:value-type="string">
            <text:p>gRS2.imgAdd(</text:p>
          </table:table-cell>
          <table:table-cell office:value-type="string" calcext:value-type="string">
            <text:p>green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3.png");</text:p>
          </table:table-cell>
          <table:table-cell table:number-columns-repeated="9"/>
          <table:table-cell office:value-type="string" calcext:value-type="string">
            <text:p>gRS3.imgAdd(</text:p>
          </table:table-cell>
          <table:table-cell office:value-type="string" calcext:value-type="string">
            <text:p>green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1.png");</text:p>
          </table:table-cell>
          <table:table-cell table:number-columns-repeated="9"/>
          <table:table-cell office:value-type="string" calcext:value-type="string">
            <text:p>oR1.imgAdd(</text:p>
          </table:table-cell>
          <table:table-cell office:value-type="string" calcext:value-type="string">
            <text:p>orang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2.png");</text:p>
          </table:table-cell>
          <table:table-cell table:number-columns-repeated="9"/>
          <table:table-cell office:value-type="string" calcext:value-type="string">
            <text:p>oR2.imgAdd(</text:p>
          </table:table-cell>
          <table:table-cell office:value-type="string" calcext:value-type="string">
            <text:p>orang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3.png");</text:p>
          </table:table-cell>
          <table:table-cell table:number-columns-repeated="9"/>
          <table:table-cell office:value-type="string" calcext:value-type="string">
            <text:p>oR3.imgAdd(</text:p>
          </table:table-cell>
          <table:table-cell office:value-type="string" calcext:value-type="string">
            <text:p>orang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1.png");</text:p>
          </table:table-cell>
          <table:table-cell table:number-columns-repeated="9"/>
          <table:table-cell office:value-type="string" calcext:value-type="string">
            <text:p>oRE1.imgAdd(</text:p>
          </table:table-cell>
          <table:table-cell office:value-type="string" calcext:value-type="string">
            <text:p>orang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2.png");</text:p>
          </table:table-cell>
          <table:table-cell table:number-columns-repeated="9"/>
          <table:table-cell office:value-type="string" calcext:value-type="string">
            <text:p>oRE2.imgAdd(</text:p>
          </table:table-cell>
          <table:table-cell office:value-type="string" calcext:value-type="string">
            <text:p>orang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3.png");</text:p>
          </table:table-cell>
          <table:table-cell table:number-columns-repeated="9"/>
          <table:table-cell office:value-type="string" calcext:value-type="string">
            <text:p>oRE3.imgAdd(</text:p>
          </table:table-cell>
          <table:table-cell office:value-type="string" calcext:value-type="string">
            <text:p>orang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1.png");</text:p>
          </table:table-cell>
          <table:table-cell table:number-columns-repeated="9"/>
          <table:table-cell office:value-type="string" calcext:value-type="string">
            <text:p>oRS1.imgAdd(</text:p>
          </table:table-cell>
          <table:table-cell office:value-type="string" calcext:value-type="string">
            <text:p>orang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2.png");</text:p>
          </table:table-cell>
          <table:table-cell table:number-columns-repeated="9"/>
          <table:table-cell office:value-type="string" calcext:value-type="string">
            <text:p>oRS2.imgAdd(</text:p>
          </table:table-cell>
          <table:table-cell office:value-type="string" calcext:value-type="string">
            <text:p>orang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3.png");</text:p>
          </table:table-cell>
          <table:table-cell table:number-columns-repeated="9"/>
          <table:table-cell office:value-type="string" calcext:value-type="string">
            <text:p>oRS3.imgAdd(</text:p>
          </table:table-cell>
          <table:table-cell office:value-type="string" calcext:value-type="string">
            <text:p>orang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1.png");</text:p>
          </table:table-cell>
          <table:table-cell table:number-columns-repeated="9"/>
          <table:table-cell office:value-type="string" calcext:value-type="string">
            <text:p>rR1.imgAdd(</text:p>
          </table:table-cell>
          <table:table-cell office:value-type="string" calcext:value-type="string">
            <text:p>red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2.png");</text:p>
          </table:table-cell>
          <table:table-cell table:number-columns-repeated="9"/>
          <table:table-cell office:value-type="string" calcext:value-type="string">
            <text:p>rR2.imgAdd(</text:p>
          </table:table-cell>
          <table:table-cell office:value-type="string" calcext:value-type="string">
            <text:p>red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3.png");</text:p>
          </table:table-cell>
          <table:table-cell table:number-columns-repeated="9"/>
          <table:table-cell office:value-type="string" calcext:value-type="string">
            <text:p>rR3.imgAdd(</text:p>
          </table:table-cell>
          <table:table-cell office:value-type="string" calcext:value-type="string">
            <text:p>red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1.png");</text:p>
          </table:table-cell>
          <table:table-cell table:number-columns-repeated="9"/>
          <table:table-cell office:value-type="string" calcext:value-type="string">
            <text:p>rRE1.imgAdd(</text:p>
          </table:table-cell>
          <table:table-cell office:value-type="string" calcext:value-type="string">
            <text:p>red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2.png");</text:p>
          </table:table-cell>
          <table:table-cell table:number-columns-repeated="9"/>
          <table:table-cell office:value-type="string" calcext:value-type="string">
            <text:p>rRE2.imgAdd(</text:p>
          </table:table-cell>
          <table:table-cell office:value-type="string" calcext:value-type="string">
            <text:p>red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3.png");</text:p>
          </table:table-cell>
          <table:table-cell table:number-columns-repeated="9"/>
          <table:table-cell office:value-type="string" calcext:value-type="string">
            <text:p>rRE3.imgAdd(</text:p>
          </table:table-cell>
          <table:table-cell office:value-type="string" calcext:value-type="string">
            <text:p>red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1.png");</text:p>
          </table:table-cell>
          <table:table-cell table:number-columns-repeated="9"/>
          <table:table-cell office:value-type="string" calcext:value-type="string">
            <text:p>rRS1.imgAdd(</text:p>
          </table:table-cell>
          <table:table-cell office:value-type="string" calcext:value-type="string">
            <text:p>red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2.png");</text:p>
          </table:table-cell>
          <table:table-cell table:number-columns-repeated="9"/>
          <table:table-cell office:value-type="string" calcext:value-type="string">
            <text:p>rRS2.imgAdd(</text:p>
          </table:table-cell>
          <table:table-cell office:value-type="string" calcext:value-type="string">
            <text:p>red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3.png");</text:p>
          </table:table-cell>
          <table:table-cell table:number-columns-repeated="9"/>
          <table:table-cell office:value-type="string" calcext:value-type="string">
            <text:p>rRS3.imgAdd(</text:p>
          </table:table-cell>
          <table:table-cell office:value-type="string" calcext:value-type="string">
            <text:p>red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1.png");</text:p>
          </table:table-cell>
          <table:table-cell table:number-columns-repeated="9"/>
          <table:table-cell office:value-type="string" calcext:value-type="string">
            <text:p>bS1.imgAdd(</text:p>
          </table:table-cell>
          <table:table-cell office:value-type="string" calcext:value-type="string">
            <text:p>blu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2.png");</text:p>
          </table:table-cell>
          <table:table-cell table:number-columns-repeated="9"/>
          <table:table-cell office:value-type="string" calcext:value-type="string">
            <text:p>bS2.imgAdd(</text:p>
          </table:table-cell>
          <table:table-cell office:value-type="string" calcext:value-type="string">
            <text:p>blu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3.png");</text:p>
          </table:table-cell>
          <table:table-cell table:number-columns-repeated="9"/>
          <table:table-cell office:value-type="string" calcext:value-type="string">
            <text:p>bS3.imgAdd(</text:p>
          </table:table-cell>
          <table:table-cell office:value-type="string" calcext:value-type="string">
            <text:p>blu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1.png");</text:p>
          </table:table-cell>
          <table:table-cell table:number-columns-repeated="9"/>
          <table:table-cell office:value-type="string" calcext:value-type="string">
            <text:p>bSE1.imgAdd(</text:p>
          </table:table-cell>
          <table:table-cell office:value-type="string" calcext:value-type="string">
            <text:p>blu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2.png");</text:p>
          </table:table-cell>
          <table:table-cell table:number-columns-repeated="9"/>
          <table:table-cell office:value-type="string" calcext:value-type="string">
            <text:p>bSE2.imgAdd(</text:p>
          </table:table-cell>
          <table:table-cell office:value-type="string" calcext:value-type="string">
            <text:p>blu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3.png");</text:p>
          </table:table-cell>
          <table:table-cell table:number-columns-repeated="9"/>
          <table:table-cell office:value-type="string" calcext:value-type="string">
            <text:p>bSE3.imgAdd(</text:p>
          </table:table-cell>
          <table:table-cell office:value-type="string" calcext:value-type="string">
            <text:p>blu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1.png");</text:p>
          </table:table-cell>
          <table:table-cell table:number-columns-repeated="9"/>
          <table:table-cell office:value-type="string" calcext:value-type="string">
            <text:p>bSS1.imgAdd(</text:p>
          </table:table-cell>
          <table:table-cell office:value-type="string" calcext:value-type="string">
            <text:p>blu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2.png");</text:p>
          </table:table-cell>
          <table:table-cell table:number-columns-repeated="9"/>
          <table:table-cell office:value-type="string" calcext:value-type="string">
            <text:p>bSS2.imgAdd(</text:p>
          </table:table-cell>
          <table:table-cell office:value-type="string" calcext:value-type="string">
            <text:p>blu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3.png");</text:p>
          </table:table-cell>
          <table:table-cell table:number-columns-repeated="9"/>
          <table:table-cell office:value-type="string" calcext:value-type="string">
            <text:p>bSS3.imgAdd(</text:p>
          </table:table-cell>
          <table:table-cell office:value-type="string" calcext:value-type="string">
            <text:p>blu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1.png");</text:p>
          </table:table-cell>
          <table:table-cell table:number-columns-repeated="9"/>
          <table:table-cell office:value-type="string" calcext:value-type="string">
            <text:p>gS1.imgAdd(</text:p>
          </table:table-cell>
          <table:table-cell office:value-type="string" calcext:value-type="string">
            <text:p>green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2.png");</text:p>
          </table:table-cell>
          <table:table-cell table:number-columns-repeated="9"/>
          <table:table-cell office:value-type="string" calcext:value-type="string">
            <text:p>gS2.imgAdd(</text:p>
          </table:table-cell>
          <table:table-cell office:value-type="string" calcext:value-type="string">
            <text:p>green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3.png");</text:p>
          </table:table-cell>
          <table:table-cell table:number-columns-repeated="9"/>
          <table:table-cell office:value-type="string" calcext:value-type="string">
            <text:p>gS3.imgAdd(</text:p>
          </table:table-cell>
          <table:table-cell office:value-type="string" calcext:value-type="string">
            <text:p>green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1.png");</text:p>
          </table:table-cell>
          <table:table-cell table:number-columns-repeated="9"/>
          <table:table-cell office:value-type="string" calcext:value-type="string">
            <text:p>gSE1.imgAdd(</text:p>
          </table:table-cell>
          <table:table-cell office:value-type="string" calcext:value-type="string">
            <text:p>green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2.png");</text:p>
          </table:table-cell>
          <table:table-cell table:number-columns-repeated="9"/>
          <table:table-cell office:value-type="string" calcext:value-type="string">
            <text:p>gSE2.imgAdd(</text:p>
          </table:table-cell>
          <table:table-cell office:value-type="string" calcext:value-type="string">
            <text:p>green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3.png");</text:p>
          </table:table-cell>
          <table:table-cell table:number-columns-repeated="9"/>
          <table:table-cell office:value-type="string" calcext:value-type="string">
            <text:p>gSE3.imgAdd(</text:p>
          </table:table-cell>
          <table:table-cell office:value-type="string" calcext:value-type="string">
            <text:p>green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1.png");</text:p>
          </table:table-cell>
          <table:table-cell table:number-columns-repeated="9"/>
          <table:table-cell office:value-type="string" calcext:value-type="string">
            <text:p>gSS1.imgAdd(</text:p>
          </table:table-cell>
          <table:table-cell office:value-type="string" calcext:value-type="string">
            <text:p>green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2.png");</text:p>
          </table:table-cell>
          <table:table-cell table:number-columns-repeated="9"/>
          <table:table-cell office:value-type="string" calcext:value-type="string">
            <text:p>gSS2.imgAdd(</text:p>
          </table:table-cell>
          <table:table-cell office:value-type="string" calcext:value-type="string">
            <text:p>green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3.png");</text:p>
          </table:table-cell>
          <table:table-cell table:number-columns-repeated="9"/>
          <table:table-cell office:value-type="string" calcext:value-type="string">
            <text:p>gSS3.imgAdd(</text:p>
          </table:table-cell>
          <table:table-cell office:value-type="string" calcext:value-type="string">
            <text:p>green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1.png");</text:p>
          </table:table-cell>
          <table:table-cell table:number-columns-repeated="9"/>
          <table:table-cell office:value-type="string" calcext:value-type="string">
            <text:p>oS1.imgAdd(</text:p>
          </table:table-cell>
          <table:table-cell office:value-type="string" calcext:value-type="string">
            <text:p>orang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2.png");</text:p>
          </table:table-cell>
          <table:table-cell table:number-columns-repeated="9"/>
          <table:table-cell office:value-type="string" calcext:value-type="string">
            <text:p>oS2.imgAdd(</text:p>
          </table:table-cell>
          <table:table-cell office:value-type="string" calcext:value-type="string">
            <text:p>orang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3.png");</text:p>
          </table:table-cell>
          <table:table-cell table:number-columns-repeated="9"/>
          <table:table-cell office:value-type="string" calcext:value-type="string">
            <text:p>oS3.imgAdd(</text:p>
          </table:table-cell>
          <table:table-cell office:value-type="string" calcext:value-type="string">
            <text:p>orang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1.png");</text:p>
          </table:table-cell>
          <table:table-cell table:number-columns-repeated="9"/>
          <table:table-cell office:value-type="string" calcext:value-type="string">
            <text:p>oSE1.imgAdd(</text:p>
          </table:table-cell>
          <table:table-cell office:value-type="string" calcext:value-type="string">
            <text:p>orang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2.png");</text:p>
          </table:table-cell>
          <table:table-cell table:number-columns-repeated="9"/>
          <table:table-cell office:value-type="string" calcext:value-type="string">
            <text:p>oSE2.imgAdd(</text:p>
          </table:table-cell>
          <table:table-cell office:value-type="string" calcext:value-type="string">
            <text:p>orang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3.png");</text:p>
          </table:table-cell>
          <table:table-cell table:number-columns-repeated="9"/>
          <table:table-cell office:value-type="string" calcext:value-type="string">
            <text:p>oSE3.imgAdd(</text:p>
          </table:table-cell>
          <table:table-cell office:value-type="string" calcext:value-type="string">
            <text:p>orang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1.png");</text:p>
          </table:table-cell>
          <table:table-cell table:number-columns-repeated="9"/>
          <table:table-cell office:value-type="string" calcext:value-type="string">
            <text:p>oSS1.imgAdd(</text:p>
          </table:table-cell>
          <table:table-cell office:value-type="string" calcext:value-type="string">
            <text:p>orang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2.png");</text:p>
          </table:table-cell>
          <table:table-cell table:number-columns-repeated="9"/>
          <table:table-cell office:value-type="string" calcext:value-type="string">
            <text:p>oSS2.imgAdd(</text:p>
          </table:table-cell>
          <table:table-cell office:value-type="string" calcext:value-type="string">
            <text:p>orang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3.png");</text:p>
          </table:table-cell>
          <table:table-cell table:number-columns-repeated="9"/>
          <table:table-cell office:value-type="string" calcext:value-type="string">
            <text:p>oSS3.imgAdd(</text:p>
          </table:table-cell>
          <table:table-cell office:value-type="string" calcext:value-type="string">
            <text:p>orang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1.png");</text:p>
          </table:table-cell>
          <table:table-cell table:number-columns-repeated="9"/>
          <table:table-cell office:value-type="string" calcext:value-type="string">
            <text:p>rS1.imgAdd(</text:p>
          </table:table-cell>
          <table:table-cell office:value-type="string" calcext:value-type="string">
            <text:p>red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2.png");</text:p>
          </table:table-cell>
          <table:table-cell table:number-columns-repeated="9"/>
          <table:table-cell office:value-type="string" calcext:value-type="string">
            <text:p>rS2.imgAdd(</text:p>
          </table:table-cell>
          <table:table-cell office:value-type="string" calcext:value-type="string">
            <text:p>red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3.png");</text:p>
          </table:table-cell>
          <table:table-cell table:number-columns-repeated="9"/>
          <table:table-cell office:value-type="string" calcext:value-type="string">
            <text:p>rS3.imgAdd(</text:p>
          </table:table-cell>
          <table:table-cell office:value-type="string" calcext:value-type="string">
            <text:p>red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1.png");</text:p>
          </table:table-cell>
          <table:table-cell table:number-columns-repeated="9"/>
          <table:table-cell office:value-type="string" calcext:value-type="string">
            <text:p>rSE1.imgAdd(</text:p>
          </table:table-cell>
          <table:table-cell office:value-type="string" calcext:value-type="string">
            <text:p>red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2.png");</text:p>
          </table:table-cell>
          <table:table-cell table:number-columns-repeated="9"/>
          <table:table-cell office:value-type="string" calcext:value-type="string">
            <text:p>rSE2.imgAdd(</text:p>
          </table:table-cell>
          <table:table-cell office:value-type="string" calcext:value-type="string">
            <text:p>red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3.png");</text:p>
          </table:table-cell>
          <table:table-cell table:number-columns-repeated="9"/>
          <table:table-cell office:value-type="string" calcext:value-type="string">
            <text:p>rSE3.imgAdd(</text:p>
          </table:table-cell>
          <table:table-cell office:value-type="string" calcext:value-type="string">
            <text:p>red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1.png");</text:p>
          </table:table-cell>
          <table:table-cell table:number-columns-repeated="9"/>
          <table:table-cell office:value-type="string" calcext:value-type="string">
            <text:p>rSS1.imgAdd(</text:p>
          </table:table-cell>
          <table:table-cell office:value-type="string" calcext:value-type="string">
            <text:p>red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2.png");</text:p>
          </table:table-cell>
          <table:table-cell table:number-columns-repeated="9"/>
          <table:table-cell office:value-type="string" calcext:value-type="string">
            <text:p>rSS2.imgAdd(</text:p>
          </table:table-cell>
          <table:table-cell office:value-type="string" calcext:value-type="string">
            <text:p>red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3.png");</text:p>
          </table:table-cell>
          <table:table-cell table:number-columns-repeated="9"/>
          <table:table-cell office:value-type="string" calcext:value-type="string">
            <text:p>rSS3.imgAdd(</text:p>
          </table:table-cell>
          <table:table-cell office:value-type="string" calcext:value-type="string">
            <text:p>red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1.png");</text:p>
          </table:table-cell>
          <table:table-cell table:number-columns-repeated="9"/>
          <table:table-cell office:value-type="string" calcext:value-type="string">
            <text:p>bT1.imgAdd(</text:p>
          </table:table-cell>
          <table:table-cell office:value-type="string" calcext:value-type="string">
            <text:p>blu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2.png");</text:p>
          </table:table-cell>
          <table:table-cell table:number-columns-repeated="9"/>
          <table:table-cell office:value-type="string" calcext:value-type="string">
            <text:p>bT2.imgAdd(</text:p>
          </table:table-cell>
          <table:table-cell office:value-type="string" calcext:value-type="string">
            <text:p>blu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3.png");</text:p>
          </table:table-cell>
          <table:table-cell table:number-columns-repeated="9"/>
          <table:table-cell office:value-type="string" calcext:value-type="string">
            <text:p>bT3.imgAdd(</text:p>
          </table:table-cell>
          <table:table-cell office:value-type="string" calcext:value-type="string">
            <text:p>blu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1.png");</text:p>
          </table:table-cell>
          <table:table-cell table:number-columns-repeated="9"/>
          <table:table-cell office:value-type="string" calcext:value-type="string">
            <text:p>bTE1.imgAdd(</text:p>
          </table:table-cell>
          <table:table-cell office:value-type="string" calcext:value-type="string">
            <text:p>blu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2.png");</text:p>
          </table:table-cell>
          <table:table-cell table:number-columns-repeated="9"/>
          <table:table-cell office:value-type="string" calcext:value-type="string">
            <text:p>bTE2.imgAdd(</text:p>
          </table:table-cell>
          <table:table-cell office:value-type="string" calcext:value-type="string">
            <text:p>blu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3.png");</text:p>
          </table:table-cell>
          <table:table-cell table:number-columns-repeated="9"/>
          <table:table-cell office:value-type="string" calcext:value-type="string">
            <text:p>bTE3.imgAdd(</text:p>
          </table:table-cell>
          <table:table-cell office:value-type="string" calcext:value-type="string">
            <text:p>blu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1.png");</text:p>
          </table:table-cell>
          <table:table-cell table:number-columns-repeated="9"/>
          <table:table-cell office:value-type="string" calcext:value-type="string">
            <text:p>bTS1.imgAdd(</text:p>
          </table:table-cell>
          <table:table-cell office:value-type="string" calcext:value-type="string">
            <text:p>blu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2.png");</text:p>
          </table:table-cell>
          <table:table-cell table:number-columns-repeated="9"/>
          <table:table-cell office:value-type="string" calcext:value-type="string">
            <text:p>bTS2.imgAdd(</text:p>
          </table:table-cell>
          <table:table-cell office:value-type="string" calcext:value-type="string">
            <text:p>blu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3.png");</text:p>
          </table:table-cell>
          <table:table-cell table:number-columns-repeated="9"/>
          <table:table-cell office:value-type="string" calcext:value-type="string">
            <text:p>bTS3.imgAdd(</text:p>
          </table:table-cell>
          <table:table-cell office:value-type="string" calcext:value-type="string">
            <text:p>blu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1.png");</text:p>
          </table:table-cell>
          <table:table-cell table:number-columns-repeated="9"/>
          <table:table-cell office:value-type="string" calcext:value-type="string">
            <text:p>gT1.imgAdd(</text:p>
          </table:table-cell>
          <table:table-cell office:value-type="string" calcext:value-type="string">
            <text:p>green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2.png");</text:p>
          </table:table-cell>
          <table:table-cell table:number-columns-repeated="9"/>
          <table:table-cell office:value-type="string" calcext:value-type="string">
            <text:p>gT2.imgAdd(</text:p>
          </table:table-cell>
          <table:table-cell office:value-type="string" calcext:value-type="string">
            <text:p>green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3.png");</text:p>
          </table:table-cell>
          <table:table-cell table:number-columns-repeated="9"/>
          <table:table-cell office:value-type="string" calcext:value-type="string">
            <text:p>gT3.imgAdd(</text:p>
          </table:table-cell>
          <table:table-cell office:value-type="string" calcext:value-type="string">
            <text:p>green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1.png");</text:p>
          </table:table-cell>
          <table:table-cell table:number-columns-repeated="9"/>
          <table:table-cell office:value-type="string" calcext:value-type="string">
            <text:p>gTE1.imgAdd(</text:p>
          </table:table-cell>
          <table:table-cell office:value-type="string" calcext:value-type="string">
            <text:p>green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2.png");</text:p>
          </table:table-cell>
          <table:table-cell table:number-columns-repeated="9"/>
          <table:table-cell office:value-type="string" calcext:value-type="string">
            <text:p>gTE2.imgAdd(</text:p>
          </table:table-cell>
          <table:table-cell office:value-type="string" calcext:value-type="string">
            <text:p>green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3.png");</text:p>
          </table:table-cell>
          <table:table-cell table:number-columns-repeated="9"/>
          <table:table-cell office:value-type="string" calcext:value-type="string">
            <text:p>gTE3.imgAdd(</text:p>
          </table:table-cell>
          <table:table-cell office:value-type="string" calcext:value-type="string">
            <text:p>green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1.png");</text:p>
          </table:table-cell>
          <table:table-cell table:number-columns-repeated="9"/>
          <table:table-cell office:value-type="string" calcext:value-type="string">
            <text:p>gTS1.imgAdd(</text:p>
          </table:table-cell>
          <table:table-cell office:value-type="string" calcext:value-type="string">
            <text:p>green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2.png");</text:p>
          </table:table-cell>
          <table:table-cell table:number-columns-repeated="9"/>
          <table:table-cell office:value-type="string" calcext:value-type="string">
            <text:p>gTS2.imgAdd(</text:p>
          </table:table-cell>
          <table:table-cell office:value-type="string" calcext:value-type="string">
            <text:p>green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3.png");</text:p>
          </table:table-cell>
          <table:table-cell table:number-columns-repeated="9"/>
          <table:table-cell office:value-type="string" calcext:value-type="string">
            <text:p>gTS3.imgAdd(</text:p>
          </table:table-cell>
          <table:table-cell office:value-type="string" calcext:value-type="string">
            <text:p>green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1.png");</text:p>
          </table:table-cell>
          <table:table-cell table:number-columns-repeated="9"/>
          <table:table-cell office:value-type="string" calcext:value-type="string">
            <text:p>oT1.imgAdd(</text:p>
          </table:table-cell>
          <table:table-cell office:value-type="string" calcext:value-type="string">
            <text:p>orang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2.png");</text:p>
          </table:table-cell>
          <table:table-cell table:number-columns-repeated="9"/>
          <table:table-cell office:value-type="string" calcext:value-type="string">
            <text:p>oT2.imgAdd(</text:p>
          </table:table-cell>
          <table:table-cell office:value-type="string" calcext:value-type="string">
            <text:p>orang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3.png");</text:p>
          </table:table-cell>
          <table:table-cell table:number-columns-repeated="9"/>
          <table:table-cell office:value-type="string" calcext:value-type="string">
            <text:p>oT3.imgAdd(</text:p>
          </table:table-cell>
          <table:table-cell office:value-type="string" calcext:value-type="string">
            <text:p>orang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1.png");</text:p>
          </table:table-cell>
          <table:table-cell table:number-columns-repeated="9"/>
          <table:table-cell office:value-type="string" calcext:value-type="string">
            <text:p>oTE1.imgAdd(</text:p>
          </table:table-cell>
          <table:table-cell office:value-type="string" calcext:value-type="string">
            <text:p>orang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2.png");</text:p>
          </table:table-cell>
          <table:table-cell table:number-columns-repeated="9"/>
          <table:table-cell office:value-type="string" calcext:value-type="string">
            <text:p>oTE2.imgAdd(</text:p>
          </table:table-cell>
          <table:table-cell office:value-type="string" calcext:value-type="string">
            <text:p>orang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3.png");</text:p>
          </table:table-cell>
          <table:table-cell table:number-columns-repeated="9"/>
          <table:table-cell office:value-type="string" calcext:value-type="string">
            <text:p>oTE3.imgAdd(</text:p>
          </table:table-cell>
          <table:table-cell office:value-type="string" calcext:value-type="string">
            <text:p>orang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1.png");</text:p>
          </table:table-cell>
          <table:table-cell table:number-columns-repeated="9"/>
          <table:table-cell office:value-type="string" calcext:value-type="string">
            <text:p>oTS1.imgAdd(</text:p>
          </table:table-cell>
          <table:table-cell office:value-type="string" calcext:value-type="string">
            <text:p>orang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2.png");</text:p>
          </table:table-cell>
          <table:table-cell table:number-columns-repeated="9"/>
          <table:table-cell office:value-type="string" calcext:value-type="string">
            <text:p>oTS2.imgAdd(</text:p>
          </table:table-cell>
          <table:table-cell office:value-type="string" calcext:value-type="string">
            <text:p>orang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3.png");</text:p>
          </table:table-cell>
          <table:table-cell table:number-columns-repeated="9"/>
          <table:table-cell office:value-type="string" calcext:value-type="string">
            <text:p>oTS3.imgAdd(</text:p>
          </table:table-cell>
          <table:table-cell office:value-type="string" calcext:value-type="string">
            <text:p>orang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1.png");</text:p>
          </table:table-cell>
          <table:table-cell table:number-columns-repeated="9"/>
          <table:table-cell office:value-type="string" calcext:value-type="string">
            <text:p>rT1.imgAdd(</text:p>
          </table:table-cell>
          <table:table-cell office:value-type="string" calcext:value-type="string">
            <text:p>red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2.png");</text:p>
          </table:table-cell>
          <table:table-cell table:number-columns-repeated="9"/>
          <table:table-cell office:value-type="string" calcext:value-type="string">
            <text:p>rT2.imgAdd(</text:p>
          </table:table-cell>
          <table:table-cell office:value-type="string" calcext:value-type="string">
            <text:p>red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3.png");</text:p>
          </table:table-cell>
          <table:table-cell table:number-columns-repeated="9"/>
          <table:table-cell office:value-type="string" calcext:value-type="string">
            <text:p>rT3.imgAdd(</text:p>
          </table:table-cell>
          <table:table-cell office:value-type="string" calcext:value-type="string">
            <text:p>red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1.png");</text:p>
          </table:table-cell>
          <table:table-cell table:number-columns-repeated="9"/>
          <table:table-cell office:value-type="string" calcext:value-type="string">
            <text:p>rTE1.imgAdd(</text:p>
          </table:table-cell>
          <table:table-cell office:value-type="string" calcext:value-type="string">
            <text:p>red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2.png");</text:p>
          </table:table-cell>
          <table:table-cell table:number-columns-repeated="9"/>
          <table:table-cell office:value-type="string" calcext:value-type="string">
            <text:p>rTE2.imgAdd(</text:p>
          </table:table-cell>
          <table:table-cell office:value-type="string" calcext:value-type="string">
            <text:p>red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3.png");</text:p>
          </table:table-cell>
          <table:table-cell table:number-columns-repeated="9"/>
          <table:table-cell office:value-type="string" calcext:value-type="string">
            <text:p>rTE3.imgAdd(</text:p>
          </table:table-cell>
          <table:table-cell office:value-type="string" calcext:value-type="string">
            <text:p>red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1.png");</text:p>
          </table:table-cell>
          <table:table-cell table:number-columns-repeated="9"/>
          <table:table-cell office:value-type="string" calcext:value-type="string">
            <text:p>rTS1.imgAdd(</text:p>
          </table:table-cell>
          <table:table-cell office:value-type="string" calcext:value-type="string">
            <text:p>red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2.png");</text:p>
          </table:table-cell>
          <table:table-cell table:number-columns-repeated="9"/>
          <table:table-cell office:value-type="string" calcext:value-type="string">
            <text:p>rTS2.imgAdd(</text:p>
          </table:table-cell>
          <table:table-cell office:value-type="string" calcext:value-type="string">
            <text:p>red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3.png");</text:p>
          </table:table-cell>
          <table:table-cell table:number-columns-repeated="9"/>
          <table:table-cell office:value-type="string" calcext:value-type="string">
            <text:p>rTS3.imgAdd(</text:p>
          </table:table-cell>
          <table:table-cell office:value-type="string" calcext:value-type="string">
            <text:p>red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6"/>
          <table:table-cell office:value-type="string" calcext:value-type="string">
            <text:p>//</text:p>
          </table:table-cell>
          <table:table-cell table:number-columns-repeated="31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4"/>
          <table:table-cell office:value-type="string" calcext:value-type="string">
            <text:p>CardInfo</text:p>
          </table:table-cell>
          <table:table-cell office:value-type="string" calcext:value-type="string">
            <text:p>blu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  <table:table-cell table:number-columns-repeated="36"/>
        </table:table-row>
      </table:table>
      <table:table table:name="AllCode" table:style-name="ta1"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8" table:default-cell-style-name="Default"/>
        <table:table-row table:style-name="ro2">
          <table:table-cell table:style-name="ce7" office:value-type="string" calcext:value-type="string">
            <text:p><text:span text:style-name="T1">package </text:span><text:span text:style-name="T2">col.col2</text:span><text:span text:style-name="T3">import </text:span><text:span text:style-name="T2">java.util.*</text:span><text:span text:style-name="T3">class </text:span><text:span text:style-name="T2">Deck : Stack&lt;Card?&gt;() {    </text:span><text:span text:style-name="T3">init </text:span><text:span text:style-name="T2">{        </text:span><text:span text:style-name="T3">val</text:span><text:tab/><text:span text:style-name="T4">bP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1.png"</text:span><text:span text:style-name="T3">,</text:span><text:tab/><text:span text:style-name="T4">R.drawable.colecci_n_blue_parallelogram_1)        </text:span><text:span text:style-name="T3">val</text:span><text:tab/><text:span text:style-name="T4">bP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2.png"</text:span><text:span text:style-name="T3">,</text:span><text:tab/><text:span text:style-name="T4">R.drawable.colecci_n_blue_parallelogram_2)        </text:span><text:span text:style-name="T3">val</text:span><text:tab/><text:span text:style-name="T4">bP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3.png"</text:span><text:span text:style-name="T3">,</text:span><text:tab/><text:span text:style-name="T4">R.drawable.colecci_n_blue_parallelogram_3)        </text:span><text:span text:style-name="T3">val</text:span><text:tab/><text:span text:style-name="T4">bP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1.png"</text:span><text:span text:style-name="T3">, </text:span><text:tab/><text:span text:style-name="T4">R.drawable.colecci_n_blue_parallelogram_e_1)        </text:span><text:span text:style-name="T3">val</text:span><text:tab/><text:span text:style-name="T4">bP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2.png"</text:span><text:span text:style-name="T3">,</text:span><text:tab/><text:span text:style-name="T4">R.drawable.colecci_n_blue_parallelogram_e_2)        </text:span><text:span text:style-name="T3">val</text:span><text:tab/><text:span text:style-name="T4">bP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3.png"</text:span><text:span text:style-name="T3">,</text:span><text:tab/><text:span text:style-name="T4">R.drawable.colecci_n_blue_parallelogram_e_3)        </text:span><text:span text:style-name="T3">val</text:span><text:tab/><text:span text:style-name="T4">bP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1.png"</text:span><text:span text:style-name="T3">, </text:span><text:tab/><text:span text:style-name="T4">R.drawable.colecci_n_blue_parallelogram_s_1)        </text:span><text:span text:style-name="T3">val</text:span><text:tab/><text:span text:style-name="T4">bP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2.png"</text:span><text:span text:style-name="T3">,</text:span><text:tab/><text:span text:style-name="T4">R.drawable.colecci_n_blue_parallelogram_s_2)        </text:span><text:span text:style-name="T3">val</text:span><text:tab/><text:span text:style-name="T4">bP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3.png"</text:span><text:span text:style-name="T3">,</text:span><text:tab/><text:span text:style-name="T4">R.drawable.colecci_n_blue_parallelogram_s_3)        </text:span><text:span text:style-name="T3">val</text:span><text:tab/><text:span text:style-name="T4">gP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1.png"</text:span><text:span text:style-name="T3">, </text:span><text:tab/><text:span text:style-name="T4">R.drawable.colecci_n_green_parallelogram_1)        </text:span><text:span text:style-name="T3">val</text:span><text:tab/><text:span text:style-name="T4">gP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2.png"</text:span><text:span text:style-name="T3">,</text:span><text:tab/><text:span text:style-name="T4">R.drawable.colecci_n_green_parallelogram_2)        </text:span><text:span text:style-name="T3">val</text:span><text:tab/><text:span text:style-name="T4">gP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3.png"</text:span><text:span text:style-name="T3">,</text:span><text:tab/><text:span text:style-name="T4">R.drawable.colecci_n_green_parallelogram_3)        </text:span><text:span text:style-name="T3">val</text:span><text:tab/><text:span text:style-name="T4">gP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1.png"</text:span><text:span text:style-name="T3">, </text:span><text:tab/><text:span text:style-name="T4">R.drawable.colecci_n_green_parallelogram_e_1)        </text:span><text:span text:style-name="T3">val</text:span><text:tab/><text:span text:style-name="T4">gP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2.png"</text:span><text:span text:style-name="T3">,</text:span><text:tab/><text:span text:style-name="T4">R.drawable.colecci_n_green_parallelogram_e_2)        </text:span><text:span text:style-name="T3">val</text:span><text:tab/><text:span text:style-name="T4">gP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3.png"</text:span><text:span text:style-name="T3">,</text:span><text:tab/><text:span text:style-name="T4">R.drawable.colecci_n_green_parallelogram_e_3)        </text:span><text:span text:style-name="T3">val</text:span><text:tab/><text:span text:style-name="T4">gP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1.png"</text:span><text:span text:style-name="T3">, </text:span><text:tab/><text:span text:style-name="T4">R.drawable.colecci_n_green_parallelogram_s_1)        </text:span><text:span text:style-name="T3">val</text:span><text:tab/><text:span text:style-name="T4">gP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2.png"</text:span><text:span text:style-name="T3">,</text:span><text:tab/><text:span text:style-name="T4">R.drawable.colecci_n_green_parallelogram_s_2)        </text:span><text:span text:style-name="T3">val</text:span><text:tab/><text:span text:style-name="T4">gP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3.png"</text:span><text:span text:style-name="T3">,</text:span><text:tab/><text:span text:style-name="T4">R.drawable.colecci_n_green_parallelogram_s_3)        </text:span><text:span text:style-name="T3">val</text:span><text:tab/><text:span text:style-name="T4">oP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1.png"</text:span><text:span text:style-name="T3">, </text:span><text:tab/><text:span text:style-name="T4">R.drawable.colecci_n_orange_parallelogram_1)        </text:span><text:span text:style-name="T3">val</text:span><text:tab/><text:span text:style-name="T4">oP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2.png"</text:span><text:span text:style-name="T3">,</text:span><text:tab/><text:span text:style-name="T4">R.drawable.colecci_n_orange_parallelogram_2)        </text:span><text:span text:style-name="T3">val</text:span><text:tab/><text:span text:style-name="T4">oP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3.png"</text:span><text:span text:style-name="T3">,</text:span><text:tab/><text:span text:style-name="T4">R.drawable.colecci_n_orange_parallelogram_3)        </text:span><text:span text:style-name="T3">val</text:span><text:tab/><text:span text:style-name="T4">oP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1.png"</text:span><text:span text:style-name="T3">, </text:span><text:tab/><text:span text:style-name="T4">R.drawable.colecci_n_orange_parallelogram_e_1)        </text:span><text:span text:style-name="T3">val</text:span><text:tab/><text:span text:style-name="T4">oP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2.png"</text:span><text:span text:style-name="T3">,</text:span><text:tab/><text:span text:style-name="T4">R.drawable.colecci_n_orange_parallelogram_e_2)        </text:span><text:span text:style-name="T3">val</text:span><text:tab/><text:span text:style-name="T4">oP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3.png"</text:span><text:span text:style-name="T3">,</text:span><text:tab/><text:span text:style-name="T4">R.drawable.colecci_n_orange_parallelogram_e_3)        </text:span><text:span text:style-name="T3">val</text:span><text:tab/><text:span text:style-name="T4">oP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1.png"</text:span><text:span text:style-name="T3">, </text:span><text:tab/><text:span text:style-name="T4">R.drawable.colecci_n_orange_parallelogram_s_1)        </text:span><text:span text:style-name="T3">val</text:span><text:tab/><text:span text:style-name="T4">oP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2.png"</text:span><text:span text:style-name="T3">,</text:span><text:tab/><text:span text:style-name="T4">R.drawable.colecci_n_orange_parallelogram_s_2)        </text:span><text:span text:style-name="T3">val</text:span><text:tab/><text:span text:style-name="T4">oP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3.png"</text:span><text:span text:style-name="T3">,</text:span><text:tab/><text:span text:style-name="T4">R.drawable.colecci_n_orange_parallelogram_s_3)        </text:span><text:span text:style-name="T3">val</text:span><text:tab/><text:span text:style-name="T4">rP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1.png"</text:span><text:span text:style-name="T3">, </text:span><text:tab/><text:span text:style-name="T4">R.drawable.colecci_n_red_parallelogram_1)        </text:span><text:span text:style-name="T3">val</text:span><text:tab/><text:span text:style-name="T4">rP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2.png"</text:span><text:span text:style-name="T3">,</text:span><text:tab/><text:span text:style-name="T4">R.drawable.colecci_n_red_parallelogram_2)        </text:span><text:span text:style-name="T3">val</text:span><text:tab/><text:span text:style-name="T4">rP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3.png"</text:span><text:span text:style-name="T3">,</text:span><text:tab/><text:span text:style-name="T4">R.drawable.colecci_n_red_parallelogram_3)        </text:span><text:span text:style-name="T3">val</text:span><text:tab/><text:span text:style-name="T4">rP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1.png"</text:span><text:span text:style-name="T3">, </text:span><text:tab/><text:span text:style-name="T4">R.drawable.colecci_n_red_parallelogram_e_1)        </text:span><text:span text:style-name="T3">val</text:span><text:tab/><text:span text:style-name="T4">rP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2.png"</text:span><text:span text:style-name="T3">,</text:span><text:tab/><text:span text:style-name="T4">R.drawable.colecci_n_red_parallelogram_e_2)        </text:span><text:span text:style-name="T3">val</text:span><text:tab/><text:span text:style-name="T4">rP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3.png"</text:span><text:span text:style-name="T3">,</text:span><text:tab/><text:span text:style-name="T4">R.drawable.colecci_n_red_parallelogram_e_3)        </text:span><text:span text:style-name="T3">val</text:span><text:tab/><text:span text:style-name="T4">rP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1.png"</text:span><text:span text:style-name="T3">, </text:span><text:tab/><text:span text:style-name="T4">R.drawable.colecci_n_red_parallelogram_s_1)        </text:span><text:span text:style-name="T3">val</text:span><text:tab/><text:span text:style-name="T4">rP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2.png"</text:span><text:span text:style-name="T3">,</text:span><text:tab/><text:span text:style-name="T4">R.drawable.colecci_n_red_parallelogram_s_2)        </text:span><text:span text:style-name="T3">val</text:span><text:tab/><text:span text:style-name="T4">rP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3.png"</text:span><text:span text:style-name="T3">,</text:span><text:tab/><text:span text:style-name="T4">R.drawable.colecci_n_red_parallelogram_s_3)        </text:span><text:span text:style-name="T3">val</text:span><text:tab/><text:span text:style-name="T4">bR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1.png"</text:span><text:span text:style-name="T3">, </text:span><text:tab/><text:span text:style-name="T4">R.drawable.colecci_n_blue_rectangle_1)        </text:span><text:span text:style-name="T3">val</text:span><text:tab/><text:span text:style-name="T4">bR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2.png"</text:span><text:span text:style-name="T3">,</text:span><text:tab/><text:span text:style-name="T4">R.drawable.colecci_n_blue_rectangle_2)        </text:span><text:span text:style-name="T3">val</text:span><text:tab/><text:span text:style-name="T4">bR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3.png"</text:span><text:span text:style-name="T3">,</text:span><text:tab/><text:span text:style-name="T4">R.drawable.colecci_n_blue_rectangle_3)        </text:span><text:span text:style-name="T3">val</text:span><text:tab/><text:span text:style-name="T4">bR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1.png"</text:span><text:span text:style-name="T3">, </text:span><text:tab/><text:span text:style-name="T4">R.drawable.colecci_n_blue_rectangle_e_1)        </text:span><text:span text:style-name="T3">val</text:span><text:tab/><text:span text:style-name="T4">bR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2.png"</text:span><text:span text:style-name="T3">,</text:span><text:tab/><text:span text:style-name="T4">R.drawable.colecci_n_blue_rectangle_e_2)        </text:span><text:span text:style-name="T3">val</text:span><text:tab/><text:span text:style-name="T4">bR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3.png"</text:span><text:span text:style-name="T3">,</text:span><text:tab/><text:span text:style-name="T4">R.drawable.colecci_n_blue_rectangle_e_3)        </text:span><text:span text:style-name="T3">val</text:span><text:tab/><text:span text:style-name="T4">bR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1.png"</text:span><text:span text:style-name="T3">, </text:span><text:tab/><text:span text:style-name="T4">R.drawable.colecci_n_blue_rectangle_s_1)        </text:span><text:span text:style-name="T3">val</text:span><text:tab/><text:span text:style-name="T4">bR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2.png"</text:span><text:span text:style-name="T3">,</text:span><text:tab/><text:span text:style-name="T4">R.drawable.colecci_n_blue_rectangle_s_2)        </text:span><text:span text:style-name="T3">val</text:span><text:tab/><text:span text:style-name="T4">bR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3.png"</text:span><text:span text:style-name="T3">,</text:span><text:tab/><text:span text:style-name="T4">R.drawable.colecci_n_blue_rectangle_s_3)        </text:span><text:span text:style-name="T3">val</text:span><text:tab/><text:span text:style-name="T4">gR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1.png"</text:span><text:span text:style-name="T3">, </text:span><text:tab/><text:span text:style-name="T4">R.drawable.colecci_n_green_rectangle_1)        </text:span><text:span text:style-name="T3">val</text:span><text:tab/><text:span text:style-name="T4">gR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2.png"</text:span><text:span text:style-name="T3">,</text:span><text:tab/><text:span text:style-name="T4">R.drawable.colecci_n_green_rectangle_2)        </text:span><text:span text:style-name="T3">val</text:span><text:tab/><text:span text:style-name="T4">gR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3.png"</text:span><text:span text:style-name="T3">,</text:span><text:tab/><text:span text:style-name="T4">R.drawable.colecci_n_green_rectangle_3)        </text:span><text:span text:style-name="T3">val</text:span><text:tab/><text:span text:style-name="T4">gR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1.png"</text:span><text:span text:style-name="T3">, </text:span><text:tab/><text:span text:style-name="T4">R.drawable.colecci_n_green_rectangle_e_1)        </text:span><text:span text:style-name="T3">val</text:span><text:tab/><text:span text:style-name="T4">gR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2.png"</text:span><text:span text:style-name="T3">,</text:span><text:tab/><text:span text:style-name="T4">R.drawable.colecci_n_green_rectangle_e_2)        </text:span><text:span text:style-name="T3">val</text:span><text:tab/><text:span text:style-name="T4">gR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3.png"</text:span><text:span text:style-name="T3">,</text:span><text:tab/><text:span text:style-name="T4">R.drawable.colecci_n_green_rectangle_e_3)        </text:span><text:span text:style-name="T3">val</text:span><text:tab/><text:span text:style-name="T4">gR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1.png"</text:span><text:span text:style-name="T3">, </text:span><text:tab/><text:span text:style-name="T4">R.drawable.colecci_n_green_rectangle_s_1)        </text:span><text:span text:style-name="T3">val</text:span><text:tab/><text:span text:style-name="T4">gR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2.png"</text:span><text:span text:style-name="T3">,</text:span><text:tab/><text:span text:style-name="T4">R.drawable.colecci_n_green_rectangle_s_2)        </text:span><text:span text:style-name="T3">val</text:span><text:tab/><text:span text:style-name="T4">gR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3.png"</text:span><text:span text:style-name="T3">,</text:span><text:tab/><text:span text:style-name="T4">R.drawable.colecci_n_green_rectangle_s_3)        </text:span><text:span text:style-name="T3">val</text:span><text:tab/><text:span text:style-name="T4">oR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1.png"</text:span><text:span text:style-name="T3">, </text:span><text:tab/><text:span text:style-name="T4">R.drawable.colecci_n_orange_rectangle_1)        </text:span><text:span text:style-name="T3">val</text:span><text:tab/><text:span text:style-name="T4">oR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2.png"</text:span><text:span text:style-name="T3">,</text:span><text:tab/><text:span text:style-name="T4">R.drawable.colecci_n_orange_rectangle_2)        </text:span><text:span text:style-name="T3">val</text:span><text:tab/><text:span text:style-name="T4">oR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3.png"</text:span><text:span text:style-name="T3">,</text:span><text:tab/><text:span text:style-name="T4">R.drawable.colecci_n_orange_rectangle_3)        </text:span><text:span text:style-name="T3">val</text:span><text:tab/><text:span text:style-name="T4">oR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1.png"</text:span><text:span text:style-name="T3">, </text:span><text:tab/><text:span text:style-name="T4">R.drawable.colecci_n_orange_rectangle_e_1)        </text:span><text:span text:style-name="T3">val</text:span><text:tab/><text:span text:style-name="T4">oR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2.png"</text:span><text:span text:style-name="T3">,</text:span><text:tab/><text:span text:style-name="T4">R.drawable.colecci_n_orange_rectangle_e_2)        </text:span><text:span text:style-name="T3">val</text:span><text:tab/><text:span text:style-name="T4">oR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3.png"</text:span><text:span text:style-name="T3">,</text:span><text:tab/><text:span text:style-name="T4">R.drawable.colecci_n_orange_rectangle_e_3)        </text:span><text:span text:style-name="T3">val</text:span><text:tab/><text:span text:style-name="T4">oR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1.png"</text:span><text:span text:style-name="T3">, </text:span><text:tab/><text:span text:style-name="T4">R.drawable.colecci_n_orange_rectangle_s_1)        </text:span><text:span text:style-name="T3">val</text:span><text:tab/><text:span text:style-name="T4">oR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2.png"</text:span><text:span text:style-name="T3">,</text:span><text:tab/><text:span text:style-name="T4">R.drawable.colecci_n_orange_rectangle_s_2)        </text:span><text:span text:style-name="T3">val</text:span><text:tab/><text:span text:style-name="T4">oR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3.png"</text:span><text:span text:style-name="T3">,</text:span><text:tab/><text:span text:style-name="T4">R.drawable.colecci_n_orange_rectangle_s_3)        </text:span><text:span text:style-name="T3">val</text:span><text:tab/><text:span text:style-name="T4">rR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1.png"</text:span><text:span text:style-name="T3">, </text:span><text:tab/><text:span text:style-name="T4">R.drawable.colecci_n_red_rectangle_1)        </text:span><text:span text:style-name="T3">val</text:span><text:tab/><text:span text:style-name="T4">rR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2.png"</text:span><text:span text:style-name="T3">,</text:span><text:tab/><text:span text:style-name="T4">R.drawable.colecci_n_red_rectangle_2)        </text:span><text:span text:style-name="T3">val</text:span><text:tab/><text:span text:style-name="T4">rR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3.png"</text:span><text:span text:style-name="T3">,</text:span><text:tab/><text:span text:style-name="T4">R.drawable.colecci_n_red_rectangle_3)        </text:span><text:span text:style-name="T3">val</text:span><text:tab/><text:span text:style-name="T4">rR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1.png"</text:span><text:span text:style-name="T3">, </text:span><text:tab/><text:span text:style-name="T4">R.drawable.colecci_n_red_rectangle_e_1)        </text:span><text:span text:style-name="T3">val</text:span><text:tab/><text:span text:style-name="T4">rR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2.png"</text:span><text:span text:style-name="T3">,</text:span><text:tab/><text:span text:style-name="T4">R.drawable.colecci_n_red_rectangle_e_2)        </text:span><text:span text:style-name="T3">val</text:span><text:tab/><text:span text:style-name="T4">rR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3.png"</text:span><text:span text:style-name="T3">,</text:span><text:tab/><text:span text:style-name="T4">R.drawable.colecci_n_red_rectangle_e_3)        </text:span><text:span text:style-name="T3">val</text:span><text:tab/><text:span text:style-name="T4">rR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1.png"</text:span><text:span text:style-name="T3">, </text:span><text:tab/><text:span text:style-name="T4">R.drawable.colecci_n_red_rectangle_s_1)        </text:span><text:span text:style-name="T3">val</text:span><text:tab/><text:span text:style-name="T4">rR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2.png"</text:span><text:span text:style-name="T3">,</text:span><text:tab/><text:span text:style-name="T4">R.drawable.colecci_n_red_rectangle_s_2)        </text:span><text:span text:style-name="T3">val</text:span><text:tab/><text:span text:style-name="T4">rR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3.png"</text:span><text:span text:style-name="T3">,</text:span><text:tab/><text:span text:style-name="T4">R.drawable.colecci_n_red_rectangle_s_3)        </text:span><text:span text:style-name="T3">val</text:span><text:tab/><text:span text:style-name="T4">b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1.png"</text:span><text:span text:style-name="T3">, </text:span><text:tab/><text:span text:style-name="T4">R.drawable.colecci_n_blue_semicircle_1)        </text:span><text:span text:style-name="T3">val</text:span><text:tab/><text:span text:style-name="T4">b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2.png"</text:span><text:span text:style-name="T3">,</text:span><text:tab/><text:span text:style-name="T4">R.drawable.colecci_n_blue_semicircle_2)        </text:span><text:span text:style-name="T3">val</text:span><text:tab/><text:span text:style-name="T4">b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3.png"</text:span><text:span text:style-name="T3">,</text:span><text:tab/><text:span text:style-name="T4">R.drawable.colecci_n_blue_semicircle_3)        </text:span><text:span text:style-name="T3">val</text:span><text:tab/><text:span text:style-name="T4">bS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1.png"</text:span><text:span text:style-name="T3">, </text:span><text:tab/><text:span text:style-name="T4">R.drawable.colecci_n_blue_semicircle_e_1)        </text:span><text:span text:style-name="T3">val</text:span><text:tab/><text:span text:style-name="T4">bS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2.png"</text:span><text:span text:style-name="T3">,</text:span><text:tab/><text:span text:style-name="T4">R.drawable.colecci_n_blue_semicircle_e_2)        </text:span><text:span text:style-name="T3">val</text:span><text:tab/><text:span text:style-name="T4">bS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3.png"</text:span><text:span text:style-name="T3">,</text:span><text:tab/><text:span text:style-name="T4">R.drawable.colecci_n_blue_semicircle_e_3)        </text:span><text:span text:style-name="T3">val</text:span><text:tab/><text:span text:style-name="T4">bS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1.png"</text:span><text:span text:style-name="T3">, </text:span><text:tab/><text:span text:style-name="T4">R.drawable.colecci_n_blue_semicircle_s_1)        </text:span><text:span text:style-name="T3">val</text:span><text:tab/><text:span text:style-name="T4">bS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2.png"</text:span><text:span text:style-name="T3">,</text:span><text:tab/><text:span text:style-name="T4">R.drawable.colecci_n_blue_semicircle_s_2)        </text:span><text:span text:style-name="T3">val</text:span><text:tab/><text:span text:style-name="T4">bS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3.png"</text:span><text:span text:style-name="T3">,</text:span><text:tab/><text:span text:style-name="T4">R.drawable.colecci_n_blue_semicircle_s_3)        </text:span><text:span text:style-name="T3">val</text:span><text:tab/><text:span text:style-name="T4">g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1.png"</text:span><text:span text:style-name="T3">, </text:span><text:tab/><text:span text:style-name="T4">R.drawable.colecci_n_green_semicircle_1)        </text:span><text:span text:style-name="T3">val</text:span><text:tab/><text:span text:style-name="T4">g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2.png"</text:span><text:span text:style-name="T3">,</text:span><text:tab/><text:span text:style-name="T4">R.drawable.colecci_n_green_semicircle_2)        </text:span><text:span text:style-name="T3">val</text:span><text:tab/><text:span text:style-name="T4">g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3.png"</text:span><text:span text:style-name="T3">,</text:span><text:tab/><text:span text:style-name="T4">R.drawable.colecci_n_green_semicircle_3)        </text:span><text:span text:style-name="T3">val</text:span><text:tab/><text:span text:style-name="T4">gS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1.png"</text:span><text:span text:style-name="T3">, </text:span><text:tab/><text:span text:style-name="T4">R.drawable.colecci_n_green_semicircle_e_1)        </text:span><text:span text:style-name="T3">val</text:span><text:tab/><text:span text:style-name="T4">gS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2.png"</text:span><text:span text:style-name="T3">,</text:span><text:tab/><text:span text:style-name="T4">R.drawable.colecci_n_green_semicircle_e_2)        </text:span><text:span text:style-name="T3">val</text:span><text:tab/><text:span text:style-name="T4">gS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3.png"</text:span><text:span text:style-name="T3">,</text:span><text:tab/><text:span text:style-name="T4">R.drawable.colecci_n_green_semicircle_e_3)        </text:span><text:span text:style-name="T3">val</text:span><text:tab/><text:span text:style-name="T4">gS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1.png"</text:span><text:span text:style-name="T3">, </text:span><text:tab/><text:span text:style-name="T4">R.drawable.colecci_n_green_semicircle_s_1)        </text:span><text:span text:style-name="T3">val</text:span><text:tab/><text:span text:style-name="T4">gS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2.png"</text:span><text:span text:style-name="T3">,</text:span><text:tab/><text:span text:style-name="T4">R.drawable.colecci_n_green_semicircle_s_2)        </text:span><text:span text:style-name="T3">val</text:span><text:tab/><text:span text:style-name="T4">gS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3.png"</text:span><text:span text:style-name="T3">,</text:span><text:tab/><text:span text:style-name="T4">R.drawable.colecci_n_green_semicircle_s_3)        </text:span><text:span text:style-name="T3">val</text:span><text:tab/><text:span text:style-name="T4">o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1.png"</text:span><text:span text:style-name="T3">, </text:span><text:tab/><text:span text:style-name="T4">R.drawable.colecci_n_orange_semicircle_1)        </text:span><text:span text:style-name="T3">val</text:span><text:tab/><text:span text:style-name="T4">o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2.png"</text:span><text:span text:style-name="T3">,</text:span><text:tab/><text:span text:style-name="T4">R.drawable.colecci_n_orange_semicircle_2)        </text:span><text:span text:style-name="T3">val</text:span><text:tab/><text:span text:style-name="T4">o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3.png"</text:span><text:span text:style-name="T3">,</text:span><text:tab/><text:span text:style-name="T4">R.drawable.colecci_n_orange_semicircle_3)        </text:span><text:span text:style-name="T3">val</text:span><text:tab/><text:span text:style-name="T4">oS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1.png"</text:span><text:span text:style-name="T3">, </text:span><text:tab/><text:span text:style-name="T4">R.drawable.colecci_n_orange_semicircle_e_1)        </text:span><text:span text:style-name="T3">val</text:span><text:tab/><text:span text:style-name="T4">oS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2.png"</text:span><text:span text:style-name="T3">,</text:span><text:tab/><text:span text:style-name="T4">R.drawable.colecci_n_orange_semicircle_e_2)        </text:span><text:span text:style-name="T3">val</text:span><text:tab/><text:span text:style-name="T4">oS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3.png"</text:span><text:span text:style-name="T3">,</text:span><text:tab/><text:span text:style-name="T4">R.drawable.colecci_n_orange_semicircle_e_3)        </text:span><text:span text:style-name="T3">val</text:span><text:tab/><text:span text:style-name="T4">oS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1.png"</text:span><text:span text:style-name="T3">, </text:span><text:tab/><text:span text:style-name="T4">R.drawable.colecci_n_orange_semicircle_s_1)        </text:span><text:span text:style-name="T3">val</text:span><text:tab/><text:span text:style-name="T4">oS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2.png"</text:span><text:span text:style-name="T3">,</text:span><text:tab/><text:span text:style-name="T4">R.drawable.colecci_n_orange_semicircle_s_2)        </text:span><text:span text:style-name="T3">val</text:span><text:tab/><text:span text:style-name="T4">oS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3.png"</text:span><text:span text:style-name="T3">,</text:span><text:tab/><text:span text:style-name="T4">R.drawable.colecci_n_orange_semicircle_s_3)        </text:span><text:span text:style-name="T3">val</text:span><text:tab/><text:span text:style-name="T4">r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1.png"</text:span><text:span text:style-name="T3">, </text:span><text:tab/><text:span text:style-name="T4">R.drawable.colecci_n_red_semicircle_1)        </text:span><text:span text:style-name="T3">val</text:span><text:tab/><text:span text:style-name="T4">r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2.png"</text:span><text:span text:style-name="T3">,</text:span><text:tab/><text:span text:style-name="T4">R.drawable.colecci_n_red_semicircle_2)        </text:span><text:span text:style-name="T3">val</text:span><text:tab/><text:span text:style-name="T4">r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3.png"</text:span><text:span text:style-name="T3">,</text:span><text:tab/><text:span text:style-name="T4">R.drawable.colecci_n_red_semicircle_3)        </text:span><text:span text:style-name="T3">val</text:span><text:tab/><text:span text:style-name="T4">rS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1.png"</text:span><text:span text:style-name="T3">, </text:span><text:tab/><text:span text:style-name="T4">R.drawable.colecci_n_red_semicircle_e_1)        </text:span><text:span text:style-name="T3">val</text:span><text:tab/><text:span text:style-name="T4">rS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2.png"</text:span><text:span text:style-name="T3">,</text:span><text:tab/><text:span text:style-name="T4">R.drawable.colecci_n_red_semicircle_e_2)        </text:span><text:span text:style-name="T3">val</text:span><text:tab/><text:span text:style-name="T4">rS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3.png"</text:span><text:span text:style-name="T3">,</text:span><text:tab/><text:span text:style-name="T4">R.drawable.colecci_n_red_semicircle_e_3)        </text:span><text:span text:style-name="T3">val</text:span><text:tab/><text:span text:style-name="T4">rS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1.png"</text:span><text:span text:style-name="T3">, </text:span><text:tab/><text:span text:style-name="T4">R.drawable.colecci_n_red_semicircle_s_1)     </text:span></text:p>
            <text:p><text:span text:style-name="T4">   </text:span><text:span text:style-name="T3">val</text:span><text:tab/><text:span text:style-name="T4">rS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2.png"</text:span><text:span text:style-name="T3">,</text:span><text:tab/><text:span text:style-name="T4">R.drawable.colecci_n_red_semicircle_s_2)        </text:span><text:span text:style-name="T3">val</text:span><text:tab/><text:span text:style-name="T4">rS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3.png"</text:span><text:span text:style-name="T3">,</text:span><text:tab/><text:span text:style-name="T4">R.drawable.colecci_n_red_semicircle_s_3)        </text:span><text:span text:style-name="T3">val</text:span><text:tab/><text:span text:style-name="T4">bT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1.png"</text:span><text:span text:style-name="T3">, </text:span><text:tab/><text:span text:style-name="T4">R.drawable.colecci_n_blue_triangle_1)        </text:span><text:span text:style-name="T3">val</text:span><text:tab/><text:span text:style-name="T4">bT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2.png"</text:span><text:span text:style-name="T3">,</text:span><text:tab/><text:span text:style-name="T4">R.drawable.colecci_n_blue_triangle_2)        </text:span><text:span text:style-name="T3">val</text:span><text:tab/><text:span text:style-name="T4">bT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3.png"</text:span><text:span text:style-name="T3">,</text:span><text:tab/><text:span text:style-name="T4">R.drawable.colecci_n_blue_triangle_3)        </text:span><text:span text:style-name="T3">val</text:span><text:tab/><text:span text:style-name="T4">bT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1.png"</text:span><text:span text:style-name="T3">, </text:span><text:tab/><text:span text:style-name="T4">R.drawable.colecci_n_blue_triangle_e_1)        </text:span><text:span text:style-name="T3">val</text:span><text:tab/><text:span text:style-name="T4">bT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2.png"</text:span><text:span text:style-name="T3">,</text:span><text:tab/><text:span text:style-name="T4">R.drawable.colecci_n_blue_triangle_e_2)        </text:span><text:span text:style-name="T3">val</text:span><text:tab/><text:span text:style-name="T4">bT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3.png"</text:span><text:span text:style-name="T3">,</text:span><text:tab/><text:span text:style-name="T4">R.drawable.colecci_n_blue_triangle_e_3)        </text:span><text:span text:style-name="T3">val</text:span><text:tab/><text:span text:style-name="T4">bT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1.png"</text:span><text:span text:style-name="T3">, </text:span><text:tab/><text:span text:style-name="T4">R.drawable.colecci_n_blue_triangle_s_1)        </text:span><text:span text:style-name="T3">val</text:span><text:tab/><text:span text:style-name="T4">bT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2.png"</text:span><text:span text:style-name="T3">,</text:span><text:tab/><text:span text:style-name="T4">R.drawable.colecci_n_blue_triangle_s_2)        </text:span><text:span text:style-name="T3">val</text:span><text:tab/><text:span text:style-name="T4">bT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3.png"</text:span><text:span text:style-name="T3">,</text:span><text:tab/><text:span text:style-name="T4">R.drawable.colecci_n_blue_triangle_s_3)        </text:span><text:span text:style-name="T3">val</text:span><text:tab/><text:span text:style-name="T4">gT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1.png"</text:span><text:span text:style-name="T3">, </text:span><text:tab/><text:span text:style-name="T4">R.drawable.colecci_n_green_triangle_1)        </text:span><text:span text:style-name="T3">val</text:span><text:tab/><text:span text:style-name="T4">gT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2.png"</text:span><text:span text:style-name="T3">,</text:span><text:tab/><text:span text:style-name="T4">R.drawable.colecci_n_green_triangle_2)        </text:span><text:span text:style-name="T3">val</text:span><text:tab/><text:span text:style-name="T4">gT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3.png"</text:span><text:span text:style-name="T3">,</text:span><text:tab/><text:span text:style-name="T4">R.drawable.colecci_n_green_triangle_3)        </text:span><text:span text:style-name="T3">val</text:span><text:tab/><text:span text:style-name="T4">gT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1.png"</text:span><text:span text:style-name="T3">, </text:span><text:tab/><text:span text:style-name="T4">R.drawable.colecci_n_green_triangle_e_1)        </text:span><text:span text:style-name="T3">val</text:span><text:tab/><text:span text:style-name="T4">gT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2.png"</text:span><text:span text:style-name="T3">,</text:span><text:tab/><text:span text:style-name="T4">R.drawable.colecci_n_green_triangle_e_2)        </text:span><text:span text:style-name="T3">val</text:span><text:tab/><text:span text:style-name="T4">gT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3.png"</text:span><text:span text:style-name="T3">,</text:span><text:tab/><text:span text:style-name="T4">R.drawable.colecci_n_green_triangle_e_3)        </text:span><text:span text:style-name="T3">val</text:span><text:tab/><text:span text:style-name="T4">gT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1.png"</text:span><text:span text:style-name="T3">, </text:span><text:tab/><text:span text:style-name="T4">R.drawable.colecci_n_green_triangle_s_1)        </text:span><text:span text:style-name="T3">val</text:span><text:tab/><text:span text:style-name="T4">gT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2.png"</text:span><text:span text:style-name="T3">,</text:span><text:tab/><text:span text:style-name="T4">R.drawable.colecci_n_green_triangle_s_2)        </text:span><text:span text:style-name="T3">val</text:span><text:tab/><text:span text:style-name="T4">gT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3.png"</text:span><text:span text:style-name="T3">,</text:span><text:tab/><text:span text:style-name="T4">R.drawable.colecci_n_green_triangle_s_3)        </text:span><text:span text:style-name="T3">val</text:span><text:tab/><text:span text:style-name="T4">oT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1.png"</text:span><text:span text:style-name="T3">, </text:span><text:tab/><text:span text:style-name="T4">R.drawable.colecci_n_orange_triangle_1)        </text:span><text:span text:style-name="T3">val</text:span><text:tab/><text:span text:style-name="T4">oT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2.png"</text:span><text:span text:style-name="T3">,</text:span><text:tab/><text:span text:style-name="T4">R.drawable.colecci_n_orange_triangle_2)        </text:span><text:span text:style-name="T3">val</text:span><text:tab/><text:span text:style-name="T4">oT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3.png"</text:span><text:span text:style-name="T3">,</text:span><text:tab/><text:span text:style-name="T4">R.drawable.colecci_n_orange_triangle_3)        </text:span><text:span text:style-name="T3">val</text:span><text:tab/><text:span text:style-name="T4">oT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1.png"</text:span><text:span text:style-name="T3">, </text:span><text:tab/><text:span text:style-name="T4">R.drawable.colecci_n_orange_triangle_e_1)        </text:span><text:span text:style-name="T3">val</text:span><text:tab/><text:span text:style-name="T4">oT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2.png"</text:span><text:span text:style-name="T3">,</text:span><text:tab/><text:span text:style-name="T4">R.drawable.colecci_n_orange_triangle_e_2)        </text:span><text:span text:style-name="T3">val</text:span><text:tab/><text:span text:style-name="T4">oT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3.png"</text:span><text:span text:style-name="T3">,</text:span><text:tab/><text:span text:style-name="T4">R.drawable.colecci_n_orange_triangle_e_3)        </text:span><text:span text:style-name="T3">val</text:span><text:tab/><text:span text:style-name="T4">oT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1.png"</text:span><text:span text:style-name="T3">, </text:span><text:tab/><text:span text:style-name="T4">R.drawable.colecci_n_orange_triangle_s_1)        </text:span><text:span text:style-name="T3">val</text:span><text:tab/><text:span text:style-name="T4">oT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2.png"</text:span><text:span text:style-name="T3">,</text:span><text:tab/><text:span text:style-name="T4">R.drawable.colecci_n_orange_triangle_s_2)        </text:span><text:span text:style-name="T3">val</text:span><text:tab/><text:span text:style-name="T4">oT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3.png"</text:span><text:span text:style-name="T3">,</text:span><text:tab/><text:span text:style-name="T4">R.drawable.colecci_n_orange_triangle_s_3)        </text:span><text:span text:style-name="T3">val</text:span><text:tab/><text:span text:style-name="T4">rT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1.png"</text:span><text:span text:style-name="T3">, </text:span><text:tab/><text:span text:style-name="T4">R.drawable.colecci_n_red_triangle_1)        </text:span><text:span text:style-name="T3">val</text:span><text:tab/><text:span text:style-name="T4">rT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2.png"</text:span><text:span text:style-name="T3">,</text:span><text:tab/><text:span text:style-name="T4">R.drawable.colecci_n_red_triangle_2)        </text:span><text:span text:style-name="T3">val</text:span><text:tab/><text:span text:style-name="T4">rT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3.png"</text:span><text:span text:style-name="T3">,</text:span><text:tab/><text:span text:style-name="T4">R.drawable.colecci_n_red_triangle_3)        </text:span><text:span text:style-name="T3">val</text:span><text:tab/><text:span text:style-name="T4">rT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1.png"</text:span><text:span text:style-name="T3">, </text:span><text:tab/><text:span text:style-name="T4">R.drawable.colecci_n_red_triangle_e_1)        </text:span><text:span text:style-name="T3">val</text:span><text:tab/><text:span text:style-name="T4">rT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2.png"</text:span><text:span text:style-name="T3">,</text:span><text:tab/><text:span text:style-name="T4">R.drawable.colecci_n_red_triangle_e_2)        </text:span><text:span text:style-name="T3">val</text:span><text:tab/><text:span text:style-name="T4">rT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3.png"</text:span><text:span text:style-name="T3">,</text:span><text:tab/><text:span text:style-name="T4">R.drawable.colecci_n_red_triangle_e_3)        </text:span><text:span text:style-name="T3">val</text:span><text:tab/><text:span text:style-name="T4">rT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1.png"</text:span><text:span text:style-name="T3">, </text:span><text:tab/><text:span text:style-name="T4">R.drawable.colecci_n_red_triangle_s_1)        </text:span><text:span text:style-name="T3">val</text:span><text:tab/><text:span text:style-name="T4">rT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2.png"</text:span><text:span text:style-name="T3">,</text:span><text:tab/><text:span text:style-name="T4">R.drawable.colecci_n_red_triangle_s_2)        </text:span><text:span text:style-name="T3">val</text:span><text:tab/><text:span text:style-name="T4">rT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3.png"</text:span><text:span text:style-name="T3">,</text:span><text:tab/><text:span text:style-name="T4">R.drawable.colecci_n_red_triangle_s_3)        </text:span><text:span text:style-name="T3">this</text:span><text:span text:style-name="T2">.push(</text:span><text:tab/><text:span text:style-name="T4">bP1</text:span><text:tab/><text:span text:style-name="T4">)</text:span><text:span text:style-name="T3">this</text:span><text:span text:style-name="T2">.push(</text:span><text:tab/><text:span text:style-name="T4">bP2</text:span><text:tab/><text:span text:style-name="T4">)</text:span><text:span text:style-name="T3">this</text:span><text:span text:style-name="T2">.push(</text:span><text:tab/><text:span text:style-name="T4">bP3</text:span><text:tab/><text:span text:style-name="T4">)</text:span><text:span text:style-name="T3">this</text:span><text:span text:style-name="T2">.push(</text:span><text:tab/><text:span text:style-name="T4">bPE1</text:span><text:tab/><text:span text:style-name="T4">)</text:span><text:span text:style-name="T3">this</text:span><text:span text:style-name="T2">.push(</text:span><text:tab/><text:span text:style-name="T4">bPE2</text:span><text:tab/><text:span text:style-name="T4">)</text:span><text:span text:style-name="T3">this</text:span><text:span text:style-name="T2">.push(</text:span><text:tab/><text:span text:style-name="T4">bPE3</text:span><text:tab/><text:span text:style-name="T4">)</text:span><text:span text:style-name="T3">this</text:span><text:span text:style-name="T2">.push(</text:span><text:tab/><text:span text:style-name="T4">bPS1</text:span><text:tab/><text:span text:style-name="T4">)</text:span><text:span text:style-name="T3">this</text:span><text:span text:style-name="T2">.push(</text:span><text:tab/><text:span text:style-name="T4">bPS2</text:span><text:tab/><text:span text:style-name="T4">)</text:span><text:span text:style-name="T3">this</text:span><text:span text:style-name="T2">.push(</text:span><text:tab/><text:span text:style-name="T4">bPS3</text:span><text:tab/><text:span text:style-name="T4">)</text:span><text:span text:style-name="T3">this</text:span><text:span text:style-name="T2">.push(</text:span><text:tab/><text:span text:style-name="T4">gP1</text:span><text:tab/><text:span text:style-name="T4">)</text:span><text:span text:style-name="T3">this</text:span><text:span text:style-name="T2">.push(</text:span><text:tab/><text:span text:style-name="T4">gP2</text:span><text:tab/><text:span text:style-name="T4">)</text:span><text:span text:style-name="T3">this</text:span><text:span text:style-name="T2">.push(</text:span><text:tab/><text:span text:style-name="T4">gP3</text:span><text:tab/><text:span text:style-name="T4">)</text:span><text:span text:style-name="T3">this</text:span><text:span text:style-name="T2">.push(</text:span><text:tab/><text:span text:style-name="T4">gPE1</text:span><text:tab/><text:span text:style-name="T4">)</text:span><text:span text:style-name="T3">this</text:span><text:span text:style-name="T2">.push(</text:span><text:tab/><text:span text:style-name="T4">gPE2</text:span><text:tab/><text:span text:style-name="T4">)</text:span><text:span text:style-name="T3">this</text:span><text:span text:style-name="T2">.push(</text:span><text:tab/><text:span text:style-name="T4">gPE3</text:span><text:tab/><text:span text:style-name="T4">)</text:span><text:span text:style-name="T3">this</text:span><text:span text:style-name="T2">.push(</text:span><text:tab/><text:span text:style-name="T4">gPS1</text:span><text:tab/><text:span text:style-name="T4">)</text:span><text:span text:style-name="T3">this</text:span><text:span text:style-name="T2">.push(</text:span><text:tab/><text:span text:style-name="T4">gPS2</text:span><text:tab/><text:span text:style-name="T4">)</text:span><text:span text:style-name="T3">this</text:span><text:span text:style-name="T2">.push(</text:span><text:tab/><text:span text:style-name="T4">gPS3</text:span><text:tab/><text:span text:style-name="T4">)</text:span><text:span text:style-name="T3">this</text:span><text:span text:style-name="T2">.push(</text:span><text:tab/><text:span text:style-name="T4">oP1</text:span><text:tab/><text:span text:style-name="T4">)</text:span><text:span text:style-name="T3">this</text:span><text:span text:style-name="T2">.push(</text:span><text:tab/><text:span text:style-name="T4">oP2</text:span><text:tab/><text:span text:style-name="T4">)</text:span><text:span text:style-name="T3">this</text:span><text:span text:style-name="T2">.push(</text:span><text:tab/><text:span text:style-name="T4">oP3</text:span><text:tab/><text:span text:style-name="T4">)</text:span><text:span text:style-name="T3">this</text:span><text:span text:style-name="T2">.push(</text:span><text:tab/><text:span text:style-name="T4">oPE1</text:span><text:tab/><text:span text:style-name="T4">)</text:span><text:span text:style-name="T3">this</text:span><text:span text:style-name="T2">.push(</text:span><text:tab/><text:span text:style-name="T4">oPE2</text:span><text:tab/><text:span text:style-name="T4">)</text:span><text:span text:style-name="T3">this</text:span><text:span text:style-name="T2">.push(</text:span><text:tab/><text:span text:style-name="T4">oPE3</text:span><text:tab/><text:span text:style-name="T4">)</text:span><text:span text:style-name="T3">this</text:span><text:span text:style-name="T2">.push(</text:span><text:tab/><text:span text:style-name="T4">oPS1</text:span><text:tab/><text:span text:style-name="T4">)</text:span><text:span text:style-name="T3">this</text:span><text:span text:style-name="T2">.push(</text:span><text:tab/><text:span text:style-name="T4">oPS2</text:span><text:tab/><text:span text:style-name="T4">)</text:span><text:span text:style-name="T3">this</text:span><text:span text:style-name="T2">.push(</text:span><text:tab/><text:span text:style-name="T4">oPS3</text:span><text:tab/><text:span text:style-name="T4">)</text:span><text:span text:style-name="T3">this</text:span><text:span text:style-name="T2">.push(</text:span><text:tab/><text:span text:style-name="T4">rP1</text:span><text:tab/><text:span text:style-name="T4">)</text:span><text:span text:style-name="T3">this</text:span><text:span text:style-name="T2">.push(</text:span><text:tab/><text:span text:style-name="T4">rP2</text:span><text:tab/><text:span text:style-name="T4">)</text:span><text:span text:style-name="T3">this</text:span><text:span text:style-name="T2">.push(</text:span><text:tab/><text:span text:style-name="T4">rP3</text:span><text:tab/><text:span text:style-name="T4">)</text:span><text:span text:style-name="T3">this</text:span><text:span text:style-name="T2">.push(</text:span><text:tab/><text:span text:style-name="T4">rPE1</text:span><text:tab/><text:span text:style-name="T4">)</text:span><text:span text:style-name="T3">this</text:span><text:span text:style-name="T2">.push(</text:span><text:tab/><text:span text:style-name="T4">rPE2</text:span><text:tab/><text:span text:style-name="T4">)</text:span><text:span text:style-name="T3">this</text:span><text:span text:style-name="T2">.push(</text:span><text:tab/><text:span text:style-name="T4">rPE3</text:span><text:tab/><text:span text:style-name="T4">)</text:span><text:span text:style-name="T3">this</text:span><text:span text:style-name="T2">.push(</text:span><text:tab/><text:span text:style-name="T4">rPS1</text:span><text:tab/><text:span text:style-name="T4">)</text:span><text:span text:style-name="T3">this</text:span><text:span text:style-name="T2">.push(</text:span><text:tab/><text:span text:style-name="T4">rPS2</text:span><text:tab/><text:span text:style-name="T4">)</text:span><text:span text:style-name="T3">this</text:span><text:span text:style-name="T2">.push(</text:span><text:tab/><text:span text:style-name="T4">rPS3</text:span><text:tab/><text:span text:style-name="T4">)</text:span><text:span text:style-name="T3">this</text:span><text:span text:style-name="T2">.push(</text:span><text:tab/><text:span text:style-name="T4">bR1</text:span><text:tab/><text:span text:style-name="T4">)</text:span><text:span text:style-name="T3">this</text:span><text:span text:style-name="T2">.push(</text:span><text:tab/><text:span text:style-name="T4">bR2</text:span><text:tab/><text:span text:style-name="T4">)</text:span><text:span text:style-name="T3">this</text:span><text:span text:style-name="T2">.push(</text:span><text:tab/><text:span text:style-name="T4">bR3</text:span><text:tab/><text:span text:style-name="T4">)</text:span><text:span text:style-name="T3">this</text:span><text:span text:style-name="T2">.push(</text:span><text:tab/><text:span text:style-name="T4">bRE1</text:span><text:tab/><text:span text:style-name="T4">)</text:span><text:span text:style-name="T3">this</text:span><text:span text:style-name="T2">.push(</text:span><text:tab/><text:span text:style-name="T4">bRE2</text:span><text:tab/><text:span text:style-name="T4">)</text:span><text:span text:style-name="T3">this</text:span><text:span text:style-name="T2">.push(</text:span><text:tab/><text:span text:style-name="T4">bRE3</text:span><text:tab/><text:span text:style-name="T4">)</text:span><text:span text:style-name="T3">this</text:span><text:span text:style-name="T2">.push(</text:span><text:tab/><text:span text:style-name="T4">bRS1</text:span><text:tab/><text:span text:style-name="T4">)</text:span><text:span text:style-name="T3">this</text:span><text:span text:style-name="T2">.push(</text:span><text:tab/><text:span text:style-name="T4">bRS2</text:span><text:tab/><text:span text:style-name="T4">)</text:span><text:span text:style-name="T3">this</text:span><text:span text:style-name="T2">.push(</text:span><text:tab/><text:span text:style-name="T4">bRS3</text:span><text:tab/><text:span text:style-name="T4">)</text:span><text:span text:style-name="T3">this</text:span><text:span text:style-name="T2">.push(</text:span><text:tab/><text:span text:style-name="T4">gR1</text:span><text:tab/><text:span text:style-name="T4">)</text:span><text:span text:style-name="T3">this</text:span><text:span text:style-name="T2">.push(</text:span><text:tab/><text:span text:style-name="T4">gR2</text:span><text:tab/><text:span text:style-name="T4">)</text:span><text:span text:style-name="T3">this</text:span><text:span text:style-name="T2">.push(</text:span><text:tab/><text:span text:style-name="T4">gR3</text:span><text:tab/><text:span text:style-name="T4">)</text:span><text:span text:style-name="T3">this</text:span><text:span text:style-name="T2">.push(</text:span><text:tab/><text:span text:style-name="T4">gRE1</text:span><text:tab/><text:span text:style-name="T4">)</text:span><text:span text:style-name="T3">this</text:span><text:span text:style-name="T2">.push(</text:span><text:tab/><text:span text:style-name="T4">gRE2</text:span><text:tab/><text:span text:style-name="T4">)</text:span><text:span text:style-name="T3">this</text:span><text:span text:style-name="T2">.push(</text:span><text:tab/><text:span text:style-name="T4">gRE3</text:span><text:tab/><text:span text:style-name="T4">)</text:span><text:span text:style-name="T3">this</text:span><text:span text:style-name="T2">.push(</text:span><text:tab/><text:span text:style-name="T4">gRS1</text:span><text:tab/><text:span text:style-name="T4">)</text:span><text:span text:style-name="T3">this</text:span><text:span text:style-name="T2">.push(</text:span><text:tab/><text:span text:style-name="T4">gRS2</text:span><text:tab/><text:span text:style-name="T4">)</text:span><text:span text:style-name="T3">this</text:span><text:span text:style-name="T2">.push(</text:span><text:tab/><text:span text:style-name="T4">gRS3</text:span><text:tab/><text:span text:style-name="T4">)</text:span><text:span text:style-name="T3">this</text:span><text:span text:style-name="T2">.push(</text:span><text:tab/><text:span text:style-name="T4">oR1</text:span><text:tab/><text:span text:style-name="T4">)</text:span><text:span text:style-name="T3">this</text:span><text:span text:style-name="T2">.push(</text:span><text:tab/><text:span text:style-name="T4">oR2</text:span><text:tab/><text:span text:style-name="T4">)</text:span><text:span text:style-name="T3">this</text:span><text:span text:style-name="T2">.push(</text:span><text:tab/><text:span text:style-name="T4">oR3</text:span><text:tab/><text:span text:style-name="T4">)</text:span><text:span text:style-name="T3">this</text:span><text:span text:style-name="T2">.push(</text:span><text:tab/><text:span text:style-name="T4">oRE1</text:span><text:tab/><text:span text:style-name="T4">)</text:span><text:span text:style-name="T3">this</text:span><text:span text:style-name="T2">.push(</text:span><text:tab/><text:span text:style-name="T4">oRE2</text:span><text:tab/><text:span text:style-name="T4">)</text:span><text:span text:style-name="T3">this</text:span><text:span text:style-name="T2">.push(</text:span><text:tab/><text:span text:style-name="T4">oRE3</text:span><text:tab/><text:span text:style-name="T4">)</text:span><text:span text:style-name="T3">this</text:span><text:span text:style-name="T2">.push(</text:span><text:tab/><text:span text:style-name="T4">oRS1</text:span><text:tab/><text:span text:style-name="T4">)</text:span><text:span text:style-name="T3">this</text:span><text:span text:style-name="T2">.push(</text:span><text:tab/><text:span text:style-name="T4">oRS2</text:span><text:tab/><text:span text:style-name="T4">)</text:span><text:span text:style-name="T3">this</text:span><text:span text:style-name="T2">.push(</text:span><text:tab/><text:span text:style-name="T4">oRS3</text:span><text:tab/><text:span text:style-name="T4">)</text:span><text:span text:style-name="T3">this</text:span><text:span text:style-name="T2">.push(</text:span><text:tab/><text:span text:style-name="T4">rR1</text:span><text:tab/><text:span text:style-name="T4">)</text:span><text:span text:style-name="T3">this</text:span><text:span text:style-name="T2">.push(</text:span><text:tab/><text:span text:style-name="T4">rR2</text:span><text:tab/><text:span text:style-name="T4">)</text:span><text:span text:style-name="T3">this</text:span><text:span text:style-name="T2">.push(</text:span><text:tab/><text:span text:style-name="T4">rR3</text:span><text:tab/><text:span text:style-name="T4">)</text:span><text:span text:style-name="T3">this</text:span><text:span text:style-name="T2">.push(</text:span><text:tab/><text:span text:style-name="T4">rRE1</text:span><text:tab/><text:span text:style-name="T4">)</text:span><text:span text:style-name="T3">this</text:span><text:span text:style-name="T2">.push(</text:span><text:tab/><text:span text:style-name="T4">rRE2</text:span><text:tab/><text:span text:style-name="T4">)</text:span><text:span text:style-name="T3">this</text:span><text:span text:style-name="T2">.push(</text:span><text:tab/><text:span text:style-name="T4">rRE3</text:span><text:tab/><text:span text:style-name="T4">)</text:span><text:span text:style-name="T3">this</text:span><text:span text:style-name="T2">.push(</text:span><text:tab/><text:span text:style-name="T4">rRS1</text:span><text:tab/><text:span text:style-name="T4">)</text:span><text:span text:style-name="T3">this</text:span><text:span text:style-name="T2">.push(</text:span><text:tab/><text:span text:style-name="T4">rRS2</text:span><text:tab/><text:span text:style-name="T4">)</text:span><text:span text:style-name="T3">this</text:span><text:span text:style-name="T2">.push(</text:span><text:tab/><text:span text:style-name="T4">rRS3</text:span><text:tab/><text:span text:style-name="T4">)</text:span><text:span text:style-name="T3">this</text:span><text:span text:style-name="T2">.push(</text:span><text:tab/><text:span text:style-name="T4">bS1</text:span><text:tab/><text:span text:style-name="T4">)</text:span><text:span text:style-name="T3">this</text:span><text:span text:style-name="T2">.push(</text:span><text:tab/><text:span text:style-name="T4">bS2</text:span><text:tab/><text:span text:style-name="T4">)</text:span><text:span text:style-name="T3">this</text:span><text:span text:style-name="T2">.push(</text:span><text:tab/><text:span text:style-name="T4">bS3</text:span><text:tab/><text:span text:style-name="T4">)</text:span><text:span text:style-name="T3">this</text:span><text:span text:style-name="T2">.push(</text:span><text:tab/><text:span text:style-name="T4">bSE1</text:span><text:tab/><text:span text:style-name="T4">)</text:span><text:span text:style-name="T3">this</text:span><text:span text:style-name="T2">.push(</text:span><text:tab/><text:span text:style-name="T4">bSE2</text:span><text:tab/><text:span text:style-name="T4">)</text:span><text:span text:style-name="T3">this</text:span><text:span text:style-name="T2">.push(</text:span><text:tab/><text:span text:style-name="T4">bSE3</text:span><text:tab/><text:span text:style-name="T4">)</text:span><text:span text:style-name="T3">this</text:span><text:span text:style-name="T2">.push(</text:span><text:tab/><text:span text:style-name="T4">bSS1</text:span><text:tab/><text:span text:style-name="T4">)</text:span><text:span text:style-name="T3">this</text:span><text:span text:style-name="T2">.push(</text:span><text:tab/><text:span text:style-name="T4">bSS2</text:span><text:tab/><text:span text:style-name="T4">)</text:span><text:span text:style-name="T3">this</text:span><text:span text:style-name="T2">.push(</text:span><text:tab/><text:span text:style-name="T4">bSS3</text:span><text:tab/><text:span text:style-name="T4">)</text:span><text:span text:style-name="T3">this</text:span><text:span text:style-name="T2">.push(</text:span><text:tab/><text:span text:style-name="T4">gS1</text:span><text:tab/><text:span text:style-name="T4">)</text:span><text:span text:style-name="T3">this</text:span><text:span text:style-name="T2">.push(</text:span><text:tab/><text:span text:style-name="T4">gS2</text:span><text:tab/><text:span text:style-name="T4">)</text:span><text:span text:style-name="T3">this</text:span><text:span text:style-name="T2">.push(</text:span><text:tab/><text:span text:style-name="T4">gS3</text:span><text:tab/><text:span text:style-name="T4">)</text:span><text:span text:style-name="T3">this</text:span><text:span text:style-name="T2">.push(</text:span><text:tab/><text:span text:style-name="T4">gSE1</text:span><text:tab/><text:span text:style-name="T4">)</text:span><text:span text:style-name="T3">this</text:span><text:span text:style-name="T2">.push(</text:span><text:tab/><text:span text:style-name="T4">gSE2</text:span><text:tab/><text:span text:style-name="T4">)</text:span><text:span text:style-name="T3">this</text:span><text:span text:style-name="T2">.push(</text:span><text:tab/><text:span text:style-name="T4">gSE3</text:span><text:tab/><text:span text:style-name="T4">)</text:span><text:span text:style-name="T3">this</text:span><text:span text:style-name="T2">.push(</text:span><text:tab/><text:span text:style-name="T4">gSS1</text:span><text:tab/><text:span text:style-name="T4">)</text:span><text:span text:style-name="T3">this</text:span><text:span text:style-name="T2">.push(</text:span><text:tab/><text:span text:style-name="T4">gSS2</text:span><text:tab/><text:span text:style-name="T4">)</text:span><text:span text:style-name="T3">this</text:span><text:span text:style-name="T2">.push(</text:span><text:tab/><text:span text:style-name="T4">gSS3</text:span><text:tab/><text:span text:style-name="T4">)</text:span><text:span text:style-name="T3">this</text:span><text:span text:style-name="T2">.push(</text:span><text:tab/><text:span text:style-name="T4">oS1</text:span><text:tab/><text:span text:style-name="T4">)</text:span><text:span text:style-name="T3">this</text:span><text:span text:style-name="T2">.push(</text:span><text:tab/><text:span text:style-name="T4">oS2</text:span><text:tab/><text:span text:style-name="T4">)</text:span><text:span text:style-name="T3">this</text:span><text:span text:style-name="T2">.push(</text:span><text:tab/><text:span text:style-name="T4">oS3</text:span><text:tab/><text:span text:style-name="T4">)</text:span><text:span text:style-name="T3">this</text:span><text:span text:style-name="T2">.push(</text:span><text:tab/><text:span text:style-name="T4">oSE1</text:span><text:tab/><text:span text:style-name="T4">)</text:span><text:span text:style-name="T3">this</text:span><text:span text:style-name="T2">.push(</text:span><text:tab/><text:span text:style-name="T4">oSE2</text:span><text:tab/><text:span text:style-name="T4">)</text:span><text:span text:style-name="T3">this</text:span><text:span text:style-name="T2">.push(</text:span><text:tab/><text:span text:style-name="T4">oSE3</text:span><text:tab/><text:span text:style-name="T4">)</text:span><text:span text:style-name="T3">this</text:span><text:span text:style-name="T2">.push(</text:span><text:tab/><text:span text:style-name="T4">oSS1</text:span><text:tab/><text:span text:style-name="T4">)</text:span><text:span text:style-name="T3">this</text:span><text:span text:style-name="T2">.push(</text:span><text:tab/><text:span text:style-name="T4">oSS2</text:span><text:tab/><text:span text:style-name="T4">)</text:span><text:span text:style-name="T3">this</text:span><text:span text:style-name="T2">.push(</text:span><text:tab/><text:span text:style-name="T4">oSS3</text:span><text:tab/><text:span text:style-name="T4">)</text:span><text:span text:style-name="T3">this</text:span><text:span text:style-name="T2">.push(</text:span><text:tab/><text:span text:style-name="T4">rS1</text:span><text:tab/><text:span text:style-name="T4">)</text:span><text:span text:style-name="T3">this</text:span><text:span text:style-name="T2">.push(</text:span><text:tab/><text:span text:style-name="T4">rS2</text:span><text:tab/><text:span text:style-name="T4">)</text:span><text:span text:style-name="T3">this</text:span><text:span text:style-name="T2">.push(</text:span><text:tab/><text:span text:style-name="T4">rS3</text:span><text:tab/><text:span text:style-name="T4">)</text:span><text:span text:style-name="T3">this</text:span><text:span text:style-name="T2">.push(</text:span><text:tab/><text:span text:style-name="T4">rSE1</text:span><text:tab/><text:span text:style-name="T4">)</text:span><text:span text:style-name="T3">this</text:span><text:span text:style-name="T2">.push(</text:span><text:tab/><text:span text:style-name="T4">rSE2</text:span><text:tab/><text:span text:style-name="T4">)</text:span><text:span text:style-name="T3">this</text:span><text:span text:style-name="T2">.push(</text:span><text:tab/><text:span text:style-name="T4">rSE3</text:span><text:tab/><text:span text:style-name="T4">)</text:span><text:span text:style-name="T3">this</text:span><text:span text:style-name="T2">.push(</text:span><text:tab/><text:span text:style-name="T4">rSS1</text:span><text:tab/><text:span text:style-name="T4">)</text:span><text:span text:style-name="T3">this</text:span><text:span text:style-name="T2">.push(</text:span><text:tab/><text:span text:style-name="T4">rSS2</text:span><text:tab/><text:span text:style-name="T4">)</text:span><text:span text:style-name="T3">this</text:span><text:span text:style-name="T2">.push(</text:span><text:tab/><text:span text:style-name="T4">rSS3</text:span><text:tab/><text:span text:style-name="T4">)</text:span><text:span text:style-name="T3">this</text:span><text:span text:style-name="T2">.push(</text:span><text:tab/><text:span text:style-name="T4">bT1</text:span><text:tab/><text:span text:style-name="T4">)</text:span><text:span text:style-name="T3">this</text:span><text:span text:style-name="T2">.push(</text:span><text:tab/><text:span text:style-name="T4">bT2</text:span><text:tab/><text:span text:style-name="T4">)</text:span><text:span text:style-name="T3">this</text:span><text:span text:style-name="T2">.push(</text:span><text:tab/><text:span text:style-name="T4">bT3</text:span><text:tab/><text:span text:style-name="T4">)</text:span><text:span text:style-name="T3">this</text:span><text:span text:style-name="T2">.push(</text:span><text:tab/><text:span text:style-name="T4">bTE1</text:span><text:tab/><text:span text:style-name="T4">)</text:span><text:span text:style-name="T3">this</text:span><text:span text:style-name="T2">.push(</text:span><text:tab/><text:span text:style-name="T4">bTE2</text:span><text:tab/><text:span text:style-name="T4">)</text:span><text:span text:style-name="T3">this</text:span><text:span text:style-name="T2">.push(</text:span><text:tab/><text:span text:style-name="T4">bTE3</text:span><text:tab/><text:span text:style-name="T4">)</text:span><text:span text:style-name="T3">this</text:span><text:span text:style-name="T2">.push(</text:span><text:tab/><text:span text:style-name="T4">bTS1</text:span><text:tab/><text:span text:style-name="T4">)</text:span><text:span text:style-name="T3">this</text:span><text:span text:style-name="T2">.push(</text:span><text:tab/><text:span text:style-name="T4">bTS2</text:span><text:tab/><text:span text:style-name="T4">)</text:span><text:span text:style-name="T3">this</text:span><text:span text:style-name="T2">.push(</text:span><text:tab/><text:span text:style-name="T4">bTS3</text:span><text:tab/><text:span text:style-name="T4">)</text:span><text:span text:style-name="T3">this</text:span><text:span text:style-name="T2">.push(</text:span><text:tab/><text:span text:style-name="T4">gT1</text:span><text:tab/><text:span text:style-name="T4">)</text:span><text:span text:style-name="T3">this</text:span><text:span text:style-name="T2">.push(</text:span><text:tab/><text:span text:style-name="T4">gT2</text:span><text:tab/><text:span text:style-name="T4">)</text:span><text:span text:style-name="T3">this</text:span><text:span text:style-name="T2">.push(</text:span><text:tab/><text:span text:style-name="T4">gT3</text:span><text:tab/><text:span text:style-name="T4">)</text:span><text:span text:style-name="T3">this</text:span><text:span text:style-name="T2">.push(</text:span><text:tab/><text:span text:style-name="T4">gTE1</text:span><text:tab/><text:span text:style-name="T4">)</text:span><text:span text:style-name="T3">this</text:span><text:span text:style-name="T2">.push(</text:span><text:tab/><text:span text:style-name="T4">gTE2</text:span><text:tab/><text:span text:style-name="T4">)</text:span><text:span text:style-name="T3">this</text:span><text:span text:style-name="T2">.push(</text:span><text:tab/><text:span text:style-name="T4">gTE3</text:span><text:tab/><text:span text:style-name="T4">)</text:span><text:span text:style-name="T3">this</text:span><text:span text:style-name="T2">.push(</text:span><text:tab/><text:span text:style-name="T4">gTS1</text:span><text:tab/><text:span text:style-name="T4">)</text:span><text:span text:style-name="T3">this</text:span><text:span text:style-name="T2">.push(</text:span><text:tab/><text:span text:style-name="T4">gTS2</text:span><text:tab/><text:span text:style-name="T4">)</text:span><text:span text:style-name="T3">this</text:span><text:span text:style-name="T2">.push(</text:span><text:tab/><text:span text:style-name="T4">gTS3</text:span><text:tab/><text:span text:style-name="T4">)</text:span><text:span text:style-name="T3">this</text:span><text:span text:style-name="T2">.push(</text:span><text:tab/><text:span text:style-name="T4">oT1</text:span><text:tab/><text:span text:style-name="T4">)</text:span><text:span text:style-name="T3">this</text:span><text:span text:style-name="T2">.push(</text:span><text:tab/><text:span text:style-name="T4">oT2</text:span><text:tab/><text:span text:style-name="T4">)</text:span><text:span text:style-name="T3">this</text:span><text:span text:style-name="T2">.push(</text:span><text:tab/><text:span text:style-name="T4">oT3</text:span><text:tab/><text:span text:style-name="T4">)</text:span><text:span text:style-name="T3">this</text:span><text:span text:style-name="T2">.push(</text:span><text:tab/><text:span text:style-name="T4">oTE1</text:span><text:tab/><text:span text:style-name="T4">)</text:span><text:span text:style-name="T3">this</text:span><text:span text:style-name="T2">.push(</text:span><text:tab/><text:span text:style-name="T4">oTE2</text:span><text:tab/><text:span text:style-name="T4">)</text:span><text:span text:style-name="T3">this</text:span><text:span text:style-name="T2">.push(</text:span><text:tab/><text:span text:style-name="T4">oTE3</text:span><text:tab/><text:span text:style-name="T4">)</text:span><text:span text:style-name="T3">this</text:span><text:span text:style-name="T2">.push(</text:span><text:tab/><text:span text:style-name="T4">oTS1</text:span><text:tab/><text:span text:style-name="T4">)</text:span><text:span text:style-name="T3">this</text:span><text:span text:style-name="T2">.push(</text:span><text:tab/><text:span text:style-name="T4">oTS2</text:span><text:tab/><text:span text:style-name="T4">)</text:span><text:span text:style-name="T3">this</text:span><text:span text:style-name="T2">.push(</text:span><text:tab/><text:span text:style-name="T4">oTS3</text:span><text:tab/><text:span text:style-name="T4">)</text:span><text:span text:style-name="T3">this</text:span><text:span text:style-name="T2">.push(</text:span><text:tab/><text:span text:style-name="T4">rT1</text:span><text:tab/><text:span text:style-name="T4">)</text:span><text:span text:style-name="T3">this</text:span><text:span text:style-name="T2">.push(</text:span><text:tab/><text:span text:style-name="T4">rT2</text:span><text:tab/><text:span text:style-name="T4">)</text:span><text:span text:style-name="T3">this</text:span><text:span text:style-name="T2">.push(</text:span><text:tab/><text:span text:style-name="T4">rT3</text:span><text:tab/><text:span text:style-name="T4">)</text:span><text:span text:style-name="T3">this</text:span><text:span text:style-name="T2">.push(</text:span><text:tab/><text:span text:style-name="T4">rTE1</text:span><text:tab/><text:span text:style-name="T4">)</text:span><text:span text:style-name="T3">this</text:span><text:span text:style-name="T2">.push(</text:span><text:tab/><text:span text:style-name="T4">rTE2</text:span><text:tab/><text:span text:style-name="T4">)</text:span><text:span text:style-name="T3">this</text:span><text:span text:style-name="T2">.push(</text:span><text:tab/><text:span text:style-name="T4">rTE3</text:span><text:tab/><text:span text:style-name="T4">)</text:span><text:span text:style-name="T3">this</text:span><text:span text:style-name="T2">.push(</text:span><text:tab/><text:span text:style-name="T4">rTS1</text:span><text:tab/><text:span text:style-name="T4">)</text:span><text:span text:style-name="T3">this</text:span><text:span text:style-name="T2">.push(</text:span><text:tab/><text:span text:style-name="T4">rTS2</text:span><text:tab/><text:span text:style-name="T4">)</text:span><text:span text:style-name="T3">this</text:span><text:span text:style-name="T2">.push(</text:span><text:tab/><text:span text:style-name="T4">rTS3</text:span><text:tab/><text:span text:style-name="T4">)    }}</text:span>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1.png", </text:p>
          </table:table-cell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2.png",</text:p>
          </table:table-cell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3.png",</text:p>
          </table:table-cell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1.png",<text:tab/></text:p>
          </table:table-cell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2.png",</text:p>
          </table:table-cell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3.png",</text:p>
          </table:table-cell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1.png",<text:tab/></text:p>
          </table:table-cell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2.png",</text:p>
          </table:table-cell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3.png",</text:p>
          </table:table-cell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1.png",<text:tab/></text:p>
          </table:table-cell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2.png",</text:p>
          </table:table-cell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3.png",</text:p>
          </table:table-cell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1.png",<text:tab/></text:p>
          </table:table-cell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2.png",</text:p>
          </table:table-cell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3.png",</text:p>
          </table:table-cell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1.png",<text:tab/></text:p>
          </table:table-cell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2.png",</text:p>
          </table:table-cell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3.png",</text:p>
          </table:table-cell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1.png",<text:tab/></text:p>
          </table:table-cell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2.png",</text:p>
          </table:table-cell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3.png",</text:p>
          </table:table-cell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1.png",<text:tab/></text:p>
          </table:table-cell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2.png",</text:p>
          </table:table-cell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3.png",</text:p>
          </table:table-cell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1.png",<text:tab/></text:p>
          </table:table-cell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2.png",</text:p>
          </table:table-cell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3.png",</text:p>
          </table:table-cell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1.png",<text:tab/></text:p>
          </table:table-cell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2.png",</text:p>
          </table:table-cell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3.png",</text:p>
          </table:table-cell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1.png",<text:tab/></text:p>
          </table:table-cell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2.png",</text:p>
          </table:table-cell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3.png",</text:p>
          </table:table-cell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1.png",<text:tab/></text:p>
          </table:table-cell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2.png",</text:p>
          </table:table-cell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3.png",</text:p>
          </table:table-cell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1.png",<text:tab/></text:p>
          </table:table-cell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2.png",</text:p>
          </table:table-cell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3.png",</text:p>
          </table:table-cell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1.png",<text:tab/></text:p>
          </table:table-cell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2.png",</text:p>
          </table:table-cell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3.png",</text:p>
          </table:table-cell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1.png",<text:tab/></text:p>
          </table:table-cell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2.png",</text:p>
          </table:table-cell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3.png",</text:p>
          </table:table-cell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1.png",<text:tab/></text:p>
          </table:table-cell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2.png",</text:p>
          </table:table-cell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3.png",</text:p>
          </table:table-cell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1.png",<text:tab/></text:p>
          </table:table-cell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2.png",</text:p>
          </table:table-cell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3.png",</text:p>
          </table:table-cell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1.png",<text:tab/></text:p>
          </table:table-cell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2.png",</text:p>
          </table:table-cell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3.png",</text:p>
          </table:table-cell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1.png",<text:tab/></text:p>
          </table:table-cell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2.png",</text:p>
          </table:table-cell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3.png",</text:p>
          </table:table-cell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1.png",<text:tab/></text:p>
          </table:table-cell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2.png",</text:p>
          </table:table-cell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3.png",</text:p>
          </table:table-cell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1.png",<text:tab/></text:p>
          </table:table-cell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2.png",</text:p>
          </table:table-cell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3.png",</text:p>
          </table:table-cell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1.png",<text:tab/></text:p>
          </table:table-cell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2.png",</text:p>
          </table:table-cell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3.png",</text:p>
          </table:table-cell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1.png",<text:tab/></text:p>
          </table:table-cell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2.png",</text:p>
          </table:table-cell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3.png",</text:p>
          </table:table-cell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1.png",<text:tab/></text:p>
          </table:table-cell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2.png",</text:p>
          </table:table-cell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3.png",</text:p>
          </table:table-cell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1.png",<text:tab/></text:p>
          </table:table-cell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2.png",</text:p>
          </table:table-cell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3.png",</text:p>
          </table:table-cell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1.png",<text:tab/></text:p>
          </table:table-cell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2.png",</text:p>
          </table:table-cell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3.png",</text:p>
          </table:table-cell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1.png",<text:tab/></text:p>
          </table:table-cell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2.png",</text:p>
          </table:table-cell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3.png",</text:p>
          </table:table-cell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1.png",<text:tab/></text:p>
          </table:table-cell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2.png",</text:p>
          </table:table-cell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3.png",</text:p>
          </table:table-cell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1.png",<text:tab/></text:p>
          </table:table-cell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2.png",</text:p>
          </table:table-cell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3.png",</text:p>
          </table:table-cell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1.png",<text:tab/></text:p>
          </table:table-cell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2.png",</text:p>
          </table:table-cell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3.png",</text:p>
          </table:table-cell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1.png",<text:tab/></text:p>
          </table:table-cell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2.png",</text:p>
          </table:table-cell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3.png",</text:p>
          </table:table-cell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1.png",<text:tab/></text:p>
          </table:table-cell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2.png",</text:p>
          </table:table-cell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3.png",</text:p>
          </table:table-cell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1.png",<text:tab/></text:p>
          </table:table-cell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2.png",</text:p>
          </table:table-cell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3.png",</text:p>
          </table:table-cell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1.png",<text:tab/></text:p>
          </table:table-cell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2.png",</text:p>
          </table:table-cell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3.png",</text:p>
          </table:table-cell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1.png",<text:tab/></text:p>
          </table:table-cell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2.png",</text:p>
          </table:table-cell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3.png",</text:p>
          </table:table-cell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1.png",<text:tab/></text:p>
          </table:table-cell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2.png",</text:p>
          </table:table-cell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3.png",</text:p>
          </table:table-cell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1.png",<text:tab/></text:p>
          </table:table-cell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2.png",</text:p>
          </table:table-cell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3.png",</text:p>
          </table:table-cell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1.png",<text:tab/></text:p>
          </table:table-cell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2.png",</text:p>
          </table:table-cell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3.png",</text:p>
          </table:table-cell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1.png",<text:tab/></text:p>
          </table:table-cell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2.png",</text:p>
          </table:table-cell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3.png",</text:p>
          </table:table-cell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1.png",<text:tab/></text:p>
          </table:table-cell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2.png",</text:p>
          </table:table-cell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3.png",</text:p>
          </table:table-cell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1.png",<text:tab/></text:p>
          </table:table-cell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2.png",</text:p>
          </table:table-cell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3.png",</text:p>
          </table:table-cell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1.png",<text:tab/></text:p>
          </table:table-cell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2.png",</text:p>
          </table:table-cell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3.png",</text:p>
          </table:table-cell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1.png",<text:tab/></text:p>
          </table:table-cell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2.png",</text:p>
          </table:table-cell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3.png",</text:p>
          </table:table-cell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1.png",<text:tab/></text:p>
          </table:table-cell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2.png",</text:p>
          </table:table-cell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3.png",</text:p>
          </table:table-cell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1.png",<text:tab/></text:p>
          </table:table-cell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2.png",</text:p>
          </table:table-cell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3.png",</text:p>
          </table:table-cell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1.png",<text:tab/></text:p>
          </table:table-cell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2.png",</text:p>
          </table:table-cell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3.png",</text:p>
          </table:table-cell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1.png",<text:tab/></text:p>
          </table:table-cell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2.png",</text:p>
          </table:table-cell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3.png",</text:p>
          </table:table-cell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1.png",<text:tab/></text:p>
          </table:table-cell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2.png",</text:p>
          </table:table-cell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3.png",</text:p>
          </table:table-cell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1.png", 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2.png",</text:p>
          </table:table-cell>
          <table:table-cell office:value-type="string" calcext:value-type="string">
            <text:p>colecci_n_blue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3.png",</text:p>
          </table:table-cell>
          <table:table-cell office:value-type="string" calcext:value-type="string">
            <text:p>colecci_n_blue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1.png",<text:tab/></text:p>
          </table:table-cell>
          <table:table-cell office:value-type="string" calcext:value-type="string">
            <text:p>colecci_n_blue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2.png",</text:p>
          </table:table-cell>
          <table:table-cell office:value-type="string" calcext:value-type="string">
            <text:p>colecci_n_blue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3.png",</text:p>
          </table:table-cell>
          <table:table-cell office:value-type="string" calcext:value-type="string">
            <text:p>colecci_n_blue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1.png",<text:tab/></text:p>
          </table:table-cell>
          <table:table-cell office:value-type="string" calcext:value-type="string">
            <text:p>colecci_n_blue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2.png",</text:p>
          </table:table-cell>
          <table:table-cell office:value-type="string" calcext:value-type="string">
            <text:p>colecci_n_blue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3.png",</text:p>
          </table:table-cell>
          <table:table-cell office:value-type="string" calcext:value-type="string">
            <text:p>colecci_n_blue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1.png",<text:tab/></text:p>
          </table:table-cell>
          <table:table-cell office:value-type="string" calcext:value-type="string">
            <text:p>colecci_n_green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2.png",</text:p>
          </table:table-cell>
          <table:table-cell office:value-type="string" calcext:value-type="string">
            <text:p>colecci_n_green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3.png",</text:p>
          </table:table-cell>
          <table:table-cell office:value-type="string" calcext:value-type="string">
            <text:p>colecci_n_green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1.png",<text:tab/></text:p>
          </table:table-cell>
          <table:table-cell office:value-type="string" calcext:value-type="string">
            <text:p>colecci_n_green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2.png",</text:p>
          </table:table-cell>
          <table:table-cell office:value-type="string" calcext:value-type="string">
            <text:p>colecci_n_green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//</text:p>
          </table:table-cell>
          <table:table-cell office:value-type="string" calcext:value-type="string">
            <text:p>Creat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g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3.png",</text:p>
          </table:table-cell>
          <table:table-cell office:value-type="string" calcext:value-type="string">
            <text:p>colecci_n_green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//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objects,</text:p>
          </table:table-cell>
          <table:table-cell office:value-type="string" calcext:value-type="string">
            <text:p>images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es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1.png",<text:tab/></text:p>
          </table:table-cell>
          <table:table-cell office:value-type="string" calcext:value-type="string">
            <text:p>colecci_n_green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package</text:p>
          </table:table-cell>
          <table:table-cell office:value-type="string" calcext:value-type="string">
            <text:p>col.co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2.png",</text:p>
          </table:table-cell>
          <table:table-cell office:value-type="string" calcext:value-type="string">
            <text:p>colecci_n_green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3.png",</text:p>
          </table:table-cell>
          <table:table-cell office:value-type="string" calcext:value-type="string">
            <text:p>colecci_n_green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import</text:p>
          </table:table-cell>
          <table:table-cell office:value-type="string" calcext:value-type="string">
            <text:p>android.media.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1.png",<text:tab/></text:p>
          </table:table-cell>
          <table:table-cell office:value-type="string" calcext:value-type="string">
            <text:p>colecci_n_orange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2.png",</text:p>
          </table:table-cell>
          <table:table-cell office:value-type="string" calcext:value-type="string">
            <text:p>colecci_n_orange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class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ck&lt;Card?&gt;()</text:p>
          </table:table-cell>
          <table:table-cell office:value-type="string" calcext:value-type="string">
            <text:p>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3.png",</text:p>
          </table:table-cell>
          <table:table-cell office:value-type="string" calcext:value-type="string">
            <text:p>colecci_n_orange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init</text:p>
          </table:table-cell>
          <table:table-cell office:value-type="string" calcext:value-type="string">
            <text:p>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1.png",<text:tab/></text:p>
          </table:table-cell>
          <table:table-cell office:value-type="string" calcext:value-type="string">
            <text:p>colecci_n_orange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2.png",</text:p>
          </table:table-cell>
          <table:table-cell office:value-type="string" calcext:value-type="string">
            <text:p>colecci_n_orange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3.png",</text:p>
          </table:table-cell>
          <table:table-cell office:value-type="string" calcext:value-type="string">
            <text:p>colecci_n_orange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// Creates the deck for the gam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1.png",<text:tab/></text:p>
          </table:table-cell>
          <table:table-cell office:value-type="string" calcext:value-type="string">
            <text:p>colecci_n_orange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// Adds card objects, images, and pushes into a s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2.png",</text:p>
          </table:table-cell>
          <table:table-cell office:value-type="string" calcext:value-type="string">
            <text:p>colecci_n_orange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package col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3.png",</text:p>
          </table:table-cell>
          <table:table-cell office:value-type="string" calcext:value-type="string">
            <text:p>colecci_n_orange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1.png",<text:tab/></text:p>
          </table:table-cell>
          <table:table-cell office:value-type="string" calcext:value-type="string">
            <text:p>colecci_n_red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import android.media.Im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2.png",</text:p>
          </table:table-cell>
          <table:table-cell office:value-type="string" calcext:value-type="string">
            <text:p>colecci_n_red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3.png",</text:p>
          </table:table-cell>
          <table:table-cell office:value-type="string" calcext:value-type="string">
            <text:p>colecci_n_red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class Deck : Stack&lt;Card?&gt;(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1.png",<text:tab/></text:p>
          </table:table-cell>
          <table:table-cell office:value-type="string" calcext:value-type="string">
            <text:p>colecci_n_red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init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2.png",</text:p>
          </table:table-cell>
          <table:table-cell office:value-type="string" calcext:value-type="string">
            <text:p>colecci_n_red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3.png",</text:p>
          </table:table-cell>
          <table:table-cell office:value-type="string" calcext:value-type="string">
            <text:p>colecci_n_red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1.png",<text:tab/></text:p>
          </table:table-cell>
          <table:table-cell office:value-type="string" calcext:value-type="string">
            <text:p>colecci_n_red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2.png",</text:p>
          </table:table-cell>
          <table:table-cell office:value-type="string" calcext:value-type="string">
            <text:p>colecci_n_red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3.png",</text:p>
          </table:table-cell>
          <table:table-cell office:value-type="string" calcext:value-type="string">
            <text:p>colecci_n_red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1.png",<text:tab/></text:p>
          </table:table-cell>
          <table:table-cell office:value-type="string" calcext:value-type="string">
            <text:p>colecci_n_blue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2.png",</text:p>
          </table:table-cell>
          <table:table-cell office:value-type="string" calcext:value-type="string">
            <text:p>colecci_n_blue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3.png",</text:p>
          </table:table-cell>
          <table:table-cell office:value-type="string" calcext:value-type="string">
            <text:p>colecci_n_blue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1.png",<text:tab/></text:p>
          </table:table-cell>
          <table:table-cell office:value-type="string" calcext:value-type="string">
            <text:p>colecci_n_blue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2.png",</text:p>
          </table:table-cell>
          <table:table-cell office:value-type="string" calcext:value-type="string">
            <text:p>colecci_n_blue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3.png",</text:p>
          </table:table-cell>
          <table:table-cell office:value-type="string" calcext:value-type="string">
            <text:p>colecci_n_blue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1.png",<text:tab/></text:p>
          </table:table-cell>
          <table:table-cell office:value-type="string" calcext:value-type="string">
            <text:p>colecci_n_blue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2.png",</text:p>
          </table:table-cell>
          <table:table-cell office:value-type="string" calcext:value-type="string">
            <text:p>colecci_n_blue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3.png",</text:p>
          </table:table-cell>
          <table:table-cell office:value-type="string" calcext:value-type="string">
            <text:p>colecci_n_blue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1.png",<text:tab/></text:p>
          </table:table-cell>
          <table:table-cell office:value-type="string" calcext:value-type="string">
            <text:p>colecci_n_green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2.png",</text:p>
          </table:table-cell>
          <table:table-cell office:value-type="string" calcext:value-type="string">
            <text:p>colecci_n_green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3.png",</text:p>
          </table:table-cell>
          <table:table-cell office:value-type="string" calcext:value-type="string">
            <text:p>colecci_n_green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1.png",<text:tab/></text:p>
          </table:table-cell>
          <table:table-cell office:value-type="string" calcext:value-type="string">
            <text:p>colecci_n_green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2.png",</text:p>
          </table:table-cell>
          <table:table-cell office:value-type="string" calcext:value-type="string">
            <text:p>colecci_n_green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3.png",</text:p>
          </table:table-cell>
          <table:table-cell office:value-type="string" calcext:value-type="string">
            <text:p>colecci_n_green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1.png",<text:tab/></text:p>
          </table:table-cell>
          <table:table-cell office:value-type="string" calcext:value-type="string">
            <text:p>colecci_n_green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2.png",</text:p>
          </table:table-cell>
          <table:table-cell office:value-type="string" calcext:value-type="string">
            <text:p>colecci_n_green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3.png",</text:p>
          </table:table-cell>
          <table:table-cell office:value-type="string" calcext:value-type="string">
            <text:p>colecci_n_green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1.png",<text:tab/></text:p>
          </table:table-cell>
          <table:table-cell office:value-type="string" calcext:value-type="string">
            <text:p>colecci_n_orange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2.png",</text:p>
          </table:table-cell>
          <table:table-cell office:value-type="string" calcext:value-type="string">
            <text:p>colecci_n_orange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3.png",</text:p>
          </table:table-cell>
          <table:table-cell office:value-type="string" calcext:value-type="string">
            <text:p>colecci_n_orange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1.png",<text:tab/></text:p>
          </table:table-cell>
          <table:table-cell office:value-type="string" calcext:value-type="string">
            <text:p>colecci_n_orange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2.png",</text:p>
          </table:table-cell>
          <table:table-cell office:value-type="string" calcext:value-type="string">
            <text:p>colecci_n_orange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3.png",</text:p>
          </table:table-cell>
          <table:table-cell office:value-type="string" calcext:value-type="string">
            <text:p>colecci_n_orange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1.png",<text:tab/></text:p>
          </table:table-cell>
          <table:table-cell office:value-type="string" calcext:value-type="string">
            <text:p>colecci_n_orange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2.png",</text:p>
          </table:table-cell>
          <table:table-cell office:value-type="string" calcext:value-type="string">
            <text:p>colecci_n_orange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3.png",</text:p>
          </table:table-cell>
          <table:table-cell office:value-type="string" calcext:value-type="string">
            <text:p>colecci_n_orange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1.png",<text:tab/></text:p>
          </table:table-cell>
          <table:table-cell office:value-type="string" calcext:value-type="string">
            <text:p>colecci_n_red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2.png",</text:p>
          </table:table-cell>
          <table:table-cell office:value-type="string" calcext:value-type="string">
            <text:p>colecci_n_red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3.png",</text:p>
          </table:table-cell>
          <table:table-cell office:value-type="string" calcext:value-type="string">
            <text:p>colecci_n_red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1.png",<text:tab/></text:p>
          </table:table-cell>
          <table:table-cell office:value-type="string" calcext:value-type="string">
            <text:p>colecci_n_red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2.png",</text:p>
          </table:table-cell>
          <table:table-cell office:value-type="string" calcext:value-type="string">
            <text:p>colecci_n_red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3.png",</text:p>
          </table:table-cell>
          <table:table-cell office:value-type="string" calcext:value-type="string">
            <text:p>colecci_n_red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1.png",<text:tab/></text:p>
          </table:table-cell>
          <table:table-cell office:value-type="string" calcext:value-type="string">
            <text:p>colecci_n_red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2.png",</text:p>
          </table:table-cell>
          <table:table-cell office:value-type="string" calcext:value-type="string">
            <text:p>colecci_n_red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3.png",</text:p>
          </table:table-cell>
          <table:table-cell office:value-type="string" calcext:value-type="string">
            <text:p>colecci_n_red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1.png",<text:tab/></text:p>
          </table:table-cell>
          <table:table-cell office:value-type="string" calcext:value-type="string">
            <text:p>colecci_n_blue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2.png",</text:p>
          </table:table-cell>
          <table:table-cell office:value-type="string" calcext:value-type="string">
            <text:p>colecci_n_blue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3.png",</text:p>
          </table:table-cell>
          <table:table-cell office:value-type="string" calcext:value-type="string">
            <text:p>colecci_n_blue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1.png",<text:tab/></text:p>
          </table:table-cell>
          <table:table-cell office:value-type="string" calcext:value-type="string">
            <text:p>colecci_n_blue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2.png",</text:p>
          </table:table-cell>
          <table:table-cell office:value-type="string" calcext:value-type="string">
            <text:p>colecci_n_blue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3.png",</text:p>
          </table:table-cell>
          <table:table-cell office:value-type="string" calcext:value-type="string">
            <text:p>colecci_n_blue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1.png",<text:tab/></text:p>
          </table:table-cell>
          <table:table-cell office:value-type="string" calcext:value-type="string">
            <text:p>colecci_n_blue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2.png",</text:p>
          </table:table-cell>
          <table:table-cell office:value-type="string" calcext:value-type="string">
            <text:p>colecci_n_blue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3.png",</text:p>
          </table:table-cell>
          <table:table-cell office:value-type="string" calcext:value-type="string">
            <text:p>colecci_n_blue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1.png",<text:tab/></text:p>
          </table:table-cell>
          <table:table-cell office:value-type="string" calcext:value-type="string">
            <text:p>colecci_n_green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2.png",</text:p>
          </table:table-cell>
          <table:table-cell office:value-type="string" calcext:value-type="string">
            <text:p>colecci_n_green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3.png",</text:p>
          </table:table-cell>
          <table:table-cell office:value-type="string" calcext:value-type="string">
            <text:p>colecci_n_green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1.png",<text:tab/></text:p>
          </table:table-cell>
          <table:table-cell office:value-type="string" calcext:value-type="string">
            <text:p>colecci_n_green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2.png",</text:p>
          </table:table-cell>
          <table:table-cell office:value-type="string" calcext:value-type="string">
            <text:p>colecci_n_green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3.png",</text:p>
          </table:table-cell>
          <table:table-cell office:value-type="string" calcext:value-type="string">
            <text:p>colecci_n_green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1.png",<text:tab/></text:p>
          </table:table-cell>
          <table:table-cell office:value-type="string" calcext:value-type="string">
            <text:p>colecci_n_green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2.png",</text:p>
          </table:table-cell>
          <table:table-cell office:value-type="string" calcext:value-type="string">
            <text:p>colecci_n_green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3.png",</text:p>
          </table:table-cell>
          <table:table-cell office:value-type="string" calcext:value-type="string">
            <text:p>colecci_n_green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1.png",<text:tab/></text:p>
          </table:table-cell>
          <table:table-cell office:value-type="string" calcext:value-type="string">
            <text:p>colecci_n_orange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2.png",</text:p>
          </table:table-cell>
          <table:table-cell office:value-type="string" calcext:value-type="string">
            <text:p>colecci_n_orange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3.png",</text:p>
          </table:table-cell>
          <table:table-cell office:value-type="string" calcext:value-type="string">
            <text:p>colecci_n_orange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1.png",<text:tab/></text:p>
          </table:table-cell>
          <table:table-cell office:value-type="string" calcext:value-type="string">
            <text:p>colecci_n_orange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2.png",</text:p>
          </table:table-cell>
          <table:table-cell office:value-type="string" calcext:value-type="string">
            <text:p>colecci_n_orange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3.png",</text:p>
          </table:table-cell>
          <table:table-cell office:value-type="string" calcext:value-type="string">
            <text:p>colecci_n_orange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1.png",<text:tab/></text:p>
          </table:table-cell>
          <table:table-cell office:value-type="string" calcext:value-type="string">
            <text:p>colecci_n_orange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2.png",</text:p>
          </table:table-cell>
          <table:table-cell office:value-type="string" calcext:value-type="string">
            <text:p>colecci_n_orange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3.png",</text:p>
          </table:table-cell>
          <table:table-cell office:value-type="string" calcext:value-type="string">
            <text:p>colecci_n_orange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1.png",<text:tab/></text:p>
          </table:table-cell>
          <table:table-cell office:value-type="string" calcext:value-type="string">
            <text:p>colecci_n_red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2.png",</text:p>
          </table:table-cell>
          <table:table-cell office:value-type="string" calcext:value-type="string">
            <text:p>colecci_n_red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3.png",</text:p>
          </table:table-cell>
          <table:table-cell office:value-type="string" calcext:value-type="string">
            <text:p>colecci_n_red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1.png",<text:tab/></text:p>
          </table:table-cell>
          <table:table-cell office:value-type="string" calcext:value-type="string">
            <text:p>colecci_n_red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2.png",</text:p>
          </table:table-cell>
          <table:table-cell office:value-type="string" calcext:value-type="string">
            <text:p>colecci_n_red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3.png",</text:p>
          </table:table-cell>
          <table:table-cell office:value-type="string" calcext:value-type="string">
            <text:p>colecci_n_red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1.png",<text:tab/></text:p>
          </table:table-cell>
          <table:table-cell office:value-type="string" calcext:value-type="string">
            <text:p>colecci_n_red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2.png",</text:p>
          </table:table-cell>
          <table:table-cell office:value-type="string" calcext:value-type="string">
            <text:p>colecci_n_red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3.png",</text:p>
          </table:table-cell>
          <table:table-cell office:value-type="string" calcext:value-type="string">
            <text:p>colecci_n_red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1.png",<text:tab/></text:p>
          </table:table-cell>
          <table:table-cell office:value-type="string" calcext:value-type="string">
            <text:p>colecci_n_blue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2.png",</text:p>
          </table:table-cell>
          <table:table-cell office:value-type="string" calcext:value-type="string">
            <text:p>colecci_n_blue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3.png",</text:p>
          </table:table-cell>
          <table:table-cell office:value-type="string" calcext:value-type="string">
            <text:p>colecci_n_blue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1.png",<text:tab/></text:p>
          </table:table-cell>
          <table:table-cell office:value-type="string" calcext:value-type="string">
            <text:p>colecci_n_blue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2.png",</text:p>
          </table:table-cell>
          <table:table-cell office:value-type="string" calcext:value-type="string">
            <text:p>colecci_n_blue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3.png",</text:p>
          </table:table-cell>
          <table:table-cell office:value-type="string" calcext:value-type="string">
            <text:p>colecci_n_blue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1.png",<text:tab/></text:p>
          </table:table-cell>
          <table:table-cell office:value-type="string" calcext:value-type="string">
            <text:p>colecci_n_blue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2.png",</text:p>
          </table:table-cell>
          <table:table-cell office:value-type="string" calcext:value-type="string">
            <text:p>colecci_n_blue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3.png",</text:p>
          </table:table-cell>
          <table:table-cell office:value-type="string" calcext:value-type="string">
            <text:p>colecci_n_blue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1.png",<text:tab/></text:p>
          </table:table-cell>
          <table:table-cell office:value-type="string" calcext:value-type="string">
            <text:p>colecci_n_green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2.png",</text:p>
          </table:table-cell>
          <table:table-cell office:value-type="string" calcext:value-type="string">
            <text:p>colecci_n_green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3.png",</text:p>
          </table:table-cell>
          <table:table-cell office:value-type="string" calcext:value-type="string">
            <text:p>colecci_n_green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1.png",<text:tab/></text:p>
          </table:table-cell>
          <table:table-cell office:value-type="string" calcext:value-type="string">
            <text:p>colecci_n_green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2.png",</text:p>
          </table:table-cell>
          <table:table-cell office:value-type="string" calcext:value-type="string">
            <text:p>colecci_n_green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3.png",</text:p>
          </table:table-cell>
          <table:table-cell office:value-type="string" calcext:value-type="string">
            <text:p>colecci_n_green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1.png",<text:tab/></text:p>
          </table:table-cell>
          <table:table-cell office:value-type="string" calcext:value-type="string">
            <text:p>colecci_n_green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2.png",</text:p>
          </table:table-cell>
          <table:table-cell office:value-type="string" calcext:value-type="string">
            <text:p>colecci_n_green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3.png",</text:p>
          </table:table-cell>
          <table:table-cell office:value-type="string" calcext:value-type="string">
            <text:p>colecci_n_green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1.png",<text:tab/></text:p>
          </table:table-cell>
          <table:table-cell office:value-type="string" calcext:value-type="string">
            <text:p>colecci_n_orange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2.png",</text:p>
          </table:table-cell>
          <table:table-cell office:value-type="string" calcext:value-type="string">
            <text:p>colecci_n_orange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3.png",</text:p>
          </table:table-cell>
          <table:table-cell office:value-type="string" calcext:value-type="string">
            <text:p>colecci_n_orange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1.png",<text:tab/></text:p>
          </table:table-cell>
          <table:table-cell office:value-type="string" calcext:value-type="string">
            <text:p>colecci_n_orange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2.png",</text:p>
          </table:table-cell>
          <table:table-cell office:value-type="string" calcext:value-type="string">
            <text:p>colecci_n_orange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3.png",</text:p>
          </table:table-cell>
          <table:table-cell office:value-type="string" calcext:value-type="string">
            <text:p>colecci_n_orange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1.png",<text:tab/></text:p>
          </table:table-cell>
          <table:table-cell office:value-type="string" calcext:value-type="string">
            <text:p>colecci_n_orange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2.png",</text:p>
          </table:table-cell>
          <table:table-cell office:value-type="string" calcext:value-type="string">
            <text:p>colecci_n_orange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3.png",</text:p>
          </table:table-cell>
          <table:table-cell office:value-type="string" calcext:value-type="string">
            <text:p>colecci_n_orange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1.png",<text:tab/></text:p>
          </table:table-cell>
          <table:table-cell office:value-type="string" calcext:value-type="string">
            <text:p>colecci_n_red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2.png",</text:p>
          </table:table-cell>
          <table:table-cell office:value-type="string" calcext:value-type="string">
            <text:p>colecci_n_red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3.png",</text:p>
          </table:table-cell>
          <table:table-cell office:value-type="string" calcext:value-type="string">
            <text:p>colecci_n_red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1.png",<text:tab/></text:p>
          </table:table-cell>
          <table:table-cell office:value-type="string" calcext:value-type="string">
            <text:p>colecci_n_red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2.png",</text:p>
          </table:table-cell>
          <table:table-cell office:value-type="string" calcext:value-type="string">
            <text:p>colecci_n_red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3.png",</text:p>
          </table:table-cell>
          <table:table-cell office:value-type="string" calcext:value-type="string">
            <text:p>colecci_n_red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1.png",<text:tab/></text:p>
          </table:table-cell>
          <table:table-cell office:value-type="string" calcext:value-type="string">
            <text:p>colecci_n_red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2.png",</text:p>
          </table:table-cell>
          <table:table-cell office:value-type="string" calcext:value-type="string">
            <text:p>colecci_n_red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3.png",</text:p>
          </table:table-cell>
          <table:table-cell office:value-type="string" calcext:value-type="string">
            <text:p>colecci_n_red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"./Parallelograms/Colección_Blue_Parallelogram_1.png", 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"./Parallelograms/Colección_Blue_Parallelogram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"./Parallelograms/Colección_Blue_Parallelogram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"./Parallelograms/Colección_Blue_Parallelogram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"./Parallelograms/Colección_Blue_Parallelogram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"./Parallelograms/Colección_Blue_Parallelogram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"./Parallelograms/Colección_Blue_Parallelogram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"./Parallelograms/Colección_Blue_Parallelogram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"./Parallelograms/Colección_Blue_Parallelogram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"./Parallelograms/Colección_Green_Parallelogram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"./Parallelograms/Colección_Green_Parallelogram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"./Parallelograms/Colección_Green_Parallelogram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"./Parallelograms/Colección_Green_Parallelogram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"./Parallelograms/Colección_Green_Parallelogram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"./Parallelograms/Colección_Green_Parallelogram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"./Parallelograms/Colección_Green_Parallelogram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"./Parallelograms/Colección_Green_Parallelogram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"./Parallelograms/Colección_Green_Parallelogram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"./Parallelograms/Colección_Orange_Parallelogram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"./Parallelograms/Colección_Orange_Parallelogram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"./Parallelograms/Colección_Orange_Parallelogram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"./Parallelograms/Colección_Orange_Parallelogram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"./Parallelograms/Colección_Orange_Parallelogram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"./Parallelograms/Colección_Orange_Parallelogram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"./Parallelograms/Colección_Orange_Parallelogram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"./Parallelograms/Colección_Orange_Parallelogram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"./Parallelograms/Colección_Orange_Parallelogram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"./Parallelograms/Colección_Red_Parallelogram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"./Parallelograms/Colección_Red_Parallelogram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"./Parallelograms/Colección_Red_Parallelogram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"./Parallelograms/Colección_Red_Parallelogram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"./Parallelograms/Colección_Red_Parallelogram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"./Parallelograms/Colección_Red_Parallelogram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"./Parallelograms/Colección_Red_Parallelogram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"./Parallelograms/Colección_Red_Parallelogram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"./Parallelograms/Colección_Red_Parallelogram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"./Rectangles/Colección_Blue_Rectang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"./Rectangles/Colección_Blue_Rectang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"./Rectangles/Colección_Blue_Rectang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"./Rectangles/Colección_Blue_Rectang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"./Rectangles/Colección_Blue_Rectang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"./Rectangles/Colección_Blue_Rectang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"./Rectangles/Colección_Blue_Rectang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"./Rectangles/Colección_Blue_Rectang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"./Rectangles/Colección_Blue_Rectang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"./Rectangles/Colección_Green_Rectang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"./Rectangles/Colección_Green_Rectang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"./Rectangles/Colección_Green_Rectang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"./Rectangles/Colección_Green_Rectang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"./Rectangles/Colección_Green_Rectang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"./Rectangles/Colección_Green_Rectang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"./Rectangles/Colección_Green_Rectang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"./Rectangles/Colección_Green_Rectang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"./Rectangles/Colección_Green_Rectang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"./Rectangles/Colección_Orange_Rectang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"./Rectangles/Colección_Orange_Rectang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"./Rectangles/Colección_Orange_Rectang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"./Rectangles/Colección_Orange_Rectang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"./Rectangles/Colección_Orange_Rectang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"./Rectangles/Colección_Orange_Rectang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"./Rectangles/Colección_Orange_Rectang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"./Rectangles/Colección_Orange_Rectang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"./Rectangles/Colección_Orange_Rectang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"./Rectangles/Colección_Red_Rectang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"./Rectangles/Colección_Red_Rectang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"./Rectangles/Colección_Red_Rectang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"./Rectangles/Colección_Red_Rectang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"./Rectangles/Colección_Red_Rectang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"./Rectangles/Colección_Red_Rectang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"./Rectangles/Colección_Red_Rectang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"./Rectangles/Colección_Red_Rectang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"./Rectangles/Colección_Red_Rectang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"./Semicircles/Colección_Blue_Semicirc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"./Semicircles/Colección_Blue_Semicirc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"./Semicircles/Colección_Blue_Semicirc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"./Semicircles/Colección_Blue_Semicirc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"./Semicircles/Colección_Blue_Semicirc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"./Semicircles/Colección_Blue_Semicirc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"./Semicircles/Colección_Blue_Semicirc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"./Semicircles/Colección_Blue_Semicirc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"./Semicircles/Colección_Blue_Semicirc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"./Semicircles/Colección_Green_Semicirc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"./Semicircles/Colección_Green_Semicirc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"./Semicircles/Colección_Green_Semicirc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"./Semicircles/Colección_Green_Semicirc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"./Semicircles/Colección_Green_Semicirc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"./Semicircles/Colección_Green_Semicirc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"./Semicircles/Colección_Green_Semicirc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"./Semicircles/Colección_Green_Semicirc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"./Semicircles/Colección_Green_Semicirc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"./Semicircles/Colección_Orange_Semicirc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"./Semicircles/Colección_Orange_Semicirc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"./Semicircles/Colección_Orange_Semicirc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"./Semicircles/Colección_Orange_Semicirc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"./Semicircles/Colección_Orange_Semicirc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"./Semicircles/Colección_Orange_Semicirc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"./Semicircles/Colección_Orange_Semicirc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"./Semicircles/Colección_Orange_Semicirc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"./Semicircles/Colección_Orange_Semicirc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"./Semicircles/Colección_Red_Semicirc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"./Semicircles/Colección_Red_Semicirc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"./Semicircles/Colección_Red_Semicirc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"./Semicircles/Colección_Red_Semicirc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"./Semicircles/Colección_Red_Semicirc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"./Semicircles/Colección_Red_Semicirc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"./Semicircles/Colección_Red_Semicirc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"./Semicircles/Colección_Red_Semicirc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"./Semicircles/Colección_Red_Semicirc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"./Triangles/Colección_Blue_Triang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"./Triangles/Colección_Blue_Triang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"./Triangles/Colección_Blue_Triang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"./Triangles/Colección_Blue_Triang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"./Triangles/Colección_Blue_Triang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"./Triangles/Colección_Blue_Triang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"./Triangles/Colección_Blue_Triang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"./Triangles/Colección_Blue_Triang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"./Triangles/Colección_Blue_Triang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"./Triangles/Colección_Green_Triang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"./Triangles/Colección_Green_Triang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"./Triangles/Colección_Green_Triang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"./Triangles/Colección_Green_Triang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"./Triangles/Colección_Green_Triang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"./Triangles/Colección_Green_Triang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"./Triangles/Colección_Green_Triang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"./Triangles/Colección_Green_Triang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"./Triangles/Colección_Green_Triang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"./Triangles/Colección_Orange_Triang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"./Triangles/Colección_Orange_Triang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"./Triangles/Colección_Orange_Triang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"./Triangles/Colección_Orange_Triang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"./Triangles/Colección_Orange_Triang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"./Triangles/Colección_Orange_Triang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"./Triangles/Colección_Orange_Triang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"./Triangles/Colección_Orange_Triang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"./Triangles/Colección_Orange_Triangle_S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"./Triangles/Colección_Red_Triangl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"./Triangles/Colección_Red_Triangl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"./Triangles/Colección_Red_Triangl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"./Triangles/Colección_Red_Triangle_E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"./Triangles/Colección_Red_Triangle_E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"./Triangles/Colección_Red_Triangle_E_3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"./Triangles/Colección_Red_Triangle_S_1.png",<text:tab/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"./Triangles/Colección_Red_Triangle_S_2.png",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"./Triangles/Colección_Red_Triangle_S_3.png",</text:p>
          </table:table-cell>
          <table:table-cell table:number-columns-repeated="23"/>
        </table:table-row>
      </table:table>
      <table:table table:name="Sheet8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1" table:number-columns-repeated="2" table:default-cell-style-name="Default"/>
        <table:table-column table:style-name="co5" table:number-columns-repeated="9" table:default-cell-style-name="Default"/>
        <table:table-column table:style-name="co24" table:default-cell-style-name="Default"/>
        <table:table-column table:style-name="co5" table:number-columns-repeated="117" table:default-cell-style-name="Default"/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y Color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By Shape</text:p>
          </table:table-cell>
          <table:table-cell office:value-type="string" calcext:value-type="string">
            <text:p>colecci_n_blue_parallelogram_1</text:p>
          </table:table-cell>
          <table:table-cell table:number-columns-repeated="2"/>
          <table:table-cell office:value-type="string" calcext:value-type="string">
            <text:p>colecci_n_blue_parallelogram_1</text:p>
          </table:table-cell>
          <table:table-cell/>
          <table:table-cell office:value-type="string" calcext:value-type="string">
            <text:p>aurora_over_canada_2016</text:p>
          </table:table-cell>
          <table:table-cell table:number-columns-repeated="7"/>
          <table:table-cell office:value-type="string" calcext:value-type="string">
            <text:p>/home/cronus/GitHub/Coleccion_Android/app/src/main/res/drawable/aurora_over_canada_2016.jp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2</text:p>
          </table:table-cell>
          <table:table-cell/>
          <table:table-cell office:value-type="string" calcext:value-type="string">
            <text:p>colecci_n_blue_parallelogram_2</text:p>
          </table:table-cell>
          <table:table-cell table:number-columns-repeated="2"/>
          <table:table-cell office:value-type="string" calcext:value-type="string">
            <text:p>colecci_n_blue_parallelogram_2</text:p>
          </table:table-cell>
          <table:table-cell/>
          <table:table-cell office:value-type="string" calcext:value-type="string">
            <text:p>bamboo_scroll_art_2</text:p>
          </table:table-cell>
          <table:table-cell table:number-columns-repeated="7"/>
          <table:table-cell office:value-type="string" calcext:value-type="string">
            <text:p>/home/cronus/GitHub/Coleccion_Android/app/src/main/res/drawable/bamboo_scroll_art_2.jp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3</text:p>
          </table:table-cell>
          <table:table-cell/>
          <table:table-cell office:value-type="string" calcext:value-type="string">
            <text:p>colecci_n_blue_parallelogram_3</text:p>
          </table:table-cell>
          <table:table-cell table:number-columns-repeated="2"/>
          <table:table-cell office:value-type="string" calcext:value-type="string">
            <text:p>colecci_n_blue_parallelogram_3</text:p>
          </table:table-cell>
          <table:table-cell/>
          <table:table-cell office:value-type="string" calcext:value-type="string">
            <text:p>boston_financial_district_skyline</text:p>
          </table:table-cell>
          <table:table-cell table:number-columns-repeated="7"/>
          <table:table-cell office:value-type="string" calcext:value-type="string">
            <text:p>/home/cronus/GitHub/Coleccion_Android/app/src/main/res/drawable/boston_financial_district_skyline.jp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1</text:p>
          </table:table-cell>
          <table:table-cell/>
          <table:table-cell office:value-type="string" calcext:value-type="string">
            <text:p>colecci_n_blue_parallelogram_e_1</text:p>
          </table:table-cell>
          <table:table-cell table:number-columns-repeated="2"/>
          <table:table-cell office:value-type="string" calcext:value-type="string">
            <text:p>colecci_n_blue_parallelogram_e_1</text:p>
          </table:table-cell>
          <table:table-cell/>
          <table:table-cell office:value-type="string" calcext:value-type="string">
            <text:p>cardhelpinfo1</text:p>
          </table:table-cell>
          <table:table-cell table:number-columns-repeated="7"/>
          <table:table-cell office:value-type="string" calcext:value-type="string">
            <text:p>/home/cronus/GitHub/Coleccion_Android/app/src/main/res/drawable/cardhelpinfo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2</text:p>
          </table:table-cell>
          <table:table-cell/>
          <table:table-cell office:value-type="string" calcext:value-type="string">
            <text:p>colecci_n_blue_parallelogram_e_2</text:p>
          </table:table-cell>
          <table:table-cell table:number-columns-repeated="2"/>
          <table:table-cell office:value-type="string" calcext:value-type="string">
            <text:p>colecci_n_blue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3</text:p>
          </table:table-cell>
          <table:table-cell/>
          <table:table-cell office:value-type="string" calcext:value-type="string">
            <text:p>colecci_n_blue_parallelogram_e_3</text:p>
          </table:table-cell>
          <table:table-cell table:number-columns-repeated="2"/>
          <table:table-cell office:value-type="string" calcext:value-type="string">
            <text:p>colecci_n_blue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1</text:p>
          </table:table-cell>
          <table:table-cell/>
          <table:table-cell office:value-type="string" calcext:value-type="string">
            <text:p>colecci_n_blue_parallelogram_s_1</text:p>
          </table:table-cell>
          <table:table-cell table:number-columns-repeated="2"/>
          <table:table-cell office:value-type="string" calcext:value-type="string">
            <text:p>colecci_n_blue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2</text:p>
          </table:table-cell>
          <table:table-cell/>
          <table:table-cell office:value-type="string" calcext:value-type="string">
            <text:p>colecci_n_blue_parallelogram_s_2</text:p>
          </table:table-cell>
          <table:table-cell table:number-columns-repeated="2"/>
          <table:table-cell office:value-type="string" calcext:value-type="string">
            <text:p>colecci_n_blue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3</text:p>
          </table:table-cell>
          <table:table-cell/>
          <table:table-cell office:value-type="string" calcext:value-type="string">
            <text:p>colecci_n_blue_parallelogram_s_3</text:p>
          </table:table-cell>
          <table:table-cell table:number-columns-repeated="2"/>
          <table:table-cell office:value-type="string" calcext:value-type="string">
            <text:p>colecci_n_blue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1</text:p>
          </table:table-cell>
          <table:table-cell/>
          <table:table-cell office:value-type="string" calcext:value-type="string">
            <text:p>colecci_n_green_parallelogram_1</text:p>
          </table:table-cell>
          <table:table-cell table:number-columns-repeated="2"/>
          <table:table-cell office:value-type="string" calcext:value-type="string">
            <text:p>colecci_n_blue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2</text:p>
          </table:table-cell>
          <table:table-cell/>
          <table:table-cell office:value-type="string" calcext:value-type="string">
            <text:p>colecci_n_green_parallelogram_2</text:p>
          </table:table-cell>
          <table:table-cell table:number-columns-repeated="2"/>
          <table:table-cell office:value-type="string" calcext:value-type="string">
            <text:p>colecci_n_blue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3</text:p>
          </table:table-cell>
          <table:table-cell/>
          <table:table-cell office:value-type="string" calcext:value-type="string">
            <text:p>colecci_n_green_parallelogram_3</text:p>
          </table:table-cell>
          <table:table-cell table:number-columns-repeated="2"/>
          <table:table-cell office:value-type="string" calcext:value-type="string">
            <text:p>colecci_n_blue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1</text:p>
          </table:table-cell>
          <table:table-cell/>
          <table:table-cell office:value-type="string" calcext:value-type="string">
            <text:p>colecci_n_green_parallelogram_e_1</text:p>
          </table:table-cell>
          <table:table-cell table:number-columns-repeated="2"/>
          <table:table-cell office:value-type="string" calcext:value-type="string">
            <text:p>colecci_n_blue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2</text:p>
          </table:table-cell>
          <table:table-cell/>
          <table:table-cell office:value-type="string" calcext:value-type="string">
            <text:p>colecci_n_green_parallelogram_e_2</text:p>
          </table:table-cell>
          <table:table-cell table:number-columns-repeated="2"/>
          <table:table-cell office:value-type="string" calcext:value-type="string">
            <text:p>colecci_n_blue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3</text:p>
          </table:table-cell>
          <table:table-cell/>
          <table:table-cell office:value-type="string" calcext:value-type="string">
            <text:p>colecci_n_green_parallelogram_e_3</text:p>
          </table:table-cell>
          <table:table-cell table:number-columns-repeated="2"/>
          <table:table-cell office:value-type="string" calcext:value-type="string">
            <text:p>colecci_n_blue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1</text:p>
          </table:table-cell>
          <table:table-cell/>
          <table:table-cell office:value-type="string" calcext:value-type="string">
            <text:p>colecci_n_green_parallelogram_s_1</text:p>
          </table:table-cell>
          <table:table-cell table:number-columns-repeated="2"/>
          <table:table-cell office:value-type="string" calcext:value-type="string">
            <text:p>colecci_n_blue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2</text:p>
          </table:table-cell>
          <table:table-cell/>
          <table:table-cell office:value-type="string" calcext:value-type="string">
            <text:p>colecci_n_green_parallelogram_s_2</text:p>
          </table:table-cell>
          <table:table-cell table:number-columns-repeated="2"/>
          <table:table-cell office:value-type="string" calcext:value-type="string">
            <text:p>colecci_n_blue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3</text:p>
          </table:table-cell>
          <table:table-cell/>
          <table:table-cell office:value-type="string" calcext:value-type="string">
            <text:p>colecci_n_green_parallelogram_s_3</text:p>
          </table:table-cell>
          <table:table-cell table:number-columns-repeated="2"/>
          <table:table-cell office:value-type="string" calcext:value-type="string">
            <text:p>colecci_n_blue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1</text:p>
          </table:table-cell>
          <table:table-cell/>
          <table:table-cell office:value-type="string" calcext:value-type="string">
            <text:p>colecci_n_orange_parallelogram_1</text:p>
          </table:table-cell>
          <table:table-cell table:number-columns-repeated="2"/>
          <table:table-cell office:value-type="string" calcext:value-type="string">
            <text:p>colecci_n_blue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2</text:p>
          </table:table-cell>
          <table:table-cell/>
          <table:table-cell office:value-type="string" calcext:value-type="string">
            <text:p>colecci_n_orange_parallelogram_2</text:p>
          </table:table-cell>
          <table:table-cell table:number-columns-repeated="2"/>
          <table:table-cell office:value-type="string" calcext:value-type="string">
            <text:p>colecci_n_blue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3</text:p>
          </table:table-cell>
          <table:table-cell/>
          <table:table-cell office:value-type="string" calcext:value-type="string">
            <text:p>colecci_n_orange_parallelogram_3</text:p>
          </table:table-cell>
          <table:table-cell table:number-columns-repeated="2"/>
          <table:table-cell office:value-type="string" calcext:value-type="string">
            <text:p>colecci_n_blue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1</text:p>
          </table:table-cell>
          <table:table-cell/>
          <table:table-cell office:value-type="string" calcext:value-type="string">
            <text:p>colecci_n_orange_parallelogram_e_1</text:p>
          </table:table-cell>
          <table:table-cell table:number-columns-repeated="2"/>
          <table:table-cell office:value-type="string" calcext:value-type="string">
            <text:p>colecci_n_blue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2</text:p>
          </table:table-cell>
          <table:table-cell/>
          <table:table-cell office:value-type="string" calcext:value-type="string">
            <text:p>colecci_n_orange_parallelogram_e_2</text:p>
          </table:table-cell>
          <table:table-cell table:number-columns-repeated="2"/>
          <table:table-cell office:value-type="string" calcext:value-type="string">
            <text:p>colecci_n_blue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3</text:p>
          </table:table-cell>
          <table:table-cell/>
          <table:table-cell office:value-type="string" calcext:value-type="string">
            <text:p>colecci_n_orange_parallelogram_e_3</text:p>
          </table:table-cell>
          <table:table-cell table:number-columns-repeated="2"/>
          <table:table-cell office:value-type="string" calcext:value-type="string">
            <text:p>colecci_n_blue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1</text:p>
          </table:table-cell>
          <table:table-cell/>
          <table:table-cell office:value-type="string" calcext:value-type="string">
            <text:p>colecci_n_orange_parallelogram_s_1</text:p>
          </table:table-cell>
          <table:table-cell table:number-columns-repeated="2"/>
          <table:table-cell office:value-type="string" calcext:value-type="string">
            <text:p>colecci_n_blue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2</text:p>
          </table:table-cell>
          <table:table-cell/>
          <table:table-cell office:value-type="string" calcext:value-type="string">
            <text:p>colecci_n_orange_parallelogram_s_2</text:p>
          </table:table-cell>
          <table:table-cell table:number-columns-repeated="2"/>
          <table:table-cell office:value-type="string" calcext:value-type="string">
            <text:p>colecci_n_blue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3</text:p>
          </table:table-cell>
          <table:table-cell/>
          <table:table-cell office:value-type="string" calcext:value-type="string">
            <text:p>colecci_n_orange_parallelogram_s_3</text:p>
          </table:table-cell>
          <table:table-cell table:number-columns-repeated="2"/>
          <table:table-cell office:value-type="string" calcext:value-type="string">
            <text:p>colecci_n_blue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1</text:p>
          </table:table-cell>
          <table:table-cell/>
          <table:table-cell office:value-type="string" calcext:value-type="string">
            <text:p>colecci_n_red_parallelogram_1</text:p>
          </table:table-cell>
          <table:table-cell table:number-columns-repeated="2"/>
          <table:table-cell office:value-type="string" calcext:value-type="string">
            <text:p>colecci_n_blue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2</text:p>
          </table:table-cell>
          <table:table-cell/>
          <table:table-cell office:value-type="string" calcext:value-type="string">
            <text:p>colecci_n_red_parallelogram_2</text:p>
          </table:table-cell>
          <table:table-cell table:number-columns-repeated="2"/>
          <table:table-cell office:value-type="string" calcext:value-type="string">
            <text:p>colecci_n_blue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3</text:p>
          </table:table-cell>
          <table:table-cell/>
          <table:table-cell office:value-type="string" calcext:value-type="string">
            <text:p>colecci_n_red_parallelogram_3</text:p>
          </table:table-cell>
          <table:table-cell table:number-columns-repeated="2"/>
          <table:table-cell office:value-type="string" calcext:value-type="string">
            <text:p>colecci_n_blue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1</text:p>
          </table:table-cell>
          <table:table-cell/>
          <table:table-cell office:value-type="string" calcext:value-type="string">
            <text:p>colecci_n_red_parallelogram_e_1</text:p>
          </table:table-cell>
          <table:table-cell table:number-columns-repeated="2"/>
          <table:table-cell office:value-type="string" calcext:value-type="string">
            <text:p>colecci_n_blue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2</text:p>
          </table:table-cell>
          <table:table-cell/>
          <table:table-cell office:value-type="string" calcext:value-type="string">
            <text:p>colecci_n_red_parallelogram_e_2</text:p>
          </table:table-cell>
          <table:table-cell table:number-columns-repeated="2"/>
          <table:table-cell office:value-type="string" calcext:value-type="string">
            <text:p>colecci_n_blue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3</text:p>
          </table:table-cell>
          <table:table-cell/>
          <table:table-cell office:value-type="string" calcext:value-type="string">
            <text:p>colecci_n_red_parallelogram_e_3</text:p>
          </table:table-cell>
          <table:table-cell table:number-columns-repeated="2"/>
          <table:table-cell office:value-type="string" calcext:value-type="string">
            <text:p>colecci_n_blue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1</text:p>
          </table:table-cell>
          <table:table-cell/>
          <table:table-cell office:value-type="string" calcext:value-type="string">
            <text:p>colecci_n_red_parallelogram_s_1</text:p>
          </table:table-cell>
          <table:table-cell table:number-columns-repeated="2"/>
          <table:table-cell office:value-type="string" calcext:value-type="string">
            <text:p>colecci_n_blue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2</text:p>
          </table:table-cell>
          <table:table-cell/>
          <table:table-cell office:value-type="string" calcext:value-type="string">
            <text:p>colecci_n_red_parallelogram_s_2</text:p>
          </table:table-cell>
          <table:table-cell table:number-columns-repeated="2"/>
          <table:table-cell office:value-type="string" calcext:value-type="string">
            <text:p>colecci_n_blue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3</text:p>
          </table:table-cell>
          <table:table-cell/>
          <table:table-cell office:value-type="string" calcext:value-type="string">
            <text:p>colecci_n_red_parallelogram_s_3</text:p>
          </table:table-cell>
          <table:table-cell table:number-columns-repeated="2"/>
          <table:table-cell office:value-type="string" calcext:value-type="string">
            <text:p>colecci_n_blue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1</text:p>
          </table:table-cell>
          <table:table-cell/>
          <table:table-cell office:value-type="string" calcext:value-type="string">
            <text:p>colecci_n_blue_rectangle_1</text:p>
          </table:table-cell>
          <table:table-cell table:number-columns-repeated="2"/>
          <table:table-cell office:value-type="string" calcext:value-type="string">
            <text:p>colecci_n_green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2</text:p>
          </table:table-cell>
          <table:table-cell/>
          <table:table-cell office:value-type="string" calcext:value-type="string">
            <text:p>colecci_n_blue_rectangle_2</text:p>
          </table:table-cell>
          <table:table-cell table:number-columns-repeated="2"/>
          <table:table-cell office:value-type="string" calcext:value-type="string">
            <text:p>colecci_n_green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3</text:p>
          </table:table-cell>
          <table:table-cell/>
          <table:table-cell office:value-type="string" calcext:value-type="string">
            <text:p>colecci_n_blue_rectangle_3</text:p>
          </table:table-cell>
          <table:table-cell table:number-columns-repeated="2"/>
          <table:table-cell office:value-type="string" calcext:value-type="string">
            <text:p>colecci_n_green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1</text:p>
          </table:table-cell>
          <table:table-cell/>
          <table:table-cell office:value-type="string" calcext:value-type="string">
            <text:p>colecci_n_blue_rectangle_e_1</text:p>
          </table:table-cell>
          <table:table-cell table:number-columns-repeated="2"/>
          <table:table-cell office:value-type="string" calcext:value-type="string">
            <text:p>colecci_n_green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2</text:p>
          </table:table-cell>
          <table:table-cell/>
          <table:table-cell office:value-type="string" calcext:value-type="string">
            <text:p>colecci_n_blue_rectangle_e_2</text:p>
          </table:table-cell>
          <table:table-cell table:number-columns-repeated="2"/>
          <table:table-cell office:value-type="string" calcext:value-type="string">
            <text:p>colecci_n_green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3</text:p>
          </table:table-cell>
          <table:table-cell/>
          <table:table-cell office:value-type="string" calcext:value-type="string">
            <text:p>colecci_n_blue_rectangle_e_3</text:p>
          </table:table-cell>
          <table:table-cell table:number-columns-repeated="2"/>
          <table:table-cell office:value-type="string" calcext:value-type="string">
            <text:p>colecci_n_green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1</text:p>
          </table:table-cell>
          <table:table-cell/>
          <table:table-cell office:value-type="string" calcext:value-type="string">
            <text:p>colecci_n_blue_rectangle_s_1</text:p>
          </table:table-cell>
          <table:table-cell table:number-columns-repeated="2"/>
          <table:table-cell office:value-type="string" calcext:value-type="string">
            <text:p>colecci_n_green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2</text:p>
          </table:table-cell>
          <table:table-cell/>
          <table:table-cell office:value-type="string" calcext:value-type="string">
            <text:p>colecci_n_blue_rectangle_s_2</text:p>
          </table:table-cell>
          <table:table-cell table:number-columns-repeated="2"/>
          <table:table-cell office:value-type="string" calcext:value-type="string">
            <text:p>colecci_n_green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3</text:p>
          </table:table-cell>
          <table:table-cell/>
          <table:table-cell office:value-type="string" calcext:value-type="string">
            <text:p>colecci_n_blue_rectangle_s_3</text:p>
          </table:table-cell>
          <table:table-cell table:number-columns-repeated="2"/>
          <table:table-cell office:value-type="string" calcext:value-type="string">
            <text:p>colecci_n_green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1</text:p>
          </table:table-cell>
          <table:table-cell/>
          <table:table-cell office:value-type="string" calcext:value-type="string">
            <text:p>colecci_n_green_rectangle_1</text:p>
          </table:table-cell>
          <table:table-cell table:number-columns-repeated="2"/>
          <table:table-cell office:value-type="string" calcext:value-type="string">
            <text:p>colecci_n_green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2</text:p>
          </table:table-cell>
          <table:table-cell/>
          <table:table-cell office:value-type="string" calcext:value-type="string">
            <text:p>colecci_n_green_rectangle_2</text:p>
          </table:table-cell>
          <table:table-cell table:number-columns-repeated="2"/>
          <table:table-cell office:value-type="string" calcext:value-type="string">
            <text:p>colecci_n_green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3</text:p>
          </table:table-cell>
          <table:table-cell/>
          <table:table-cell office:value-type="string" calcext:value-type="string">
            <text:p>colecci_n_green_rectangle_3</text:p>
          </table:table-cell>
          <table:table-cell table:number-columns-repeated="2"/>
          <table:table-cell office:value-type="string" calcext:value-type="string">
            <text:p>colecci_n_green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1</text:p>
          </table:table-cell>
          <table:table-cell/>
          <table:table-cell office:value-type="string" calcext:value-type="string">
            <text:p>colecci_n_green_rectangle_e_1</text:p>
          </table:table-cell>
          <table:table-cell table:number-columns-repeated="2"/>
          <table:table-cell office:value-type="string" calcext:value-type="string">
            <text:p>colecci_n_green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2</text:p>
          </table:table-cell>
          <table:table-cell/>
          <table:table-cell office:value-type="string" calcext:value-type="string">
            <text:p>colecci_n_green_rectangle_e_2</text:p>
          </table:table-cell>
          <table:table-cell table:number-columns-repeated="2"/>
          <table:table-cell office:value-type="string" calcext:value-type="string">
            <text:p>colecci_n_green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3</text:p>
          </table:table-cell>
          <table:table-cell/>
          <table:table-cell office:value-type="string" calcext:value-type="string">
            <text:p>colecci_n_green_rectangle_e_3</text:p>
          </table:table-cell>
          <table:table-cell table:number-columns-repeated="2"/>
          <table:table-cell office:value-type="string" calcext:value-type="string">
            <text:p>colecci_n_green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1</text:p>
          </table:table-cell>
          <table:table-cell/>
          <table:table-cell office:value-type="string" calcext:value-type="string">
            <text:p>colecci_n_green_rectangle_s_1</text:p>
          </table:table-cell>
          <table:table-cell table:number-columns-repeated="2"/>
          <table:table-cell office:value-type="string" calcext:value-type="string">
            <text:p>colecci_n_green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2</text:p>
          </table:table-cell>
          <table:table-cell/>
          <table:table-cell office:value-type="string" calcext:value-type="string">
            <text:p>colecci_n_green_rectangle_s_2</text:p>
          </table:table-cell>
          <table:table-cell table:number-columns-repeated="2"/>
          <table:table-cell office:value-type="string" calcext:value-type="string">
            <text:p>colecci_n_green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3</text:p>
          </table:table-cell>
          <table:table-cell/>
          <table:table-cell office:value-type="string" calcext:value-type="string">
            <text:p>colecci_n_green_rectangle_s_3</text:p>
          </table:table-cell>
          <table:table-cell table:number-columns-repeated="2"/>
          <table:table-cell office:value-type="string" calcext:value-type="string">
            <text:p>colecci_n_green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1</text:p>
          </table:table-cell>
          <table:table-cell/>
          <table:table-cell office:value-type="string" calcext:value-type="string">
            <text:p>colecci_n_orange_rectangle_1</text:p>
          </table:table-cell>
          <table:table-cell table:number-columns-repeated="2"/>
          <table:table-cell office:value-type="string" calcext:value-type="string">
            <text:p>colecci_n_green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2</text:p>
          </table:table-cell>
          <table:table-cell/>
          <table:table-cell office:value-type="string" calcext:value-type="string">
            <text:p>colecci_n_orange_rectangle_2</text:p>
          </table:table-cell>
          <table:table-cell table:number-columns-repeated="2"/>
          <table:table-cell office:value-type="string" calcext:value-type="string">
            <text:p>colecci_n_green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3</text:p>
          </table:table-cell>
          <table:table-cell/>
          <table:table-cell office:value-type="string" calcext:value-type="string">
            <text:p>colecci_n_orange_rectangle_3</text:p>
          </table:table-cell>
          <table:table-cell table:number-columns-repeated="2"/>
          <table:table-cell office:value-type="string" calcext:value-type="string">
            <text:p>colecci_n_green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1</text:p>
          </table:table-cell>
          <table:table-cell/>
          <table:table-cell office:value-type="string" calcext:value-type="string">
            <text:p>colecci_n_orange_rectangle_e_1</text:p>
          </table:table-cell>
          <table:table-cell table:number-columns-repeated="2"/>
          <table:table-cell office:value-type="string" calcext:value-type="string">
            <text:p>colecci_n_green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2</text:p>
          </table:table-cell>
          <table:table-cell/>
          <table:table-cell office:value-type="string" calcext:value-type="string">
            <text:p>colecci_n_orange_rectangle_e_2</text:p>
          </table:table-cell>
          <table:table-cell table:number-columns-repeated="2"/>
          <table:table-cell office:value-type="string" calcext:value-type="string">
            <text:p>colecci_n_green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3</text:p>
          </table:table-cell>
          <table:table-cell/>
          <table:table-cell office:value-type="string" calcext:value-type="string">
            <text:p>colecci_n_orange_rectangle_e_3</text:p>
          </table:table-cell>
          <table:table-cell table:number-columns-repeated="2"/>
          <table:table-cell office:value-type="string" calcext:value-type="string">
            <text:p>colecci_n_green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1</text:p>
          </table:table-cell>
          <table:table-cell/>
          <table:table-cell office:value-type="string" calcext:value-type="string">
            <text:p>colecci_n_orange_rectangle_s_1</text:p>
          </table:table-cell>
          <table:table-cell table:number-columns-repeated="2"/>
          <table:table-cell office:value-type="string" calcext:value-type="string">
            <text:p>colecci_n_green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2</text:p>
          </table:table-cell>
          <table:table-cell/>
          <table:table-cell office:value-type="string" calcext:value-type="string">
            <text:p>colecci_n_orange_rectangle_s_2</text:p>
          </table:table-cell>
          <table:table-cell table:number-columns-repeated="2"/>
          <table:table-cell office:value-type="string" calcext:value-type="string">
            <text:p>colecci_n_green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3</text:p>
          </table:table-cell>
          <table:table-cell/>
          <table:table-cell office:value-type="string" calcext:value-type="string">
            <text:p>colecci_n_orange_rectangle_s_3</text:p>
          </table:table-cell>
          <table:table-cell table:number-columns-repeated="2"/>
          <table:table-cell office:value-type="string" calcext:value-type="string">
            <text:p>colecci_n_green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1</text:p>
          </table:table-cell>
          <table:table-cell/>
          <table:table-cell office:value-type="string" calcext:value-type="string">
            <text:p>colecci_n_red_rectangle_1</text:p>
          </table:table-cell>
          <table:table-cell table:number-columns-repeated="2"/>
          <table:table-cell office:value-type="string" calcext:value-type="string">
            <text:p>colecci_n_green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2</text:p>
          </table:table-cell>
          <table:table-cell/>
          <table:table-cell office:value-type="string" calcext:value-type="string">
            <text:p>colecci_n_red_rectangle_2</text:p>
          </table:table-cell>
          <table:table-cell table:number-columns-repeated="2"/>
          <table:table-cell office:value-type="string" calcext:value-type="string">
            <text:p>colecci_n_green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3</text:p>
          </table:table-cell>
          <table:table-cell/>
          <table:table-cell office:value-type="string" calcext:value-type="string">
            <text:p>colecci_n_red_rectangle_3</text:p>
          </table:table-cell>
          <table:table-cell table:number-columns-repeated="2"/>
          <table:table-cell office:value-type="string" calcext:value-type="string">
            <text:p>colecci_n_green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1</text:p>
          </table:table-cell>
          <table:table-cell/>
          <table:table-cell office:value-type="string" calcext:value-type="string">
            <text:p>colecci_n_red_rectangle_e_1</text:p>
          </table:table-cell>
          <table:table-cell table:number-columns-repeated="2"/>
          <table:table-cell office:value-type="string" calcext:value-type="string">
            <text:p>colecci_n_green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2</text:p>
          </table:table-cell>
          <table:table-cell/>
          <table:table-cell office:value-type="string" calcext:value-type="string">
            <text:p>colecci_n_red_rectangle_e_2</text:p>
          </table:table-cell>
          <table:table-cell table:number-columns-repeated="2"/>
          <table:table-cell office:value-type="string" calcext:value-type="string">
            <text:p>colecci_n_green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3</text:p>
          </table:table-cell>
          <table:table-cell/>
          <table:table-cell office:value-type="string" calcext:value-type="string">
            <text:p>colecci_n_red_rectangle_e_3</text:p>
          </table:table-cell>
          <table:table-cell table:number-columns-repeated="2"/>
          <table:table-cell office:value-type="string" calcext:value-type="string">
            <text:p>colecci_n_green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1</text:p>
          </table:table-cell>
          <table:table-cell/>
          <table:table-cell office:value-type="string" calcext:value-type="string">
            <text:p>colecci_n_red_rectangle_s_1</text:p>
          </table:table-cell>
          <table:table-cell table:number-columns-repeated="2"/>
          <table:table-cell office:value-type="string" calcext:value-type="string">
            <text:p>colecci_n_green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2</text:p>
          </table:table-cell>
          <table:table-cell/>
          <table:table-cell office:value-type="string" calcext:value-type="string">
            <text:p>colecci_n_red_rectangle_s_2</text:p>
          </table:table-cell>
          <table:table-cell table:number-columns-repeated="2"/>
          <table:table-cell office:value-type="string" calcext:value-type="string">
            <text:p>colecci_n_green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3</text:p>
          </table:table-cell>
          <table:table-cell/>
          <table:table-cell office:value-type="string" calcext:value-type="string">
            <text:p>colecci_n_red_rectangle_s_3</text:p>
          </table:table-cell>
          <table:table-cell table:number-columns-repeated="2"/>
          <table:table-cell office:value-type="string" calcext:value-type="string">
            <text:p>colecci_n_green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1</text:p>
          </table:table-cell>
          <table:table-cell/>
          <table:table-cell office:value-type="string" calcext:value-type="string">
            <text:p>colecci_n_blue_semicircle_1</text:p>
          </table:table-cell>
          <table:table-cell table:number-columns-repeated="2"/>
          <table:table-cell office:value-type="string" calcext:value-type="string">
            <text:p>colecci_n_orange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2</text:p>
          </table:table-cell>
          <table:table-cell/>
          <table:table-cell office:value-type="string" calcext:value-type="string">
            <text:p>colecci_n_blue_semicircle_2</text:p>
          </table:table-cell>
          <table:table-cell table:number-columns-repeated="2"/>
          <table:table-cell office:value-type="string" calcext:value-type="string">
            <text:p>colecci_n_orange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3</text:p>
          </table:table-cell>
          <table:table-cell/>
          <table:table-cell office:value-type="string" calcext:value-type="string">
            <text:p>colecci_n_blue_semicircle_3</text:p>
          </table:table-cell>
          <table:table-cell table:number-columns-repeated="2"/>
          <table:table-cell office:value-type="string" calcext:value-type="string">
            <text:p>colecci_n_orange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1</text:p>
          </table:table-cell>
          <table:table-cell/>
          <table:table-cell office:value-type="string" calcext:value-type="string">
            <text:p>colecci_n_blue_semicircle_e_1</text:p>
          </table:table-cell>
          <table:table-cell table:number-columns-repeated="2"/>
          <table:table-cell office:value-type="string" calcext:value-type="string">
            <text:p>colecci_n_orange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2</text:p>
          </table:table-cell>
          <table:table-cell/>
          <table:table-cell office:value-type="string" calcext:value-type="string">
            <text:p>colecci_n_blue_semicircle_e_2</text:p>
          </table:table-cell>
          <table:table-cell table:number-columns-repeated="2"/>
          <table:table-cell office:value-type="string" calcext:value-type="string">
            <text:p>colecci_n_orange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3</text:p>
          </table:table-cell>
          <table:table-cell/>
          <table:table-cell office:value-type="string" calcext:value-type="string">
            <text:p>colecci_n_blue_semicircle_e_3</text:p>
          </table:table-cell>
          <table:table-cell table:number-columns-repeated="2"/>
          <table:table-cell office:value-type="string" calcext:value-type="string">
            <text:p>colecci_n_orange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1</text:p>
          </table:table-cell>
          <table:table-cell/>
          <table:table-cell office:value-type="string" calcext:value-type="string">
            <text:p>colecci_n_blue_semicircle_s_1</text:p>
          </table:table-cell>
          <table:table-cell table:number-columns-repeated="2"/>
          <table:table-cell office:value-type="string" calcext:value-type="string">
            <text:p>colecci_n_orange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2</text:p>
          </table:table-cell>
          <table:table-cell/>
          <table:table-cell office:value-type="string" calcext:value-type="string">
            <text:p>colecci_n_blue_semicircle_s_2</text:p>
          </table:table-cell>
          <table:table-cell table:number-columns-repeated="2"/>
          <table:table-cell office:value-type="string" calcext:value-type="string">
            <text:p>colecci_n_orange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3</text:p>
          </table:table-cell>
          <table:table-cell/>
          <table:table-cell office:value-type="string" calcext:value-type="string">
            <text:p>colecci_n_blue_semicircle_s_3</text:p>
          </table:table-cell>
          <table:table-cell table:number-columns-repeated="2"/>
          <table:table-cell office:value-type="string" calcext:value-type="string">
            <text:p>colecci_n_orange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1</text:p>
          </table:table-cell>
          <table:table-cell/>
          <table:table-cell office:value-type="string" calcext:value-type="string">
            <text:p>colecci_n_green_semicircle_1</text:p>
          </table:table-cell>
          <table:table-cell table:number-columns-repeated="2"/>
          <table:table-cell office:value-type="string" calcext:value-type="string">
            <text:p>colecci_n_orange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2</text:p>
          </table:table-cell>
          <table:table-cell/>
          <table:table-cell office:value-type="string" calcext:value-type="string">
            <text:p>colecci_n_green_semicircle_2</text:p>
          </table:table-cell>
          <table:table-cell table:number-columns-repeated="2"/>
          <table:table-cell office:value-type="string" calcext:value-type="string">
            <text:p>colecci_n_orange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3</text:p>
          </table:table-cell>
          <table:table-cell/>
          <table:table-cell office:value-type="string" calcext:value-type="string">
            <text:p>colecci_n_green_semicircle_3</text:p>
          </table:table-cell>
          <table:table-cell table:number-columns-repeated="2"/>
          <table:table-cell office:value-type="string" calcext:value-type="string">
            <text:p>colecci_n_orange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1</text:p>
          </table:table-cell>
          <table:table-cell/>
          <table:table-cell office:value-type="string" calcext:value-type="string">
            <text:p>colecci_n_green_semicircle_e_1</text:p>
          </table:table-cell>
          <table:table-cell table:number-columns-repeated="2"/>
          <table:table-cell office:value-type="string" calcext:value-type="string">
            <text:p>colecci_n_orange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2</text:p>
          </table:table-cell>
          <table:table-cell/>
          <table:table-cell office:value-type="string" calcext:value-type="string">
            <text:p>colecci_n_green_semicircle_e_2</text:p>
          </table:table-cell>
          <table:table-cell table:number-columns-repeated="2"/>
          <table:table-cell office:value-type="string" calcext:value-type="string">
            <text:p>colecci_n_orange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3</text:p>
          </table:table-cell>
          <table:table-cell/>
          <table:table-cell office:value-type="string" calcext:value-type="string">
            <text:p>colecci_n_green_semicircle_e_3</text:p>
          </table:table-cell>
          <table:table-cell table:number-columns-repeated="2"/>
          <table:table-cell office:value-type="string" calcext:value-type="string">
            <text:p>colecci_n_orange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1</text:p>
          </table:table-cell>
          <table:table-cell/>
          <table:table-cell office:value-type="string" calcext:value-type="string">
            <text:p>colecci_n_green_semicircle_s_1</text:p>
          </table:table-cell>
          <table:table-cell table:number-columns-repeated="2"/>
          <table:table-cell office:value-type="string" calcext:value-type="string">
            <text:p>colecci_n_orange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2</text:p>
          </table:table-cell>
          <table:table-cell/>
          <table:table-cell office:value-type="string" calcext:value-type="string">
            <text:p>colecci_n_green_semicircle_s_2</text:p>
          </table:table-cell>
          <table:table-cell table:number-columns-repeated="2"/>
          <table:table-cell office:value-type="string" calcext:value-type="string">
            <text:p>colecci_n_orange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3</text:p>
          </table:table-cell>
          <table:table-cell/>
          <table:table-cell office:value-type="string" calcext:value-type="string">
            <text:p>colecci_n_green_semicircle_s_3</text:p>
          </table:table-cell>
          <table:table-cell table:number-columns-repeated="2"/>
          <table:table-cell office:value-type="string" calcext:value-type="string">
            <text:p>colecci_n_orange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1</text:p>
          </table:table-cell>
          <table:table-cell/>
          <table:table-cell office:value-type="string" calcext:value-type="string">
            <text:p>colecci_n_orange_semicircle_1</text:p>
          </table:table-cell>
          <table:table-cell table:number-columns-repeated="2"/>
          <table:table-cell office:value-type="string" calcext:value-type="string">
            <text:p>colecci_n_orange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2</text:p>
          </table:table-cell>
          <table:table-cell/>
          <table:table-cell office:value-type="string" calcext:value-type="string">
            <text:p>colecci_n_orange_semicircle_2</text:p>
          </table:table-cell>
          <table:table-cell table:number-columns-repeated="2"/>
          <table:table-cell office:value-type="string" calcext:value-type="string">
            <text:p>colecci_n_orange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3</text:p>
          </table:table-cell>
          <table:table-cell/>
          <table:table-cell office:value-type="string" calcext:value-type="string">
            <text:p>colecci_n_orange_semicircle_3</text:p>
          </table:table-cell>
          <table:table-cell table:number-columns-repeated="2"/>
          <table:table-cell office:value-type="string" calcext:value-type="string">
            <text:p>colecci_n_orange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1</text:p>
          </table:table-cell>
          <table:table-cell/>
          <table:table-cell office:value-type="string" calcext:value-type="string">
            <text:p>colecci_n_orange_semicircle_e_1</text:p>
          </table:table-cell>
          <table:table-cell table:number-columns-repeated="2"/>
          <table:table-cell office:value-type="string" calcext:value-type="string">
            <text:p>colecci_n_orange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2</text:p>
          </table:table-cell>
          <table:table-cell/>
          <table:table-cell office:value-type="string" calcext:value-type="string">
            <text:p>colecci_n_orange_semicircle_e_2</text:p>
          </table:table-cell>
          <table:table-cell table:number-columns-repeated="2"/>
          <table:table-cell office:value-type="string" calcext:value-type="string">
            <text:p>colecci_n_orange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3</text:p>
          </table:table-cell>
          <table:table-cell/>
          <table:table-cell office:value-type="string" calcext:value-type="string">
            <text:p>colecci_n_orange_semicircle_e_3</text:p>
          </table:table-cell>
          <table:table-cell table:number-columns-repeated="2"/>
          <table:table-cell office:value-type="string" calcext:value-type="string">
            <text:p>colecci_n_orange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1</text:p>
          </table:table-cell>
          <table:table-cell/>
          <table:table-cell office:value-type="string" calcext:value-type="string">
            <text:p>colecci_n_orange_semicircle_s_1</text:p>
          </table:table-cell>
          <table:table-cell table:number-columns-repeated="2"/>
          <table:table-cell office:value-type="string" calcext:value-type="string">
            <text:p>colecci_n_orange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2</text:p>
          </table:table-cell>
          <table:table-cell/>
          <table:table-cell office:value-type="string" calcext:value-type="string">
            <text:p>colecci_n_orange_semicircle_s_2</text:p>
          </table:table-cell>
          <table:table-cell table:number-columns-repeated="2"/>
          <table:table-cell office:value-type="string" calcext:value-type="string">
            <text:p>colecci_n_orange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3</text:p>
          </table:table-cell>
          <table:table-cell/>
          <table:table-cell office:value-type="string" calcext:value-type="string">
            <text:p>colecci_n_orange_semicircle_s_3</text:p>
          </table:table-cell>
          <table:table-cell table:number-columns-repeated="2"/>
          <table:table-cell office:value-type="string" calcext:value-type="string">
            <text:p>colecci_n_orange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1</text:p>
          </table:table-cell>
          <table:table-cell/>
          <table:table-cell office:value-type="string" calcext:value-type="string">
            <text:p>colecci_n_red_semicircle_1</text:p>
          </table:table-cell>
          <table:table-cell table:number-columns-repeated="2"/>
          <table:table-cell office:value-type="string" calcext:value-type="string">
            <text:p>colecci_n_orange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2</text:p>
          </table:table-cell>
          <table:table-cell/>
          <table:table-cell office:value-type="string" calcext:value-type="string">
            <text:p>colecci_n_red_semicircle_2</text:p>
          </table:table-cell>
          <table:table-cell table:number-columns-repeated="2"/>
          <table:table-cell office:value-type="string" calcext:value-type="string">
            <text:p>colecci_n_orange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3</text:p>
          </table:table-cell>
          <table:table-cell/>
          <table:table-cell office:value-type="string" calcext:value-type="string">
            <text:p>colecci_n_red_semicircle_3</text:p>
          </table:table-cell>
          <table:table-cell table:number-columns-repeated="2"/>
          <table:table-cell office:value-type="string" calcext:value-type="string">
            <text:p>colecci_n_orange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1</text:p>
          </table:table-cell>
          <table:table-cell/>
          <table:table-cell office:value-type="string" calcext:value-type="string">
            <text:p>colecci_n_red_semicircle_e_1</text:p>
          </table:table-cell>
          <table:table-cell table:number-columns-repeated="2"/>
          <table:table-cell office:value-type="string" calcext:value-type="string">
            <text:p>colecci_n_orange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2</text:p>
          </table:table-cell>
          <table:table-cell/>
          <table:table-cell office:value-type="string" calcext:value-type="string">
            <text:p>colecci_n_red_semicircle_e_2</text:p>
          </table:table-cell>
          <table:table-cell table:number-columns-repeated="2"/>
          <table:table-cell office:value-type="string" calcext:value-type="string">
            <text:p>colecci_n_orange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3</text:p>
          </table:table-cell>
          <table:table-cell/>
          <table:table-cell office:value-type="string" calcext:value-type="string">
            <text:p>colecci_n_red_semicircle_e_3</text:p>
          </table:table-cell>
          <table:table-cell table:number-columns-repeated="2"/>
          <table:table-cell office:value-type="string" calcext:value-type="string">
            <text:p>colecci_n_orange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1</text:p>
          </table:table-cell>
          <table:table-cell/>
          <table:table-cell office:value-type="string" calcext:value-type="string">
            <text:p>colecci_n_red_semicircle_s_1</text:p>
          </table:table-cell>
          <table:table-cell table:number-columns-repeated="2"/>
          <table:table-cell office:value-type="string" calcext:value-type="string">
            <text:p>colecci_n_orange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2</text:p>
          </table:table-cell>
          <table:table-cell/>
          <table:table-cell office:value-type="string" calcext:value-type="string">
            <text:p>colecci_n_red_semicircle_s_2</text:p>
          </table:table-cell>
          <table:table-cell table:number-columns-repeated="2"/>
          <table:table-cell office:value-type="string" calcext:value-type="string">
            <text:p>colecci_n_orange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3</text:p>
          </table:table-cell>
          <table:table-cell/>
          <table:table-cell office:value-type="string" calcext:value-type="string">
            <text:p>colecci_n_red_semicircle_s_3</text:p>
          </table:table-cell>
          <table:table-cell table:number-columns-repeated="2"/>
          <table:table-cell office:value-type="string" calcext:value-type="string">
            <text:p>colecci_n_orange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1</text:p>
          </table:table-cell>
          <table:table-cell/>
          <table:table-cell office:value-type="string" calcext:value-type="string">
            <text:p>colecci_n_blue_triangle_1</text:p>
          </table:table-cell>
          <table:table-cell table:number-columns-repeated="2"/>
          <table:table-cell office:value-type="string" calcext:value-type="string">
            <text:p>colecci_n_red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2</text:p>
          </table:table-cell>
          <table:table-cell/>
          <table:table-cell office:value-type="string" calcext:value-type="string">
            <text:p>colecci_n_blue_triangle_2</text:p>
          </table:table-cell>
          <table:table-cell table:number-columns-repeated="2"/>
          <table:table-cell office:value-type="string" calcext:value-type="string">
            <text:p>colecci_n_red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3</text:p>
          </table:table-cell>
          <table:table-cell/>
          <table:table-cell office:value-type="string" calcext:value-type="string">
            <text:p>colecci_n_blue_triangle_3</text:p>
          </table:table-cell>
          <table:table-cell table:number-columns-repeated="2"/>
          <table:table-cell office:value-type="string" calcext:value-type="string">
            <text:p>colecci_n_red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1</text:p>
          </table:table-cell>
          <table:table-cell/>
          <table:table-cell office:value-type="string" calcext:value-type="string">
            <text:p>colecci_n_blue_triangle_e_1</text:p>
          </table:table-cell>
          <table:table-cell table:number-columns-repeated="2"/>
          <table:table-cell office:value-type="string" calcext:value-type="string">
            <text:p>colecci_n_red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2</text:p>
          </table:table-cell>
          <table:table-cell/>
          <table:table-cell office:value-type="string" calcext:value-type="string">
            <text:p>colecci_n_blue_triangle_e_2</text:p>
          </table:table-cell>
          <table:table-cell table:number-columns-repeated="2"/>
          <table:table-cell office:value-type="string" calcext:value-type="string">
            <text:p>colecci_n_red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3</text:p>
          </table:table-cell>
          <table:table-cell/>
          <table:table-cell office:value-type="string" calcext:value-type="string">
            <text:p>colecci_n_blue_triangle_e_3</text:p>
          </table:table-cell>
          <table:table-cell table:number-columns-repeated="2"/>
          <table:table-cell office:value-type="string" calcext:value-type="string">
            <text:p>colecci_n_red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1</text:p>
          </table:table-cell>
          <table:table-cell/>
          <table:table-cell office:value-type="string" calcext:value-type="string">
            <text:p>colecci_n_blue_triangle_s_1</text:p>
          </table:table-cell>
          <table:table-cell table:number-columns-repeated="2"/>
          <table:table-cell office:value-type="string" calcext:value-type="string">
            <text:p>colecci_n_red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2</text:p>
          </table:table-cell>
          <table:table-cell/>
          <table:table-cell office:value-type="string" calcext:value-type="string">
            <text:p>colecci_n_blue_triangle_s_2</text:p>
          </table:table-cell>
          <table:table-cell table:number-columns-repeated="2"/>
          <table:table-cell office:value-type="string" calcext:value-type="string">
            <text:p>colecci_n_red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3</text:p>
          </table:table-cell>
          <table:table-cell/>
          <table:table-cell office:value-type="string" calcext:value-type="string">
            <text:p>colecci_n_blue_triangle_s_3</text:p>
          </table:table-cell>
          <table:table-cell table:number-columns-repeated="2"/>
          <table:table-cell office:value-type="string" calcext:value-type="string">
            <text:p>colecci_n_red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1</text:p>
          </table:table-cell>
          <table:table-cell/>
          <table:table-cell office:value-type="string" calcext:value-type="string">
            <text:p>colecci_n_green_triangle_1</text:p>
          </table:table-cell>
          <table:table-cell table:number-columns-repeated="2"/>
          <table:table-cell office:value-type="string" calcext:value-type="string">
            <text:p>colecci_n_red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2</text:p>
          </table:table-cell>
          <table:table-cell/>
          <table:table-cell office:value-type="string" calcext:value-type="string">
            <text:p>colecci_n_green_triangle_2</text:p>
          </table:table-cell>
          <table:table-cell table:number-columns-repeated="2"/>
          <table:table-cell office:value-type="string" calcext:value-type="string">
            <text:p>colecci_n_red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3</text:p>
          </table:table-cell>
          <table:table-cell/>
          <table:table-cell office:value-type="string" calcext:value-type="string">
            <text:p>colecci_n_green_triangle_3</text:p>
          </table:table-cell>
          <table:table-cell table:number-columns-repeated="2"/>
          <table:table-cell office:value-type="string" calcext:value-type="string">
            <text:p>colecci_n_red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1</text:p>
          </table:table-cell>
          <table:table-cell/>
          <table:table-cell office:value-type="string" calcext:value-type="string">
            <text:p>colecci_n_green_triangle_e_1</text:p>
          </table:table-cell>
          <table:table-cell table:number-columns-repeated="2"/>
          <table:table-cell office:value-type="string" calcext:value-type="string">
            <text:p>colecci_n_red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2</text:p>
          </table:table-cell>
          <table:table-cell/>
          <table:table-cell office:value-type="string" calcext:value-type="string">
            <text:p>colecci_n_green_triangle_e_2</text:p>
          </table:table-cell>
          <table:table-cell table:number-columns-repeated="2"/>
          <table:table-cell office:value-type="string" calcext:value-type="string">
            <text:p>colecci_n_red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3</text:p>
          </table:table-cell>
          <table:table-cell/>
          <table:table-cell office:value-type="string" calcext:value-type="string">
            <text:p>colecci_n_green_triangle_e_3</text:p>
          </table:table-cell>
          <table:table-cell table:number-columns-repeated="2"/>
          <table:table-cell office:value-type="string" calcext:value-type="string">
            <text:p>colecci_n_red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1</text:p>
          </table:table-cell>
          <table:table-cell/>
          <table:table-cell office:value-type="string" calcext:value-type="string">
            <text:p>colecci_n_green_triangle_s_1</text:p>
          </table:table-cell>
          <table:table-cell table:number-columns-repeated="2"/>
          <table:table-cell office:value-type="string" calcext:value-type="string">
            <text:p>colecci_n_red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2</text:p>
          </table:table-cell>
          <table:table-cell/>
          <table:table-cell office:value-type="string" calcext:value-type="string">
            <text:p>colecci_n_green_triangle_s_2</text:p>
          </table:table-cell>
          <table:table-cell table:number-columns-repeated="2"/>
          <table:table-cell office:value-type="string" calcext:value-type="string">
            <text:p>colecci_n_red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3</text:p>
          </table:table-cell>
          <table:table-cell/>
          <table:table-cell office:value-type="string" calcext:value-type="string">
            <text:p>colecci_n_green_triangle_s_3</text:p>
          </table:table-cell>
          <table:table-cell table:number-columns-repeated="2"/>
          <table:table-cell office:value-type="string" calcext:value-type="string">
            <text:p>colecci_n_red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1</text:p>
          </table:table-cell>
          <table:table-cell/>
          <table:table-cell office:value-type="string" calcext:value-type="string">
            <text:p>colecci_n_orange_triangle_1</text:p>
          </table:table-cell>
          <table:table-cell table:number-columns-repeated="2"/>
          <table:table-cell office:value-type="string" calcext:value-type="string">
            <text:p>colecci_n_red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2</text:p>
          </table:table-cell>
          <table:table-cell/>
          <table:table-cell office:value-type="string" calcext:value-type="string">
            <text:p>colecci_n_orange_triangle_2</text:p>
          </table:table-cell>
          <table:table-cell table:number-columns-repeated="2"/>
          <table:table-cell office:value-type="string" calcext:value-type="string">
            <text:p>colecci_n_red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3</text:p>
          </table:table-cell>
          <table:table-cell/>
          <table:table-cell office:value-type="string" calcext:value-type="string">
            <text:p>colecci_n_orange_triangle_3</text:p>
          </table:table-cell>
          <table:table-cell table:number-columns-repeated="2"/>
          <table:table-cell office:value-type="string" calcext:value-type="string">
            <text:p>colecci_n_red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1</text:p>
          </table:table-cell>
          <table:table-cell/>
          <table:table-cell office:value-type="string" calcext:value-type="string">
            <text:p>colecci_n_orange_triangle_e_1</text:p>
          </table:table-cell>
          <table:table-cell table:number-columns-repeated="2"/>
          <table:table-cell office:value-type="string" calcext:value-type="string">
            <text:p>colecci_n_red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2</text:p>
          </table:table-cell>
          <table:table-cell/>
          <table:table-cell office:value-type="string" calcext:value-type="string">
            <text:p>colecci_n_orange_triangle_e_2</text:p>
          </table:table-cell>
          <table:table-cell table:number-columns-repeated="2"/>
          <table:table-cell office:value-type="string" calcext:value-type="string">
            <text:p>colecci_n_red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3</text:p>
          </table:table-cell>
          <table:table-cell/>
          <table:table-cell office:value-type="string" calcext:value-type="string">
            <text:p>colecci_n_orange_triangle_e_3</text:p>
          </table:table-cell>
          <table:table-cell table:number-columns-repeated="2"/>
          <table:table-cell office:value-type="string" calcext:value-type="string">
            <text:p>colecci_n_red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1</text:p>
          </table:table-cell>
          <table:table-cell/>
          <table:table-cell office:value-type="string" calcext:value-type="string">
            <text:p>colecci_n_orange_triangle_s_1</text:p>
          </table:table-cell>
          <table:table-cell table:number-columns-repeated="2"/>
          <table:table-cell office:value-type="string" calcext:value-type="string">
            <text:p>colecci_n_red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2</text:p>
          </table:table-cell>
          <table:table-cell/>
          <table:table-cell office:value-type="string" calcext:value-type="string">
            <text:p>colecci_n_orange_triangle_s_2</text:p>
          </table:table-cell>
          <table:table-cell table:number-columns-repeated="2"/>
          <table:table-cell office:value-type="string" calcext:value-type="string">
            <text:p>colecci_n_red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3</text:p>
          </table:table-cell>
          <table:table-cell/>
          <table:table-cell office:value-type="string" calcext:value-type="string">
            <text:p>colecci_n_orange_triangle_s_3</text:p>
          </table:table-cell>
          <table:table-cell table:number-columns-repeated="2"/>
          <table:table-cell office:value-type="string" calcext:value-type="string">
            <text:p>colecci_n_red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1</text:p>
          </table:table-cell>
          <table:table-cell/>
          <table:table-cell office:value-type="string" calcext:value-type="string">
            <text:p>colecci_n_red_triangle_1</text:p>
          </table:table-cell>
          <table:table-cell table:number-columns-repeated="2"/>
          <table:table-cell office:value-type="string" calcext:value-type="string">
            <text:p>colecci_n_red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2</text:p>
          </table:table-cell>
          <table:table-cell/>
          <table:table-cell office:value-type="string" calcext:value-type="string">
            <text:p>colecci_n_red_triangle_2</text:p>
          </table:table-cell>
          <table:table-cell table:number-columns-repeated="2"/>
          <table:table-cell office:value-type="string" calcext:value-type="string">
            <text:p>colecci_n_red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3</text:p>
          </table:table-cell>
          <table:table-cell/>
          <table:table-cell office:value-type="string" calcext:value-type="string">
            <text:p>colecci_n_red_triangle_3</text:p>
          </table:table-cell>
          <table:table-cell table:number-columns-repeated="2"/>
          <table:table-cell office:value-type="string" calcext:value-type="string">
            <text:p>colecci_n_red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1</text:p>
          </table:table-cell>
          <table:table-cell/>
          <table:table-cell office:value-type="string" calcext:value-type="string">
            <text:p>colecci_n_red_triangle_e_1</text:p>
          </table:table-cell>
          <table:table-cell table:number-columns-repeated="2"/>
          <table:table-cell office:value-type="string" calcext:value-type="string">
            <text:p>colecci_n_red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2</text:p>
          </table:table-cell>
          <table:table-cell/>
          <table:table-cell office:value-type="string" calcext:value-type="string">
            <text:p>colecci_n_red_triangle_e_2</text:p>
          </table:table-cell>
          <table:table-cell table:number-columns-repeated="2"/>
          <table:table-cell office:value-type="string" calcext:value-type="string">
            <text:p>colecci_n_red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3</text:p>
          </table:table-cell>
          <table:table-cell/>
          <table:table-cell office:value-type="string" calcext:value-type="string">
            <text:p>colecci_n_red_triangle_e_3</text:p>
          </table:table-cell>
          <table:table-cell table:number-columns-repeated="2"/>
          <table:table-cell office:value-type="string" calcext:value-type="string">
            <text:p>colecci_n_red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1</text:p>
          </table:table-cell>
          <table:table-cell/>
          <table:table-cell office:value-type="string" calcext:value-type="string">
            <text:p>colecci_n_red_triangle_s_1</text:p>
          </table:table-cell>
          <table:table-cell table:number-columns-repeated="2"/>
          <table:table-cell office:value-type="string" calcext:value-type="string">
            <text:p>colecci_n_red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2</text:p>
          </table:table-cell>
          <table:table-cell/>
          <table:table-cell office:value-type="string" calcext:value-type="string">
            <text:p>colecci_n_red_triangle_s_2</text:p>
          </table:table-cell>
          <table:table-cell table:number-columns-repeated="2"/>
          <table:table-cell office:value-type="string" calcext:value-type="string">
            <text:p>colecci_n_red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3</text:p>
          </table:table-cell>
          <table:table-cell/>
          <table:table-cell office:value-type="string" calcext:value-type="string">
            <text:p>colecci_n_red_triangle_s_3</text:p>
          </table:table-cell>
          <table:table-cell table:number-columns-repeated="2"/>
          <table:table-cell office:value-type="string" calcext:value-type="string">
            <text:p>colecci_n_red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2.png</text:p>
          </table:table-cell>
          <table:table-cell table:number-columns-repeated="118"/>
        </table:table-row>
        <table:table-row table:style-name="ro1">
          <table:table-cell table:number-columns-repeated="14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class_list_diagram</text:p>
          </table:table-cell>
          <table:table-cell table:number-columns-repeated="4"/>
          <table:table-cell office:value-type="string" calcext:value-type="string">
            <text:p>coleccion_class_list_diagram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3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class_overview.xml</text:p>
          </table:table-cell>
          <table:table-cell table:number-columns-repeated="4"/>
          <table:table-cell office:value-type="string" calcext:value-type="string">
            <text:p>coleccion_class_overview.xml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icon_1</text:p>
          </table:table-cell>
          <table:table-cell table:number-columns-repeated="4"/>
          <table:table-cell office:value-type="string" calcext:value-type="string">
            <text:p>coleccion_icon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icon_2</text:p>
          </table:table-cell>
          <table:table-cell table:number-columns-repeated="4"/>
          <table:table-cell office:value-type="string" calcext:value-type="string">
            <text:p>coleccion_icon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3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logo_i</text:p>
          </table:table-cell>
          <table:table-cell table:number-columns-repeated="4"/>
          <table:table-cell office:value-type="string" calcext:value-type="string">
            <text:p>coleccion_logo_i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class_list_diagram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lection_logo_1</text:p>
          </table:table-cell>
          <table:table-cell table:number-columns-repeated="4"/>
          <table:table-cell office:value-type="string" calcext:value-type="string">
            <text:p>collection_logo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class_overview.xml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lection_logo_2</text:p>
          </table:table-cell>
          <table:table-cell table:number-columns-repeated="4"/>
          <table:table-cell office:value-type="string" calcext:value-type="string">
            <text:p>collection_logo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icon_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dark_clouds_of_rho_ophiuchus</text:p>
          </table:table-cell>
          <table:table-cell table:number-columns-repeated="4"/>
          <table:table-cell office:value-type="string" calcext:value-type="string">
            <text:p>dark_clouds_of_rho_ophiuchus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icon_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digital_rain.gif</text:p>
          </table:table-cell>
          <table:table-cell table:number-columns-repeated="4"/>
          <table:table-cell office:value-type="string" calcext:value-type="string">
            <text:p>digital_rain.gif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logo_i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gameimg1</text:p>
          </table:table-cell>
          <table:table-cell table:number-columns-repeated="4"/>
          <table:table-cell office:value-type="string" calcext:value-type="string">
            <text:p>gameimg1</text:p>
          </table:table-cell>
          <table:table-cell table:number-columns-repeated="9"/>
          <table:table-cell office:value-type="string" calcext:value-type="string">
            <text:p>/home/cronus/GitHub/Coleccion_Android/app/src/main/res/drawable/collection_logo_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elpbtn2</text:p>
          </table:table-cell>
          <table:table-cell table:number-columns-repeated="4"/>
          <table:table-cell office:value-type="string" calcext:value-type="string">
            <text:p>helpbtn2</text:p>
          </table:table-cell>
          <table:table-cell table:number-columns-repeated="9"/>
          <table:table-cell office:value-type="string" calcext:value-type="string">
            <text:p>/home/cronus/GitHub/Coleccion_Android/app/src/main/res/drawable/collection_logo_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elpbutton</text:p>
          </table:table-cell>
          <table:table-cell table:number-columns-repeated="4"/>
          <table:table-cell office:value-type="string" calcext:value-type="string">
            <text:p>helpbutton</text:p>
          </table:table-cell>
          <table:table-cell table:number-columns-repeated="9"/>
          <table:table-cell office:value-type="string" calcext:value-type="string">
            <text:p>/home/cronus/GitHub/Coleccion_Android/app/src/main/res/drawable/dark_clouds_of_rho_ophiuchus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ighscorebtn2</text:p>
          </table:table-cell>
          <table:table-cell table:number-columns-repeated="4"/>
          <table:table-cell office:value-type="string" calcext:value-type="string">
            <text:p>highscorebtn2</text:p>
          </table:table-cell>
          <table:table-cell table:number-columns-repeated="9"/>
          <table:table-cell office:value-type="string" calcext:value-type="string">
            <text:p>/home/cronus/GitHub/Coleccion_Android/app/src/main/res/drawable/digital_rain.gif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ic_launcher_background.xml</text:p>
          </table:table-cell>
          <table:table-cell table:number-columns-repeated="4"/>
          <table:table-cell office:value-type="string" calcext:value-type="string">
            <text:p>ic_launcher_background.xml</text:p>
          </table:table-cell>
          <table:table-cell table:number-columns-repeated="9"/>
          <table:table-cell office:value-type="string" calcext:value-type="string">
            <text:p>/home/cronus/GitHub/Coleccion_Android/app/src/main/res/drawable/gameimg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ic_launcher_foreground.xml</text:p>
          </table:table-cell>
          <table:table-cell table:number-columns-repeated="4"/>
          <table:table-cell office:value-type="string" calcext:value-type="string">
            <text:p>ic_launcher_foreground.xml</text:p>
          </table:table-cell>
          <table:table-cell table:number-columns-repeated="9"/>
          <table:table-cell office:value-type="string" calcext:value-type="string">
            <text:p>/home/cronus/GitHub/Coleccion_Android/app/src/main/res/drawable/help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mainmenuimg1</text:p>
          </table:table-cell>
          <table:table-cell table:number-columns-repeated="4"/>
          <table:table-cell office:value-type="string" calcext:value-type="string">
            <text:p>mainmenuimg1</text:p>
          </table:table-cell>
          <table:table-cell table:number-columns-repeated="9"/>
          <table:table-cell office:value-type="string" calcext:value-type="string">
            <text:p>/home/cronus/GitHub/Coleccion_Android/app/src/main/res/drawable/helpbutt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newgamebtn2</text:p>
          </table:table-cell>
          <table:table-cell table:number-columns-repeated="4"/>
          <table:table-cell office:value-type="string" calcext:value-type="string">
            <text:p>newgamebtn2</text:p>
          </table:table-cell>
          <table:table-cell table:number-columns-repeated="9"/>
          <table:table-cell office:value-type="string" calcext:value-type="string">
            <text:p>/home/cronus/GitHub/Coleccion_Android/app/src/main/res/drawable/highscore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pauseicon</text:p>
          </table:table-cell>
          <table:table-cell table:number-columns-repeated="4"/>
          <table:table-cell office:value-type="string" calcext:value-type="string">
            <text:p>pauseicon</text:p>
          </table:table-cell>
          <table:table-cell table:number-columns-repeated="9"/>
          <table:table-cell office:value-type="string" calcext:value-type="string">
            <text:p>/home/cronus/GitHub/Coleccion_Android/app/src/main/res/drawable/ic_launcher_background.xml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question_mark_uno</text:p>
          </table:table-cell>
          <table:table-cell table:number-columns-repeated="4"/>
          <table:table-cell office:value-type="string" calcext:value-type="string">
            <text:p>question_mark_uno</text:p>
          </table:table-cell>
          <table:table-cell table:number-columns-repeated="9"/>
          <table:table-cell office:value-type="string" calcext:value-type="string">
            <text:p>/home/cronus/GitHub/Coleccion_Android/app/src/main/res/drawable/ic_launcher_foreground.xml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quitbutton</text:p>
          </table:table-cell>
          <table:table-cell table:number-columns-repeated="4"/>
          <table:table-cell office:value-type="string" calcext:value-type="string">
            <text:p>quitbutton</text:p>
          </table:table-cell>
          <table:table-cell table:number-columns-repeated="9"/>
          <table:table-cell office:value-type="string" calcext:value-type="string">
            <text:p>/home/cronus/GitHub/Coleccion_Android/app/src/main/res/drawable/mainmenuimg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resumebutton</text:p>
          </table:table-cell>
          <table:table-cell table:number-columns-repeated="4"/>
          <table:table-cell office:value-type="string" calcext:value-type="string">
            <text:p>resumebutton</text:p>
          </table:table-cell>
          <table:table-cell table:number-columns-repeated="9"/>
          <table:table-cell office:value-type="string" calcext:value-type="string">
            <text:p>/home/cronus/GitHub/Coleccion_Android/app/src/main/res/drawable/newgame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coreicon</text:p>
          </table:table-cell>
          <table:table-cell table:number-columns-repeated="4"/>
          <table:table-cell office:value-type="string" calcext:value-type="string">
            <text:p>scoreicon</text:p>
          </table:table-cell>
          <table:table-cell table:number-columns-repeated="9"/>
          <table:table-cell office:value-type="string" calcext:value-type="string">
            <text:p>/home/cronus/GitHub/Coleccion_Android/app/src/main/res/drawable/pauseic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creensaver_solarwinds</text:p>
          </table:table-cell>
          <table:table-cell table:number-columns-repeated="4"/>
          <table:table-cell office:value-type="string" calcext:value-type="string">
            <text:p>screensaver_solarwinds</text:p>
          </table:table-cell>
          <table:table-cell table:number-columns-repeated="9"/>
          <table:table-cell office:value-type="string" calcext:value-type="string">
            <text:p>/home/cronus/GitHub/Coleccion_Android/app/src/main/res/drawable/question_mark_uno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ettingsbtn2</text:p>
          </table:table-cell>
          <table:table-cell table:number-columns-repeated="4"/>
          <table:table-cell office:value-type="string" calcext:value-type="string">
            <text:p>settingsbtn2</text:p>
          </table:table-cell>
          <table:table-cell table:number-columns-repeated="9"/>
          <table:table-cell office:value-type="string" calcext:value-type="string">
            <text:p>/home/cronus/GitHub/Coleccion_Android/app/src/main/res/drawable/quitbutt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outh_oregon_coast_18499357.jpeg</text:p>
          </table:table-cell>
          <table:table-cell table:number-columns-repeated="4"/>
          <table:table-cell office:value-type="string" calcext:value-type="string">
            <text:p>south_oregon_coast_18499357.jpeg</text:p>
          </table:table-cell>
          <table:table-cell table:number-columns-repeated="9"/>
          <table:table-cell office:value-type="string" calcext:value-type="string">
            <text:p>/home/cronus/GitHub/Coleccion_Android/app/src/main/res/drawable/resumebutt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tarfieldsimulation.gif</text:p>
          </table:table-cell>
          <table:table-cell table:number-columns-repeated="4"/>
          <table:table-cell office:value-type="string" calcext:value-type="string">
            <text:p>starfieldsimulation.gif</text:p>
          </table:table-cell>
          <table:table-cell table:number-columns-repeated="9"/>
          <table:table-cell office:value-type="string" calcext:value-type="string">
            <text:p>/home/cronus/GitHub/Coleccion_Android/app/src/main/res/drawable/scoreic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tarfieldsimulation_rotate.gif</text:p>
          </table:table-cell>
          <table:table-cell table:number-columns-repeated="4"/>
          <table:table-cell office:value-type="string" calcext:value-type="string">
            <text:p>starfieldsimulation_rotate.gif</text:p>
          </table:table-cell>
          <table:table-cell table:number-columns-repeated="9"/>
          <table:table-cell office:value-type="string" calcext:value-type="string">
            <text:p>/home/cronus/GitHub/Coleccion_Android/app/src/main/res/drawable/screensaver_solarwinds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unset_with_birds</text:p>
          </table:table-cell>
          <table:table-cell table:number-columns-repeated="4"/>
          <table:table-cell office:value-type="string" calcext:value-type="string">
            <text:p>sunset_with_birds</text:p>
          </table:table-cell>
          <table:table-cell table:number-columns-repeated="9"/>
          <table:table-cell office:value-type="string" calcext:value-type="string">
            <text:p>/home/cronus/GitHub/Coleccion_Android/app/src/main/res/drawable/settings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wan_scroll_art_1</text:p>
          </table:table-cell>
          <table:table-cell table:number-columns-repeated="4"/>
          <table:table-cell office:value-type="string" calcext:value-type="string">
            <text:p>swan_scroll_art_1</text:p>
          </table:table-cell>
          <table:table-cell table:number-columns-repeated="9"/>
          <table:table-cell office:value-type="string" calcext:value-type="string">
            <text:p>/home/cronus/GitHub/Coleccion_Android/app/src/main/res/drawable/south_oregon_coast_18499357.jpe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imericon</text:p>
          </table:table-cell>
          <table:table-cell table:number-columns-repeated="4"/>
          <table:table-cell office:value-type="string" calcext:value-type="string">
            <text:p>timericon</text:p>
          </table:table-cell>
          <table:table-cell table:number-columns-repeated="9"/>
          <table:table-cell office:value-type="string" calcext:value-type="string">
            <text:p>/home/cronus/GitHub/Coleccion_Android/app/src/main/res/drawable/starfieldsimulation.gif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rain_mountains_winter</text:p>
          </table:table-cell>
          <table:table-cell table:number-columns-repeated="4"/>
          <table:table-cell office:value-type="string" calcext:value-type="string">
            <text:p>train_mountains_winter</text:p>
          </table:table-cell>
          <table:table-cell table:number-columns-repeated="9"/>
          <table:table-cell office:value-type="string" calcext:value-type="string">
            <text:p>/home/cronus/GitHub/Coleccion_Android/app/src/main/res/drawable/starfieldsimulation_rotate.gif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rees_and_mountains_and_clouds_and_sky</text:p>
          </table:table-cell>
          <table:table-cell table:number-columns-repeated="4"/>
          <table:table-cell office:value-type="string" calcext:value-type="string">
            <text:p>trees_and_mountains_and_clouds_and_sky</text:p>
          </table:table-cell>
          <table:table-cell table:number-columns-repeated="9"/>
          <table:table-cell office:value-type="string" calcext:value-type="string">
            <text:p>/home/cronus/GitHub/Coleccion_Android/app/src/main/res/drawable/sunset_with_birds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ukrainelandscape</text:p>
          </table:table-cell>
          <table:table-cell table:number-columns-repeated="4"/>
          <table:table-cell office:value-type="string" calcext:value-type="string">
            <text:p>ukrainelandscape</text:p>
          </table:table-cell>
          <table:table-cell table:number-columns-repeated="9"/>
          <table:table-cell office:value-type="string" calcext:value-type="string">
            <text:p>/home/cronus/GitHub/Coleccion_Android/app/src/main/res/drawable/swan_scroll_art_1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van_gogh_starry_night</text:p>
          </table:table-cell>
          <table:table-cell table:number-columns-repeated="4"/>
          <table:table-cell office:value-type="string" calcext:value-type="string">
            <text:p>van_gogh_starry_night</text:p>
          </table:table-cell>
          <table:table-cell table:number-columns-repeated="9"/>
          <table:table-cell office:value-type="string" calcext:value-type="string">
            <text:p>/home/cronus/GitHub/Coleccion_Android/app/src/main/res/drawable/timeric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train_mountains_winter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trees_and_mountains_and_clouds_and_sky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ukrainelandscape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van_gogh_starry_night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table:number-columns-repeated="14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 table:number-rows-repeated="17">
          <table:table-cell table:number-columns-repeated="145"/>
        </table:table-row>
        <table:table-row table:style-name="ro1">
          <table:table-cell/>
          <table:table-cell office:value-type="string" calcext:value-type="string">
            <text:p>bP1, </text:p>
          </table:table-cell>
          <table:table-cell office:value-type="string" calcext:value-type="string">
            <text:p>bP2, </text:p>
          </table:table-cell>
          <table:table-cell office:value-type="string" calcext:value-type="string">
            <text:p>bP3, </text:p>
          </table:table-cell>
          <table:table-cell office:value-type="string" calcext:value-type="string">
            <text:p>bPE1, </text:p>
          </table:table-cell>
          <table:table-cell office:value-type="string" calcext:value-type="string">
            <text:p>bPE2, </text:p>
          </table:table-cell>
          <table:table-cell office:value-type="string" calcext:value-type="string">
            <text:p>bPE3, </text:p>
          </table:table-cell>
          <table:table-cell office:value-type="string" calcext:value-type="string">
            <text:p>bPS1, </text:p>
          </table:table-cell>
          <table:table-cell office:value-type="string" calcext:value-type="string">
            <text:p>bPS2, </text:p>
          </table:table-cell>
          <table:table-cell office:value-type="string" calcext:value-type="string">
            <text:p>bPS3, </text:p>
          </table:table-cell>
          <table:table-cell office:value-type="string" calcext:value-type="string">
            <text:p>gP1, </text:p>
          </table:table-cell>
          <table:table-cell office:value-type="string" calcext:value-type="string">
            <text:p>gP2, </text:p>
          </table:table-cell>
          <table:table-cell office:value-type="string" calcext:value-type="string">
            <text:p>gP3, </text:p>
          </table:table-cell>
          <table:table-cell office:value-type="string" calcext:value-type="string">
            <text:p>gPE1, </text:p>
          </table:table-cell>
          <table:table-cell office:value-type="string" calcext:value-type="string">
            <text:p>gPE2, </text:p>
          </table:table-cell>
          <table:table-cell office:value-type="string" calcext:value-type="string">
            <text:p>gPE3, </text:p>
          </table:table-cell>
          <table:table-cell office:value-type="string" calcext:value-type="string">
            <text:p>gPS1, </text:p>
          </table:table-cell>
          <table:table-cell office:value-type="string" calcext:value-type="string">
            <text:p>gPS2, </text:p>
          </table:table-cell>
          <table:table-cell office:value-type="string" calcext:value-type="string">
            <text:p>gPS3, </text:p>
          </table:table-cell>
          <table:table-cell office:value-type="string" calcext:value-type="string">
            <text:p>oP1, </text:p>
          </table:table-cell>
          <table:table-cell office:value-type="string" calcext:value-type="string">
            <text:p>oP2, </text:p>
          </table:table-cell>
          <table:table-cell office:value-type="string" calcext:value-type="string">
            <text:p>oP3, </text:p>
          </table:table-cell>
          <table:table-cell office:value-type="string" calcext:value-type="string">
            <text:p>oPE1, </text:p>
          </table:table-cell>
          <table:table-cell office:value-type="string" calcext:value-type="string">
            <text:p>oPE2, </text:p>
          </table:table-cell>
          <table:table-cell office:value-type="string" calcext:value-type="string">
            <text:p>oPE3, </text:p>
          </table:table-cell>
          <table:table-cell office:value-type="string" calcext:value-type="string">
            <text:p>oPS1, </text:p>
          </table:table-cell>
          <table:table-cell office:value-type="string" calcext:value-type="string">
            <text:p>oPS2, </text:p>
          </table:table-cell>
          <table:table-cell office:value-type="string" calcext:value-type="string">
            <text:p>oPS3, </text:p>
          </table:table-cell>
          <table:table-cell office:value-type="string" calcext:value-type="string">
            <text:p>rP1, </text:p>
          </table:table-cell>
          <table:table-cell office:value-type="string" calcext:value-type="string">
            <text:p>rP2, </text:p>
          </table:table-cell>
          <table:table-cell office:value-type="string" calcext:value-type="string">
            <text:p>rP3, </text:p>
          </table:table-cell>
          <table:table-cell office:value-type="string" calcext:value-type="string">
            <text:p>rPE1, </text:p>
          </table:table-cell>
          <table:table-cell office:value-type="string" calcext:value-type="string">
            <text:p>rPE2, </text:p>
          </table:table-cell>
          <table:table-cell office:value-type="string" calcext:value-type="string">
            <text:p>rPE3, </text:p>
          </table:table-cell>
          <table:table-cell office:value-type="string" calcext:value-type="string">
            <text:p>rPS1, </text:p>
          </table:table-cell>
          <table:table-cell office:value-type="string" calcext:value-type="string">
            <text:p>rPS2, </text:p>
          </table:table-cell>
          <table:table-cell office:value-type="string" calcext:value-type="string">
            <text:p>rPS3, </text:p>
          </table:table-cell>
          <table:table-cell office:value-type="string" calcext:value-type="string">
            <text:p>bR1, </text:p>
          </table:table-cell>
          <table:table-cell office:value-type="string" calcext:value-type="string">
            <text:p>bR2, </text:p>
          </table:table-cell>
          <table:table-cell office:value-type="string" calcext:value-type="string">
            <text:p>bR3, </text:p>
          </table:table-cell>
          <table:table-cell office:value-type="string" calcext:value-type="string">
            <text:p>bRE1, </text:p>
          </table:table-cell>
          <table:table-cell office:value-type="string" calcext:value-type="string">
            <text:p>bRE2, </text:p>
          </table:table-cell>
          <table:table-cell office:value-type="string" calcext:value-type="string">
            <text:p>bRE3, </text:p>
          </table:table-cell>
          <table:table-cell office:value-type="string" calcext:value-type="string">
            <text:p>bRS1, </text:p>
          </table:table-cell>
          <table:table-cell office:value-type="string" calcext:value-type="string">
            <text:p>bRS2, </text:p>
          </table:table-cell>
          <table:table-cell office:value-type="string" calcext:value-type="string">
            <text:p>bRS3, </text:p>
          </table:table-cell>
          <table:table-cell office:value-type="string" calcext:value-type="string">
            <text:p>gR1, </text:p>
          </table:table-cell>
          <table:table-cell office:value-type="string" calcext:value-type="string">
            <text:p>gR2, </text:p>
          </table:table-cell>
          <table:table-cell office:value-type="string" calcext:value-type="string">
            <text:p>gR3, </text:p>
          </table:table-cell>
          <table:table-cell office:value-type="string" calcext:value-type="string">
            <text:p>gRE1, </text:p>
          </table:table-cell>
          <table:table-cell office:value-type="string" calcext:value-type="string">
            <text:p>gRE2, </text:p>
          </table:table-cell>
          <table:table-cell office:value-type="string" calcext:value-type="string">
            <text:p>gRE3, </text:p>
          </table:table-cell>
          <table:table-cell office:value-type="string" calcext:value-type="string">
            <text:p>gRS1, </text:p>
          </table:table-cell>
          <table:table-cell office:value-type="string" calcext:value-type="string">
            <text:p>gRS2, </text:p>
          </table:table-cell>
          <table:table-cell office:value-type="string" calcext:value-type="string">
            <text:p>gRS3, </text:p>
          </table:table-cell>
          <table:table-cell office:value-type="string" calcext:value-type="string">
            <text:p>oR1, </text:p>
          </table:table-cell>
          <table:table-cell office:value-type="string" calcext:value-type="string">
            <text:p>oR2, </text:p>
          </table:table-cell>
          <table:table-cell office:value-type="string" calcext:value-type="string">
            <text:p>oR3, </text:p>
          </table:table-cell>
          <table:table-cell office:value-type="string" calcext:value-type="string">
            <text:p>oRE1, </text:p>
          </table:table-cell>
          <table:table-cell office:value-type="string" calcext:value-type="string">
            <text:p>oRE2, </text:p>
          </table:table-cell>
          <table:table-cell office:value-type="string" calcext:value-type="string">
            <text:p>oRE3, </text:p>
          </table:table-cell>
          <table:table-cell office:value-type="string" calcext:value-type="string">
            <text:p>oRS1, </text:p>
          </table:table-cell>
          <table:table-cell office:value-type="string" calcext:value-type="string">
            <text:p>oRS2, </text:p>
          </table:table-cell>
          <table:table-cell office:value-type="string" calcext:value-type="string">
            <text:p>oRS3, </text:p>
          </table:table-cell>
          <table:table-cell office:value-type="string" calcext:value-type="string">
            <text:p>rR1, </text:p>
          </table:table-cell>
          <table:table-cell office:value-type="string" calcext:value-type="string">
            <text:p>rR2, </text:p>
          </table:table-cell>
          <table:table-cell office:value-type="string" calcext:value-type="string">
            <text:p>rR3, </text:p>
          </table:table-cell>
          <table:table-cell office:value-type="string" calcext:value-type="string">
            <text:p>rRE1, </text:p>
          </table:table-cell>
          <table:table-cell office:value-type="string" calcext:value-type="string">
            <text:p>rRE2, </text:p>
          </table:table-cell>
          <table:table-cell office:value-type="string" calcext:value-type="string">
            <text:p>rRE3, </text:p>
          </table:table-cell>
          <table:table-cell office:value-type="string" calcext:value-type="string">
            <text:p>rRS1, </text:p>
          </table:table-cell>
          <table:table-cell office:value-type="string" calcext:value-type="string">
            <text:p>rRS2, </text:p>
          </table:table-cell>
          <table:table-cell office:value-type="string" calcext:value-type="string">
            <text:p>rRS3, </text:p>
          </table:table-cell>
          <table:table-cell office:value-type="string" calcext:value-type="string">
            <text:p>bS1, </text:p>
          </table:table-cell>
          <table:table-cell office:value-type="string" calcext:value-type="string">
            <text:p>bS2, </text:p>
          </table:table-cell>
          <table:table-cell office:value-type="string" calcext:value-type="string">
            <text:p>bS3, </text:p>
          </table:table-cell>
          <table:table-cell office:value-type="string" calcext:value-type="string">
            <text:p>bSE1, </text:p>
          </table:table-cell>
          <table:table-cell office:value-type="string" calcext:value-type="string">
            <text:p>bSE2, </text:p>
          </table:table-cell>
          <table:table-cell office:value-type="string" calcext:value-type="string">
            <text:p>bSE3, </text:p>
          </table:table-cell>
          <table:table-cell office:value-type="string" calcext:value-type="string">
            <text:p>bSS1, </text:p>
          </table:table-cell>
          <table:table-cell office:value-type="string" calcext:value-type="string">
            <text:p>bSS2, </text:p>
          </table:table-cell>
          <table:table-cell office:value-type="string" calcext:value-type="string">
            <text:p>bSS3, </text:p>
          </table:table-cell>
          <table:table-cell office:value-type="string" calcext:value-type="string">
            <text:p>gS1, </text:p>
          </table:table-cell>
          <table:table-cell office:value-type="string" calcext:value-type="string">
            <text:p>gS2, </text:p>
          </table:table-cell>
          <table:table-cell office:value-type="string" calcext:value-type="string">
            <text:p>gS3, </text:p>
          </table:table-cell>
          <table:table-cell office:value-type="string" calcext:value-type="string">
            <text:p>gSE1, </text:p>
          </table:table-cell>
          <table:table-cell office:value-type="string" calcext:value-type="string">
            <text:p>gSE2, </text:p>
          </table:table-cell>
          <table:table-cell office:value-type="string" calcext:value-type="string">
            <text:p>gSE3, </text:p>
          </table:table-cell>
          <table:table-cell office:value-type="string" calcext:value-type="string">
            <text:p>gSS1, </text:p>
          </table:table-cell>
          <table:table-cell office:value-type="string" calcext:value-type="string">
            <text:p>gSS2, </text:p>
          </table:table-cell>
          <table:table-cell office:value-type="string" calcext:value-type="string">
            <text:p>gSS3, </text:p>
          </table:table-cell>
          <table:table-cell office:value-type="string" calcext:value-type="string">
            <text:p>oS1, </text:p>
          </table:table-cell>
          <table:table-cell office:value-type="string" calcext:value-type="string">
            <text:p>oS2, </text:p>
          </table:table-cell>
          <table:table-cell office:value-type="string" calcext:value-type="string">
            <text:p>oS3, </text:p>
          </table:table-cell>
          <table:table-cell office:value-type="string" calcext:value-type="string">
            <text:p>oSE1, </text:p>
          </table:table-cell>
          <table:table-cell office:value-type="string" calcext:value-type="string">
            <text:p>oSE2, </text:p>
          </table:table-cell>
          <table:table-cell office:value-type="string" calcext:value-type="string">
            <text:p>oSE3, </text:p>
          </table:table-cell>
          <table:table-cell office:value-type="string" calcext:value-type="string">
            <text:p>oSS1, </text:p>
          </table:table-cell>
          <table:table-cell office:value-type="string" calcext:value-type="string">
            <text:p>oSS2, </text:p>
          </table:table-cell>
          <table:table-cell office:value-type="string" calcext:value-type="string">
            <text:p>oSS3, </text:p>
          </table:table-cell>
          <table:table-cell office:value-type="string" calcext:value-type="string">
            <text:p>rS1, </text:p>
          </table:table-cell>
          <table:table-cell office:value-type="string" calcext:value-type="string">
            <text:p>rS2, </text:p>
          </table:table-cell>
          <table:table-cell office:value-type="string" calcext:value-type="string">
            <text:p>rS3, </text:p>
          </table:table-cell>
          <table:table-cell office:value-type="string" calcext:value-type="string">
            <text:p>rSE1, </text:p>
          </table:table-cell>
          <table:table-cell office:value-type="string" calcext:value-type="string">
            <text:p>rSE2, </text:p>
          </table:table-cell>
          <table:table-cell office:value-type="string" calcext:value-type="string">
            <text:p>rSE3, </text:p>
          </table:table-cell>
          <table:table-cell office:value-type="string" calcext:value-type="string">
            <text:p>rSS1, </text:p>
          </table:table-cell>
          <table:table-cell office:value-type="string" calcext:value-type="string">
            <text:p>rSS2, </text:p>
          </table:table-cell>
          <table:table-cell office:value-type="string" calcext:value-type="string">
            <text:p>rSS3, </text:p>
          </table:table-cell>
          <table:table-cell office:value-type="string" calcext:value-type="string">
            <text:p>bT1, </text:p>
          </table:table-cell>
          <table:table-cell office:value-type="string" calcext:value-type="string">
            <text:p>bT2, </text:p>
          </table:table-cell>
          <table:table-cell office:value-type="string" calcext:value-type="string">
            <text:p>bT3, </text:p>
          </table:table-cell>
          <table:table-cell office:value-type="string" calcext:value-type="string">
            <text:p>bTE1, </text:p>
          </table:table-cell>
          <table:table-cell office:value-type="string" calcext:value-type="string">
            <text:p>bTE2, </text:p>
          </table:table-cell>
          <table:table-cell office:value-type="string" calcext:value-type="string">
            <text:p>bTE3, </text:p>
          </table:table-cell>
          <table:table-cell office:value-type="string" calcext:value-type="string">
            <text:p>bTS1, </text:p>
          </table:table-cell>
          <table:table-cell office:value-type="string" calcext:value-type="string">
            <text:p>bTS2, </text:p>
          </table:table-cell>
          <table:table-cell office:value-type="string" calcext:value-type="string">
            <text:p>bTS3, </text:p>
          </table:table-cell>
          <table:table-cell office:value-type="string" calcext:value-type="string">
            <text:p>gT1, </text:p>
          </table:table-cell>
          <table:table-cell office:value-type="string" calcext:value-type="string">
            <text:p>gT2, </text:p>
          </table:table-cell>
          <table:table-cell office:value-type="string" calcext:value-type="string">
            <text:p>gT3, </text:p>
          </table:table-cell>
          <table:table-cell office:value-type="string" calcext:value-type="string">
            <text:p>gTE1, </text:p>
          </table:table-cell>
          <table:table-cell office:value-type="string" calcext:value-type="string">
            <text:p>gTE2, </text:p>
          </table:table-cell>
          <table:table-cell office:value-type="string" calcext:value-type="string">
            <text:p>gTE3, </text:p>
          </table:table-cell>
          <table:table-cell office:value-type="string" calcext:value-type="string">
            <text:p>gTS1, </text:p>
          </table:table-cell>
          <table:table-cell office:value-type="string" calcext:value-type="string">
            <text:p>gTS2, </text:p>
          </table:table-cell>
          <table:table-cell office:value-type="string" calcext:value-type="string">
            <text:p>gTS3, </text:p>
          </table:table-cell>
          <table:table-cell office:value-type="string" calcext:value-type="string">
            <text:p>oT1, </text:p>
          </table:table-cell>
          <table:table-cell office:value-type="string" calcext:value-type="string">
            <text:p>oT2, </text:p>
          </table:table-cell>
          <table:table-cell office:value-type="string" calcext:value-type="string">
            <text:p>oT3, </text:p>
          </table:table-cell>
          <table:table-cell office:value-type="string" calcext:value-type="string">
            <text:p>oTE1, </text:p>
          </table:table-cell>
          <table:table-cell office:value-type="string" calcext:value-type="string">
            <text:p>oTE2, </text:p>
          </table:table-cell>
          <table:table-cell office:value-type="string" calcext:value-type="string">
            <text:p>oTE3, </text:p>
          </table:table-cell>
          <table:table-cell office:value-type="string" calcext:value-type="string">
            <text:p>oTS1, </text:p>
          </table:table-cell>
          <table:table-cell office:value-type="string" calcext:value-type="string">
            <text:p>oTS2, </text:p>
          </table:table-cell>
          <table:table-cell office:value-type="string" calcext:value-type="string">
            <text:p>oTS3, </text:p>
          </table:table-cell>
          <table:table-cell office:value-type="string" calcext:value-type="string">
            <text:p>rT1, </text:p>
          </table:table-cell>
          <table:table-cell office:value-type="string" calcext:value-type="string">
            <text:p>rT2, </text:p>
          </table:table-cell>
          <table:table-cell office:value-type="string" calcext:value-type="string">
            <text:p>rT3, </text:p>
          </table:table-cell>
          <table:table-cell office:value-type="string" calcext:value-type="string">
            <text:p>rTE1, </text:p>
          </table:table-cell>
          <table:table-cell office:value-type="string" calcext:value-type="string">
            <text:p>rTE2, </text:p>
          </table:table-cell>
          <table:table-cell office:value-type="string" calcext:value-type="string">
            <text:p>rTE3, </text:p>
          </table:table-cell>
          <table:table-cell office:value-type="string" calcext:value-type="string">
            <text:p>rTS1, </text:p>
          </table:table-cell>
          <table:table-cell office:value-type="string" calcext:value-type="string">
            <text:p>rTS2, </text:p>
          </table:table-cell>
          <table:table-cell office:value-type="string" calcext:value-type="string">
            <text:p>rTS3</text:p>
          </table:table-cell>
        </table:table-row>
        <table:table-row table:style-name="ro1">
          <table:table-cell table:number-columns-repeated="145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</table:table>
      <table:table table:name="Sheet4" table:style-name="ta1">
        <table:table-column table:style-name="co25" table:default-cell-style-name="Default"/>
        <table:table-column table:style-name="co26" table:number-columns-repeated="2" table:default-cell-style-name="Default"/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One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Two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Three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Four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Five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Six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Seven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Eight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Nine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Ten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Eleven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nucTwelve</text:p>
          </table:table-cell>
          <table:table-cell office:value-type="string" calcext:value-type="string">
            <text:p>: ImageButton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office:value-type="string" calcext:value-type="string">
            <text:p>scoreValu</text:p>
          </table:table-cell>
          <table:table-cell office:value-type="string" calcext:value-type="string">
            <text:p>: TextView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table:style-name="ce2" office:value-type="string" calcext:value-type="string">
            <text:p>timeValu</text:p>
          </table:table-cell>
          <table:table-cell office:value-type="string" calcext:value-type="string">
            <text:p>: TextView</text:p>
          </table:table-cell>
        </table:table-row>
        <table:table-row table:style-name="ro1">
          <table:table-cell office:value-type="string" calcext:value-type="string">
            <text:p>private lateinit var</text:p>
          </table:table-cell>
          <table:table-cell table:style-name="ce2" office:value-type="string" calcext:value-type="string">
            <text:p>randButto</text:p>
          </table:table-cell>
          <table:table-cell office:value-type="string" calcext:value-type="string">
            <text:p>: Button</text:p>
          </table:table-cell>
        </table:table-row>
        <table:table-row table:style-name="ro1" table:number-rows-repeated="3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nucO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1)</text:p>
          </table:table-cell>
        </table:table-row>
        <table:table-row table:style-name="ro1">
          <table:table-cell office:value-type="string" calcext:value-type="string">
            <text:p>nucTw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2)</text:p>
          </table:table-cell>
        </table:table-row>
        <table:table-row table:style-name="ro1">
          <table:table-cell office:value-type="string" calcext:value-type="string">
            <text:p>nucThre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3)</text:p>
          </table:table-cell>
        </table:table-row>
        <table:table-row table:style-name="ro1">
          <table:table-cell office:value-type="string" calcext:value-type="string">
            <text:p>nucFou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4)</text:p>
          </table:table-cell>
        </table:table-row>
        <table:table-row table:style-name="ro1">
          <table:table-cell office:value-type="string" calcext:value-type="string">
            <text:p>nucFiv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5)</text:p>
          </table:table-cell>
        </table:table-row>
        <table:table-row table:style-name="ro1">
          <table:table-cell office:value-type="string" calcext:value-type="string">
            <text:p>nucSi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6)</text:p>
          </table:table-cell>
        </table:table-row>
        <table:table-row table:style-name="ro1">
          <table:table-cell office:value-type="string" calcext:value-type="string">
            <text:p>nucSeve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7)</text:p>
          </table:table-cell>
        </table:table-row>
        <table:table-row table:style-name="ro1">
          <table:table-cell office:value-type="string" calcext:value-type="string">
            <text:p>nucEigh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8)</text:p>
          </table:table-cell>
        </table:table-row>
        <table:table-row table:style-name="ro1">
          <table:table-cell office:value-type="string" calcext:value-type="string">
            <text:p>nucNi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9)</text:p>
          </table:table-cell>
        </table:table-row>
        <table:table-row table:style-name="ro1">
          <table:table-cell office:value-type="string" calcext:value-type="string">
            <text:p>nucTe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10)</text:p>
          </table:table-cell>
        </table:table-row>
        <table:table-row table:style-name="ro1">
          <table:table-cell office:value-type="string" calcext:value-type="string">
            <text:p>nucEleve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11)</text:p>
          </table:table-cell>
        </table:table-row>
        <table:table-row table:style-name="ro1">
          <table:table-cell office:value-type="string" calcext:value-type="string">
            <text:p>nucTwelv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ImageButton&gt;(id.card12)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coreVa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TextView&gt;(id.score_value)</text:p>
          </table:table-cell>
        </table:table-row>
        <table:table-row table:style-name="ro1">
          <table:table-cell table:style-name="ce2" office:value-type="string" calcext:value-type="string">
            <text:p>timeVa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TextView&gt;(id.time_value)</text:p>
          </table:table-cell>
        </table:table-row>
        <table:table-row table:style-name="ro1">
          <table:table-cell table:style-name="ce2" office:value-type="string" calcext:value-type="string">
            <text:p>randButt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indViewById&lt;Button&gt;(id.random_button)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 table:number-rows-repeated="11"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/>
        </table:table-row>
      </table:table>
      <table:named-expressions/>
      <table:database-ranges>
        <table:database-range table:name="__Anonymous_Sheet_DB__2" table:target-range-address="Sheet8.B452:Sheet8.EO4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11:06:49.2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5:15:16.566000000</meta:creation-date>
    <dc:date>2023-12-06T12:41:10.374000000</dc:date>
    <meta:editing-duration>P7DT9H53M27S</meta:editing-duration>
    <meta:editing-cycles>35</meta:editing-cycles>
    <meta:generator>LibreOffice/7.5.3.2$Windows_X86_64 LibreOffice_project/9f56dff12ba03b9acd7730a5a481eea045e468f3</meta:generator>
    <meta:document-statistic meta:table-count="4" meta:cell-count="13975" meta:object-count="0"/>
  </office:meta>
</office:document-meta>
</file>